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86mm"/>
    </style:style>
    <style:style style:name="co3" style:family="table-column">
      <style:table-column-properties fo:break-before="auto" style:column-width="52.03mm"/>
    </style:style>
    <style:style style:name="co4" style:family="table-column">
      <style:table-column-properties fo:break-before="auto" style:column-width="41.35mm"/>
    </style:style>
    <style:style style:name="co5" style:family="table-column">
      <style:table-column-properties fo:break-before="auto" style:column-width="56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4" table:default-cell-style-name="Default"/>
        <table:table-row table:style-name="ro1">
          <table:table-cell table:number-columns-repeated="29"/>
        </table:table-row>
        <table:table-row table:style-name="ro1"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“010010”</text:p>
          </table:table-cell>
          <table:table-cell office:value-type="string" calcext:value-type="string">
            <text:p>Name= Jan Mayen</text:p>
          </table:table-cell>
          <table:table-cell office:value-type="string" calcext:value-type="string">
            <text:p>Source ID= 56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Country= NORWAY</text:p>
          </table:table-cell>
          <table:table-cell office:value-type="string" calcext:value-type="string">
            <text:p>Source file= Jones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Lat= <text:s text:c="2"/>70.9</text:p>
          </table:table-cell>
          <table:table-cell office:value-type="string" calcext:value-type="string">
            <text:p>Jones data to= 2017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Long= <text:s text:c="3"/>8.7</text:p>
          </table:table-cell>
          <table:table-cell office:value-type="string" calcext:value-type="string">
            <text:p>Normals source= Data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Height= 10</text:p>
          </table:table-cell>
          <table:table-cell office:value-type="string" calcext:value-type="string">
            <text:p>Normals source start year= 1961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Start year= 1921</text:p>
          </table:table-cell>
          <table:table-cell office:value-type="string" calcext:value-type="string">
            <text:p>Normals source end year= 1990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End year= 2018</text:p>
          </table:table-cell>
          <table:table-cell office:value-type="string" calcext:value-type="string">
            <text:p>Normals= <text:s/>-5.7 <text:s/>-6.1 <text:s/>-6.1 <text:s/>-3.9 <text:s/>-0.7 <text:s text:c="2"/>2.0 <text:s text:c="2"/>4.2 <text:s text:c="2"/>5.0 <text:s text:c="2"/>2.8 <text:s text:c="2"/>0.1 <text:s/>-3.3 <text:s/>-5.2 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First Good year= 1921</text:p>
          </table:table-cell>
          <table:table-cell office:value-type="string" calcext:value-type="string">
            <text:p>Standard deviations source= Data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Standard deviations source start year= 1941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Standard deviations source end year= 1990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Standard deviations= <text:s text:c="2"/>3.0 <text:s text:c="2"/>3.0 <text:s text:c="2"/>2.5 <text:s text:c="2"/>1.7 <text:s text:c="2"/>1.0 <text:s text:c="2"/>0.9 <text:s text:c="2"/>0.8 <text:s text:c="2"/>1.1 <text:s text:c="2"/>1.1 <text:s text:c="2"/>1.6 <text:s text:c="2"/>2.2 <text:s text:c="2"/>2.5 </text:p>
          </table:table-cell>
          <table:table-cell table:number-columns-repeated="2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5"/>
        </table:table-row>
        <table:table-row table:style-name="ro1" table:number-rows-repeated="2">
          <table:table-cell table:number-columns-repeated="29"/>
        </table:table-row>
        <table:table-row table:style-name="ro1">
          <table:table-cell/>
          <table:table-cell office:value-type="string" calcext:value-type="string">
            <text:p>5 year rolling Average</text:p>
          </table:table-cell>
          <table:table-cell office:value-type="string" calcext:value-type="string">
            <text:p>Average Monthly Temp (Yr)</text:p>
          </table:table-cell>
          <table:table-cell office:value-type="string" calcext:value-type="string">
            <text:p>5 Year rolling AvStDev</text:p>
          </table:table-cell>
          <table:table-cell office:value-type="string" calcext:value-type="string">
            <text:p>StdDev Monthly Temperature (Yr)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t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2"/>
        </table:table-row>
        <table:table-row table:style-name="ro1">
          <table:table-cell office:value-type="float" office:value="1921" calcext:value-type="float">
            <text:p>1921</text:p>
          </table:table-cell>
          <table:table-cell/>
          <table:table-cell table:formula="of:=AVERAGE([.F18:.Q18])" office:value-type="float" office:value="-1.525" calcext:value-type="float">
            <text:p>-1.525</text:p>
          </table:table-cell>
          <table:table-cell/>
          <table:table-cell table:formula="of:=STDEV([.F18:.Q18])" office:value-type="float" office:value="4.16721511541963" calcext:value-type="float">
            <text:p>4.167</text:p>
          </table:table-cell>
          <table:table-cell office:value-type="float" office:value="-4.4" calcext:value-type="float">
            <text:p>-4.4</text:p>
          </table:table-cell>
          <table:table-cell office:value-type="float" office:value="-7.1" calcext:value-type="float">
            <text:p>-7.1</text:p>
          </table:table-cell>
          <table:table-cell office:value-type="float" office:value="-6.8" calcext:value-type="float">
            <text:p>-6.8</text:p>
          </table:table-cell>
          <table:table-cell office:value-type="float" office:value="-4.6" calcext:value-type="float">
            <text:p>-4.6</text:p>
          </table:table-cell>
          <table:table-cell office:value-type="float" office:value="-1.2" calcext:value-type="float">
            <text:p>-1.2</text:p>
          </table:table-cell>
          <table:table-cell office:value-type="float" office:value="1.7" calcext:value-type="float">
            <text:p>1.7</text:p>
          </table:table-cell>
          <table:table-cell office:value-type="float" office:value="4.2" calcext:value-type="float">
            <text:p>4.2</text:p>
          </table:table-cell>
          <table:table-cell office:value-type="float" office:value="5.3" calcext:value-type="float">
            <text:p>5.3</text:p>
          </table:table-cell>
          <table:table-cell office:value-type="float" office:value="2.7" calcext:value-type="float">
            <text:p>2.7</text:p>
          </table:table-cell>
          <table:table-cell office:value-type="float" office:value="-2" calcext:value-type="float">
            <text:p>-2</text:p>
          </table:table-cell>
          <table:table-cell office:value-type="float" office:value="-2.1" calcext:value-type="float">
            <text:p>-2.1</text:p>
          </table:table-cell>
          <table:table-cell office:value-type="float" office:value="-4" calcext:value-type="float">
            <text:p>-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/>
          <table:table-cell table:formula="of:=AVERAGE([.F19:.Q19])" office:value-type="float" office:value="-0.516666666666667" calcext:value-type="float">
            <text:p>-0.517</text:p>
          </table:table-cell>
          <table:table-cell/>
          <table:table-cell table:formula="of:=STDEV([.F19:.Q19])" office:value-type="float" office:value="3.63513994562003" calcext:value-type="float">
            <text:p>3.635</text:p>
          </table:table-cell>
          <table:table-cell office:value-type="float" office:value="-0.9" calcext:value-type="float">
            <text:p>-0.9</text:p>
          </table:table-cell>
          <table:table-cell office:value-type="float" office:value="-1.7" calcext:value-type="float">
            <text:p>-1.7</text:p>
          </table:table-cell>
          <table:table-cell office:value-type="float" office:value="-6.2" calcext:value-type="float">
            <text:p>-6.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2.4" calcext:value-type="float">
            <text:p>2.4</text:p>
          </table:table-cell>
          <table:table-cell office:value-type="float" office:value="4.3" calcext:value-type="float">
            <text:p>4.3</text:p>
          </table:table-cell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-0.2" calcext:value-type="float">
            <text:p>-0.2</text:p>
          </table:table-cell>
          <table:table-cell office:value-type="float" office:value="-3.8" calcext:value-type="float">
            <text:p>-3.8</text:p>
          </table:table-cell>
          <table:table-cell office:value-type="float" office:value="-2.6" calcext:value-type="float">
            <text:p>-2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/>
          <table:table-cell table:formula="of:=AVERAGE([.F20:.Q20])" office:value-type="float" office:value="-0.725" calcext:value-type="float">
            <text:p>-0.725</text:p>
          </table:table-cell>
          <table:table-cell/>
          <table:table-cell table:formula="of:=STDEV([.F20:.Q20])" office:value-type="float" office:value="3.08725385474476" calcext:value-type="float">
            <text:p>3.087</text:p>
          </table:table-cell>
          <table:table-cell office:value-type="float" office:value="-6.1" calcext:value-type="float">
            <text:p>-6.1</text:p>
          </table:table-cell>
          <table:table-cell office:value-type="float" office:value="-2.9" calcext:value-type="float">
            <text:p>-2.9</text:p>
          </table:table-cell>
          <table:table-cell office:value-type="float" office:value="-1" calcext:value-type="float">
            <text:p>-1</text:p>
          </table:table-cell>
          <table:table-cell office:value-type="float" office:value="-1.8" calcext:value-type="float">
            <text:p>-1.8</text:p>
          </table:table-cell>
          <table:table-cell office:value-type="float" office:value="-2" calcext:value-type="float">
            <text:p>-2</text:p>
          </table:table-cell>
          <table:table-cell office:value-type="float" office:value="0.4" calcext:value-type="float">
            <text:p>0.4</text:p>
          </table:table-cell>
          <table:table-cell office:value-type="float" office:value="4.2" calcext:value-type="float">
            <text:p>4.2</text:p>
          </table:table-cell>
          <table:table-cell office:value-type="float" office:value="3.6" calcext:value-type="float">
            <text:p>3.6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office:value-type="float" office:value="-3.8" calcext:value-type="float">
            <text:p>-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/>
          <table:table-cell table:formula="of:=AVERAGE([.F21:.Q21])" office:value-type="float" office:value="-0.0416666666666667" calcext:value-type="float">
            <text:p>-0.042</text:p>
          </table:table-cell>
          <table:table-cell/>
          <table:table-cell table:formula="of:=STDEV([.F21:.Q21])" office:value-type="float" office:value="4.11327304606868" calcext:value-type="float">
            <text:p>4.113</text:p>
          </table:table-cell>
          <table:table-cell office:value-type="float" office:value="-0.9" calcext:value-type="float">
            <text:p>-0.9</text:p>
          </table:table-cell>
          <table:table-cell office:value-type="float" office:value="-4.9" calcext:value-type="float">
            <text:p>-4.9</text:p>
          </table:table-cell>
          <table:table-cell office:value-type="float" office:value="-5" calcext:value-type="float">
            <text:p>-5</text:p>
          </table:table-cell>
          <table:table-cell office:value-type="float" office:value="-4.2" calcext:value-type="float">
            <text:p>-4.2</text:p>
          </table:table-cell>
          <table:table-cell office:value-type="float" office:value="-0.6" calcext:value-type="float">
            <text:p>-0.6</text:p>
          </table:table-cell>
          <table:table-cell office:value-type="float" office:value="2.2" calcext:value-type="float">
            <text:p>2.2</text:p>
          </table:table-cell>
          <table:table-cell office:value-type="float" office:value="6.3" calcext:value-type="float">
            <text:p>6.3</text:p>
          </table:table-cell>
          <table:table-cell office:value-type="float" office:value="6.7" calcext:value-type="float">
            <text:p>6.7</text:p>
          </table:table-cell>
          <table:table-cell office:value-type="float" office:value="3.8" calcext:value-type="float">
            <text:p>3.8</text:p>
          </table:table-cell>
          <table:table-cell office:value-type="float" office:value="1.2" calcext:value-type="float">
            <text:p>1.2</text:p>
          </table:table-cell>
          <table:table-cell office:value-type="float" office:value="-2.5" calcext:value-type="float">
            <text:p>-2.5</text:p>
          </table:table-cell>
          <table:table-cell office:value-type="float" office:value="-2.6" calcext:value-type="float">
            <text:p>-2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table:formula="of:=AVERAGE([.C18:.C22])" office:value-type="float" office:value="-0.556666666666667" calcext:value-type="float">
            <text:p>-0.557</text:p>
          </table:table-cell>
          <table:table-cell table:formula="of:=AVERAGE([.F22:.Q22])" office:value-type="float" office:value="0.025" calcext:value-type="float">
            <text:p>0.025</text:p>
          </table:table-cell>
          <table:table-cell table:formula="of:=STDEV([.C18:.C22])" office:value-type="float" office:value="0.62673093642062" calcext:value-type="float">
            <text:p>0.627</text:p>
          </table:table-cell>
          <table:table-cell table:formula="of:=STDEV([.F22:.Q22])" office:value-type="float" office:value="3.8980472966952" calcext:value-type="float">
            <text:p>3.898</text:p>
          </table:table-cell>
          <table:table-cell office:value-type="float" office:value="-3.4" calcext:value-type="float">
            <text:p>-3.4</text:p>
          </table:table-cell>
          <table:table-cell office:value-type="float" office:value="-3.3" calcext:value-type="float">
            <text:p>-3.3</text:p>
          </table:table-cell>
          <table:table-cell office:value-type="float" office:value="-4.2" calcext:value-type="float">
            <text:p>-4.2</text:p>
          </table:table-cell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.9</text:p>
          </table:table-cell>
          <table:table-cell office:value-type="float" office:value="3.7" calcext:value-type="float">
            <text:p>3.7</text:p>
          </table:table-cell>
          <table:table-cell office:value-type="float" office:value="5" calcext:value-type="float">
            <text:p>5</text:p>
          </table:table-cell>
          <table:table-cell office:value-type="float" office:value="6.1" calcext:value-type="float">
            <text:p>6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-3.1" calcext:value-type="float">
            <text:p>-3.1</text:p>
          </table:table-cell>
          <table:table-cell office:value-type="float" office:value="-4.7" calcext:value-type="float">
            <text:p>-4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table:formula="of:=AVERAGE([.C19:.C23])" office:value-type="float" office:value="-0.278333333333333" calcext:value-type="float">
            <text:p>-0.278</text:p>
          </table:table-cell>
          <table:table-cell table:formula="of:=AVERAGE([.F23:.Q23])" office:value-type="float" office:value="-0.133333333333333" calcext:value-type="float">
            <text:p>-0.133</text:p>
          </table:table-cell>
          <table:table-cell table:formula="of:=STDEV([.C19:.C23])" office:value-type="float" office:value="0.326098570646634" calcext:value-type="float">
            <text:p>0.326</text:p>
          </table:table-cell>
          <table:table-cell table:formula="of:=STDEV([.F23:.Q23])" office:value-type="float" office:value="3.81607445451792" calcext:value-type="float">
            <text:p>3.816</text:p>
          </table:table-cell>
          <table:table-cell office:value-type="float" office:value="-1.9" calcext:value-type="float">
            <text:p>-1.9</text:p>
          </table:table-cell>
          <table:table-cell office:value-type="float" office:value="-2.3" calcext:value-type="float">
            <text:p>-2.3</text:p>
          </table:table-cell>
          <table:table-cell office:value-type="float" office:value="-6" calcext:value-type="float">
            <text:p>-6</text:p>
          </table:table-cell>
          <table:table-cell office:value-type="float" office:value="-0.5" calcext:value-type="float">
            <text:p>-0.5</text:p>
          </table:table-cell>
          <table:table-cell office:value-type="float" office:value="0.3" calcext:value-type="float">
            <text:p>0.3</text:p>
          </table:table-cell>
          <table:table-cell office:value-type="float" office:value="3.2" calcext:value-type="float">
            <text:p>3.2</text:p>
          </table:table-cell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 office:value-type="float" office:value="2.2" calcext:value-type="float">
            <text:p>2.2</text:p>
          </table:table-cell>
          <table:table-cell office:value-type="float" office:value="-2.7" calcext:value-type="float">
            <text:p>-2.7</text:p>
          </table:table-cell>
          <table:table-cell office:value-type="float" office:value="-1" calcext:value-type="float">
            <text:p>-1</text:p>
          </table:table-cell>
          <table:table-cell office:value-type="float" office:value="-4.7" calcext:value-type="float">
            <text:p>-4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table:formula="of:=AVERAGE([.C20:.C24])" office:value-type="float" office:value="-0.291666666666667" calcext:value-type="float">
            <text:p>-0.292</text:p>
          </table:table-cell>
          <table:table-cell table:formula="of:=AVERAGE([.F24:.Q24])" office:value-type="float" office:value="-0.583333333333333" calcext:value-type="float">
            <text:p>-0.583</text:p>
          </table:table-cell>
          <table:table-cell table:formula="of:=STDEV([.C20:.C24])" office:value-type="float" office:value="0.339372378238287" calcext:value-type="float">
            <text:p>0.339</text:p>
          </table:table-cell>
          <table:table-cell table:formula="of:=STDEV([.F24:.Q24])" office:value-type="float" office:value="3.93072589487057" calcext:value-type="float">
            <text:p>3.931</text:p>
          </table:table-cell>
          <table:table-cell office:value-type="float" office:value="-4.6" calcext:value-type="float">
            <text:p>-4.6</text:p>
          </table:table-cell>
          <table:table-cell office:value-type="float" office:value="-2.3" calcext:value-type="float">
            <text:p>-2.3</text:p>
          </table:table-cell>
          <table:table-cell office:value-type="float" office:value="-3.9" calcext:value-type="float">
            <text:p>-3.9</text:p>
          </table:table-cell>
          <table:table-cell office:value-type="float" office:value="-5.5" calcext:value-type="float">
            <text:p>-5.5</text:p>
          </table:table-cell>
          <table:table-cell office:value-type="float" office:value="-1.7" calcext:value-type="float">
            <text:p>-1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3.2" calcext:value-type="float">
            <text:p>3.2</text:p>
          </table:table-cell>
          <table:table-cell office:value-type="float" office:value="-1.2" calcext:value-type="float">
            <text:p>-1.2</text:p>
          </table:table-cell>
          <table:table-cell office:value-type="float" office:value="-1.3" calcext:value-type="float">
            <text:p>-1.3</text:p>
          </table:table-cell>
          <table:table-cell office:value-type="float" office:value="-3.5" calcext:value-type="float">
            <text:p>-3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table:formula="of:=AVERAGE([.C21:.C25])" office:value-type="float" office:value="-0.153333333333333" calcext:value-type="float">
            <text:p>-0.153</text:p>
          </table:table-cell>
          <table:table-cell table:formula="of:=AVERAGE([.F25:.Q25])" office:value-type="float" office:value="-0.0333333333333334" calcext:value-type="float">
            <text:p>-0.033</text:p>
          </table:table-cell>
          <table:table-cell table:formula="of:=STDEV([.C21:.C25])" office:value-type="float" office:value="0.246967721687583" calcext:value-type="float">
            <text:p>0.247</text:p>
          </table:table-cell>
          <table:table-cell table:formula="of:=STDEV([.F25:.Q25])" office:value-type="float" office:value="3.1005375877956" calcext:value-type="float">
            <text:p>3.101</text:p>
          </table:table-cell>
          <table:table-cell office:value-type="float" office:value="-3.5" calcext:value-type="float">
            <text:p>-3.5</text:p>
          </table:table-cell>
          <table:table-cell office:value-type="float" office:value="-3.3" calcext:value-type="float">
            <text:p>-3.3</text:p>
          </table:table-cell>
          <table:table-cell office:value-type="float" office:value="-3.6" calcext:value-type="float">
            <text:p>-3.6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-1" calcext:value-type="float">
            <text:p>-1</text:p>
          </table:table-cell>
          <table:table-cell office:value-type="float" office:value="-2.2" calcext:value-type="float">
            <text:p>-2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table:formula="of:=AVERAGE([.C22:.C26])" office:value-type="float" office:value="-0.0833333333333333" calcext:value-type="float">
            <text:p>-0.083</text:p>
          </table:table-cell>
          <table:table-cell table:formula="of:=AVERAGE([.F26:.Q26])" office:value-type="float" office:value="0.308333333333333" calcext:value-type="float">
            <text:p>0.308</text:p>
          </table:table-cell>
          <table:table-cell table:formula="of:=STDEV([.C22:.C26])" office:value-type="float" office:value="0.324090608043834" calcext:value-type="float">
            <text:p>0.324</text:p>
          </table:table-cell>
          <table:table-cell table:formula="of:=STDEV([.F26:.Q26])" office:value-type="float" office:value="2.69627970404115" calcext:value-type="float">
            <text:p>2.696</text:p>
          </table:table-cell>
          <table:table-cell office:value-type="float" office:value="-3.1" calcext:value-type="float">
            <text:p>-3.1</text:p>
          </table:table-cell>
          <table:table-cell office:value-type="float" office:value="0.1" calcext:value-type="float">
            <text:p>0.1</text:p>
          </table:table-cell>
          <table:table-cell office:value-type="float" office:value="-1.9" calcext:value-type="float">
            <text:p>-1.9</text:p>
          </table:table-cell>
          <table:table-cell office:value-type="float" office:value="-3.3" calcext:value-type="float">
            <text:p>-3.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4.8" calcext:value-type="float">
            <text:p>4.8</text:p>
          </table:table-cell>
          <table:table-cell office:value-type="float" office:value="2.8" calcext:value-type="float">
            <text:p>2.8</text:p>
          </table:table-cell>
          <table:table-cell office:value-type="float" office:value="-1.8" calcext:value-type="float">
            <text:p>-1.8</text:p>
          </table:table-cell>
          <table:table-cell office:value-type="float" office:value="-0.6" calcext:value-type="float">
            <text:p>-0.6</text:p>
          </table:table-cell>
          <table:table-cell office:value-type="float" office:value="0.1" calcext:value-type="float">
            <text:p>0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formula="of:=AVERAGE([.C23:.C27])" office:value-type="float" office:value="0.0750000000000001" calcext:value-type="float">
            <text:p>0.075</text:p>
          </table:table-cell>
          <table:table-cell table:formula="of:=AVERAGE([.F27:.Q27])" office:value-type="float" office:value="0.816666666666667" calcext:value-type="float">
            <text:p>0.817</text:p>
          </table:table-cell>
          <table:table-cell table:formula="of:=STDEV([.C23:.C27])" office:value-type="float" office:value="0.522746486252073" calcext:value-type="float">
            <text:p>0.523</text:p>
          </table:table-cell>
          <table:table-cell table:formula="of:=STDEV([.F27:.Q27])" office:value-type="float" office:value="4.05257120027932" calcext:value-type="float">
            <text:p>4.053</text:p>
          </table:table-cell>
          <table:table-cell office:value-type="float" office:value="-3.1" calcext:value-type="float">
            <text:p>-3.1</text:p>
          </table:table-cell>
          <table:table-cell office:value-type="float" office:value="-2.8" calcext:value-type="float">
            <text:p>-2.8</text:p>
          </table:table-cell>
          <table:table-cell office:value-type="float" office:value="-4.9" calcext:value-type="float">
            <text:p>-4.9</text:p>
          </table:table-cell>
          <table:table-cell office:value-type="float" office:value="0.7" calcext:value-type="float">
            <text:p>0.7</text:p>
          </table:table-cell>
          <table:table-cell office:value-type="float" office:value="1.2" calcext:value-type="float">
            <text:p>1.2</text:p>
          </table:table-cell>
          <table:table-cell office:value-type="float" office:value="5.2" calcext:value-type="float">
            <text:p>5.2</text:p>
          </table:table-cell>
          <table:table-cell office:value-type="float" office:value="6" calcext:value-type="float">
            <text:p>6</text:p>
          </table:table-cell>
          <table:table-cell office:value-type="float" office:value="7.3" calcext:value-type="float">
            <text:p>7.3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-3" calcext:value-type="float">
            <text:p>-3</text:p>
          </table:table-cell>
          <table:table-cell office:value-type="float" office:value="-1.2" calcext:value-type="float">
            <text:p>-1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table:formula="of:=AVERAGE([.C24:.C28])" office:value-type="float" office:value="0.0816666666666667" calcext:value-type="float">
            <text:p>0.082</text:p>
          </table:table-cell>
          <table:table-cell table:formula="of:=AVERAGE([.F28:.Q28])" office:value-type="float" office:value="-0.1" calcext:value-type="float">
            <text:p>-0.100</text:p>
          </table:table-cell>
          <table:table-cell table:formula="of:=STDEV([.C24:.C28])" office:value-type="float" office:value="0.519628606688362" calcext:value-type="float">
            <text:p>0.520</text:p>
          </table:table-cell>
          <table:table-cell table:formula="of:=STDEV([.F28:.Q28])" office:value-type="float" office:value="3.96897055578991" calcext:value-type="float">
            <text:p>3.969</text:p>
          </table:table-cell>
          <table:table-cell office:value-type="float" office:value="-3.5" calcext:value-type="float">
            <text:p>-3.5</text:p>
          </table:table-cell>
          <table:table-cell office:value-type="float" office:value="-4.2" calcext:value-type="float">
            <text:p>-4.2</text:p>
          </table:table-cell>
          <table:table-cell office:value-type="float" office:value="-6.1" calcext:value-type="float">
            <text:p>-6.1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office:value-type="float" office:value="2.3" calcext:value-type="float">
            <text:p>2.3</text:p>
          </table:table-cell>
          <table:table-cell office:value-type="float" office:value="6.1" calcext:value-type="float">
            <text:p>6.1</text:p>
          </table:table-cell>
          <table:table-cell office:value-type="float" office:value="5.3" calcext:value-type="float">
            <text:p>5.3</text:p>
          </table:table-cell>
          <table:table-cell office:value-type="float" office:value="3.5" calcext:value-type="float">
            <text:p>3.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3.9" calcext:value-type="float">
            <text:p>-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table:formula="of:=AVERAGE([.C25:.C29])" office:value-type="float" office:value="0.171666666666667" calcext:value-type="float">
            <text:p>0.172</text:p>
          </table:table-cell>
          <table:table-cell table:formula="of:=AVERAGE([.F29:.Q29])" office:value-type="float" office:value="-0.133333333333333" calcext:value-type="float">
            <text:p>-0.133</text:p>
          </table:table-cell>
          <table:table-cell table:formula="of:=STDEV([.C25:.C29])" office:value-type="float" office:value="0.401109572173102" calcext:value-type="float">
            <text:p>0.401</text:p>
          </table:table-cell>
          <table:table-cell table:formula="of:=STDEV([.F29:.Q29])" office:value-type="float" office:value="3.78305632412672" calcext:value-type="float">
            <text:p>3.783</text:p>
          </table:table-cell>
          <table:table-cell office:value-type="float" office:value="-4.6" calcext:value-type="float">
            <text:p>-4.6</text:p>
          </table:table-cell>
          <table:table-cell office:value-type="float" office:value="-1.7" calcext:value-type="float">
            <text:p>-1.7</text:p>
          </table:table-cell>
          <table:table-cell office:value-type="float" office:value="-3.6" calcext:value-type="float">
            <text:p>-3.6</text:p>
          </table:table-cell>
          <table:table-cell office:value-type="float" office:value="-4" calcext:value-type="float">
            <text:p>-4</text:p>
          </table:table-cell>
          <table:table-cell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0.4" calcext:value-type="float">
            <text:p>-0.4</text:p>
          </table:table-cell>
          <table:table-cell office:value-type="float" office:value="-3.1" calcext:value-type="float">
            <text:p>-3.1</text:p>
          </table:table-cell>
          <table:table-cell office:value-type="float" office:value="-2.1" calcext:value-type="float">
            <text:p>-2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table:formula="of:=AVERAGE([.C26:.C30])" office:value-type="float" office:value="0.325" calcext:value-type="float">
            <text:p>0.325</text:p>
          </table:table-cell>
          <table:table-cell table:formula="of:=AVERAGE([.F30:.Q30])" office:value-type="float" office:value="0.733333333333333" calcext:value-type="float">
            <text:p>0.733</text:p>
          </table:table-cell>
          <table:table-cell table:formula="of:=STDEV([.C26:.C30])" office:value-type="float" office:value="0.447058286033389" calcext:value-type="float">
            <text:p>0.447</text:p>
          </table:table-cell>
          <table:table-cell table:formula="of:=STDEV([.F30:.Q30])" office:value-type="float" office:value="4.13132893726447" calcext:value-type="float">
            <text:p>4.131</text:p>
          </table:table-cell>
          <table:table-cell office:value-type="float" office:value="-0.7" calcext:value-type="float">
            <text:p>-0.7</text:p>
          </table:table-cell>
          <table:table-cell office:value-type="float" office:value="-4.9" calcext:value-type="float">
            <text:p>-4.9</text:p>
          </table:table-cell>
          <table:table-cell office:value-type="float" office:value="-3.1" calcext:value-type="float">
            <text:p>-3.1</text:p>
          </table:table-cell>
          <table:table-cell office:value-type="float" office:value="-4.5" calcext:value-type="float">
            <text:p>-4.5</text:p>
          </table:table-cell>
          <table:table-cell office:value-type="float" office:value="-0.1" calcext:value-type="float">
            <text:p>-0.1</text:p>
          </table:table-cell>
          <table:table-cell office:value-type="float" office:value="4.3" calcext:value-type="float">
            <text:p>4.3</text:p>
          </table:table-cell>
          <table:table-cell office:value-type="float" office:value="6.1" calcext:value-type="float">
            <text:p>6.1</text:p>
          </table:table-cell>
          <table:table-cell office:value-type="float" office:value="7.3" calcext:value-type="float">
            <text:p>7.3</text:p>
          </table:table-cell>
          <table:table-cell office:value-type="float" office:value="5.5" calcext:value-type="float">
            <text:p>5.5</text:p>
          </table:table-cell>
          <table:table-cell office:value-type="float" office:value="-0.3" calcext:value-type="float">
            <text:p>-0.3</text:p>
          </table:table-cell>
          <table:table-cell office:value-type="float" office:value="-0.1" calcext:value-type="float">
            <text:p>-0.1</text:p>
          </table:table-cell>
          <table:table-cell office:value-type="float" office:value="-0.7" calcext:value-type="float">
            <text:p>-0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table:formula="of:=AVERAGE([.C27:.C31])" office:value-type="float" office:value="0.368333333333333" calcext:value-type="float">
            <text:p>0.368</text:p>
          </table:table-cell>
          <table:table-cell table:formula="of:=AVERAGE([.F31:.Q31])" office:value-type="float" office:value="0.525" calcext:value-type="float">
            <text:p>0.525</text:p>
          </table:table-cell>
          <table:table-cell table:formula="of:=STDEV([.C27:.C31])" office:value-type="float" office:value="0.45546069473056" calcext:value-type="float">
            <text:p>0.455</text:p>
          </table:table-cell>
          <table:table-cell table:formula="of:=STDEV([.F31:.Q31])" office:value-type="float" office:value="5.09386886364382" calcext:value-type="float">
            <text:p>5.094</text:p>
          </table:table-cell>
          <table:table-cell office:value-type="float" office:value="-4.2" calcext:value-type="float">
            <text:p>-4.2</text:p>
          </table:table-cell>
          <table:table-cell office:value-type="float" office:value="-7.2" calcext:value-type="float">
            <text:p>-7.2</text:p>
          </table:table-cell>
          <table:table-cell office:value-type="float" office:value="-3.4" calcext:value-type="float">
            <text:p>-3.4</text:p>
          </table:table-cell>
          <table:table-cell office:value-type="float" office:value="-4.7" calcext:value-type="float">
            <text:p>-4.7</text:p>
          </table:table-cell>
          <table:table-cell office:value-type="float" office:value="-0.5" calcext:value-type="float">
            <text:p>-0.5</text:p>
          </table:table-cell>
          <table:table-cell office:value-type="float" office:value="3.2" calcext:value-type="float">
            <text:p>3.2</text:p>
          </table:table-cell>
          <table:table-cell office:value-type="float" office:value="6.8" calcext:value-type="float">
            <text:p>6.8</text:p>
          </table:table-cell>
          <table:table-cell office:value-type="float" office:value="7.7" calcext:value-type="float">
            <text:p>7.7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</text:p>
          </table:table-cell>
          <table:table-cell office:value-type="float" office:value="-1.5" calcext:value-type="float">
            <text:p>-1.5</text:p>
          </table:table-cell>
          <table:table-cell office:value-type="float" office:value="0.3" calcext:value-type="float">
            <text:p>0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table:formula="of:=AVERAGE([.C28:.C32])" office:value-type="float" office:value="0.121666666666667" calcext:value-type="float">
            <text:p>0.122</text:p>
          </table:table-cell>
          <table:table-cell table:formula="of:=AVERAGE([.F32:.Q32])" office:value-type="float" office:value="-0.416666666666667" calcext:value-type="float">
            <text:p>-0.417</text:p>
          </table:table-cell>
          <table:table-cell table:formula="of:=STDEV([.C28:.C32])" office:value-type="float" office:value="0.484968498404221" calcext:value-type="float">
            <text:p>0.485</text:p>
          </table:table-cell>
          <table:table-cell table:formula="of:=STDEV([.F32:.Q32])" office:value-type="float" office:value="3.52028752269246" calcext:value-type="float">
            <text:p>3.520</text:p>
          </table:table-cell>
          <table:table-cell office:value-type="float" office:value="-2.9" calcext:value-type="float">
            <text:p>-2.9</text:p>
          </table:table-cell>
          <table:table-cell office:value-type="float" office:value="-5.9" calcext:value-type="float">
            <text:p>-5.9</text:p>
          </table:table-cell>
          <table:table-cell office:value-type="float" office:value="-3.1" calcext:value-type="float">
            <text:p>-3.1</text:p>
          </table:table-cell>
          <table:table-cell office:value-type="float" office:value="-3.6" calcext:value-type="float">
            <text:p>-3.6</text:p>
          </table:table-cell>
          <table:table-cell office:value-type="float" office:value="-1.9" calcext:value-type="float">
            <text:p>-1.9</text:p>
          </table:table-cell>
          <table:table-cell office:value-type="float" office:value="1.7" calcext:value-type="float">
            <text:p>1.7</text:p>
          </table:table-cell>
          <table:table-cell office:value-type="float" office:value="4.8" calcext:value-type="float">
            <text:p>4.8</text:p>
          </table:table-cell>
          <table:table-cell office:value-type="float" office:value="4.9" calcext:value-type="float">
            <text:p>4.9</text:p>
          </table:table-cell>
          <table:table-cell office:value-type="float" office:value="2.9" calcext:value-type="float">
            <text:p>2.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-3.1" calcext:value-type="float">
            <text:p>-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table:formula="of:=AVERAGE([.C29:.C33])" office:value-type="float" office:value="-0.0383333333333334" calcext:value-type="float">
            <text:p>-0.038</text:p>
          </table:table-cell>
          <table:table-cell table:formula="of:=AVERAGE([.F33:.Q33])" office:value-type="float" office:value="-0.9" calcext:value-type="float">
            <text:p>-0.900</text:p>
          </table:table-cell>
          <table:table-cell table:formula="of:=STDEV([.C29:.C33])" office:value-type="float" office:value="0.672206152241343" calcext:value-type="float">
            <text:p>0.672</text:p>
          </table:table-cell>
          <table:table-cell table:formula="of:=STDEV([.F33:.Q33])" office:value-type="float" office:value="4.8066242170193" calcext:value-type="float">
            <text:p>4.807</text:p>
          </table:table-cell>
          <table:table-cell office:value-type="float" office:value="-7.1" calcext:value-type="float">
            <text:p>-7.1</text:p>
          </table:table-cell>
          <table:table-cell office:value-type="float" office:value="-4.7" calcext:value-type="float">
            <text:p>-4.7</text:p>
          </table:table-cell>
          <table:table-cell office:value-type="float" office:value="-5.8" calcext:value-type="float">
            <text:p>-5.8</text:p>
          </table:table-cell>
          <table:table-cell office:value-type="float" office:value="-3.8" calcext:value-type="float">
            <text:p>-3.8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5.2" calcext:value-type="float">
            <text:p>5.2</text:p>
          </table:table-cell>
          <table:table-cell office:value-type="float" office:value="6.4" calcext:value-type="float">
            <text:p>6.4</text:p>
          </table:table-cell>
          <table:table-cell office:value-type="float" office:value="3.6" calcext:value-type="float">
            <text:p>3.6</text:p>
          </table:table-cell>
          <table:table-cell office:value-type="float" office:value="0.6" calcext:value-type="float">
            <text:p>0.6</text:p>
          </table:table-cell>
          <table:table-cell office:value-type="float" office:value="-1.9" calcext:value-type="float">
            <text:p>-1.9</text:p>
          </table:table-cell>
          <table:table-cell office:value-type="float" office:value="-7.1" calcext:value-type="float">
            <text:p>-7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table:formula="of:=AVERAGE([.C30:.C34])" office:value-type="float" office:value="-0.0233333333333333" calcext:value-type="float">
            <text:p>-0.023</text:p>
          </table:table-cell>
          <table:table-cell table:formula="of:=AVERAGE([.F34:.Q34])" office:value-type="float" office:value="-0.0583333333333332" calcext:value-type="float">
            <text:p>-0.058</text:p>
          </table:table-cell>
          <table:table-cell table:formula="of:=STDEV([.C30:.C34])" office:value-type="float" office:value="0.670390640679829" calcext:value-type="float">
            <text:p>0.670</text:p>
          </table:table-cell>
          <table:table-cell table:formula="of:=STDEV([.F34:.Q34])" office:value-type="float" office:value="3.89205679051656" calcext:value-type="float">
            <text:p>3.892</text:p>
          </table:table-cell>
          <table:table-cell office:value-type="float" office:value="-0.9" calcext:value-type="float">
            <text:p>-0.9</text:p>
          </table:table-cell>
          <table:table-cell office:value-type="float" office:value="-6.1" calcext:value-type="float">
            <text:p>-6.1</text:p>
          </table:table-cell>
          <table:table-cell office:value-type="float" office:value="-6.8" calcext:value-type="float">
            <text:p>-6.8</text:p>
          </table:table-cell>
          <table:table-cell office:value-type="float" office:value="-1.3" calcext:value-type="float">
            <text:p>-1.3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.3</text:p>
          </table:table-cell>
          <table:table-cell office:value-type="float" office:value="-2" calcext:value-type="float">
            <text:p>-2</text:p>
          </table:table-cell>
          <table:table-cell office:value-type="float" office:value="-0.6" calcext:value-type="float">
            <text:p>-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table:formula="of:=AVERAGE([.C31:.C35])" office:value-type="float" office:value="-0.0883333333333333" calcext:value-type="float">
            <text:p>-0.088</text:p>
          </table:table-cell>
          <table:table-cell table:formula="of:=AVERAGE([.F35:.Q35])" office:value-type="float" office:value="0.408333333333333" calcext:value-type="float">
            <text:p>0.408</text:p>
          </table:table-cell>
          <table:table-cell table:formula="of:=STDEV([.C31:.C35])" office:value-type="float" office:value="0.589567873766692" calcext:value-type="float">
            <text:p>0.590</text:p>
          </table:table-cell>
          <table:table-cell table:formula="of:=STDEV([.F35:.Q35])" office:value-type="float" office:value="4.22448670003681" calcext:value-type="float">
            <text:p>4.224</text:p>
          </table:table-cell>
          <table:table-cell office:value-type="float" office:value="-5.1" calcext:value-type="float">
            <text:p>-5.1</text:p>
          </table:table-cell>
          <table:table-cell office:value-type="float" office:value="-3.4" calcext:value-type="float">
            <text:p>-3.4</text:p>
          </table:table-cell>
          <table:table-cell office:value-type="float" office:value="-5.9" calcext:value-type="float">
            <text:p>-5.9</text:p>
          </table:table-cell>
          <table:table-cell office:value-type="float" office:value="-4.2" calcext:value-type="float">
            <text:p>-4.2</text:p>
          </table:table-cell>
          <table:table-cell office:value-type="float" office:value="-1.5" calcext:value-type="float">
            <text:p>-1.5</text:p>
          </table:table-cell>
          <table:table-cell office:value-type="float" office:value="3.2" calcext:value-type="float">
            <text:p>3.2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AVERAGE([.C32:.C36])" office:value-type="float" office:value="-0.153333333333333" calcext:value-type="float">
            <text:p>-0.153</text:p>
          </table:table-cell>
          <table:table-cell table:formula="of:=AVERAGE([.F36:.Q36])" office:value-type="float" office:value="0.2" calcext:value-type="float">
            <text:p>0.200</text:p>
          </table:table-cell>
          <table:table-cell table:formula="of:=STDEV([.C32:.C36])" office:value-type="float" office:value="0.518698960005812" calcext:value-type="float">
            <text:p>0.519</text:p>
          </table:table-cell>
          <table:table-cell table:formula="of:=STDEV([.F36:.Q36])" office:value-type="float" office:value="4.11162431959129" calcext:value-type="float">
            <text:p>4.112</text:p>
          </table:table-cell>
          <table:table-cell office:value-type="float" office:value="-2.6" calcext:value-type="float">
            <text:p>-2.6</text:p>
          </table:table-cell>
          <table:table-cell office:value-type="float" office:value="-3.3" calcext:value-type="float">
            <text:p>-3.3</text:p>
          </table:table-cell>
          <table:table-cell office:value-type="float" office:value="-1.4" calcext:value-type="float">
            <text:p>-1.4</text:p>
          </table:table-cell>
          <table:table-cell office:value-type="float" office:value="-3.2" calcext:value-type="float">
            <text:p>-3.2</text:p>
          </table:table-cell>
          <table:table-cell office:value-type="float" office:value="0.8" calcext:value-type="float">
            <text:p>0.8</text:p>
          </table:table-cell>
          <table:table-cell office:value-type="float" office:value="2.6" calcext:value-type="float">
            <text:p>2.6</text:p>
          </table:table-cell>
          <table:table-cell office:value-type="float" office:value="5.4" calcext:value-type="float">
            <text:p>5.4</text:p>
          </table:table-cell>
          <table:table-cell office:value-type="float" office:value="6.9" calcext:value-type="float">
            <text:p>6.9</text:p>
          </table:table-cell>
          <table:table-cell office:value-type="float" office:value="4.5" calcext:value-type="float">
            <text:p>4.5</text:p>
          </table:table-cell>
          <table:table-cell office:value-type="float" office:value="2.2" calcext:value-type="float">
            <text:p>2.2</text:p>
          </table:table-cell>
          <table:table-cell office:value-type="float" office:value="-3.7" calcext:value-type="float">
            <text:p>-3.7</text:p>
          </table:table-cell>
          <table:table-cell office:value-type="float" office:value="-5.8" calcext:value-type="float">
            <text:p>-5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table:formula="of:=AVERAGE([.C33:.C37])" office:value-type="float" office:value="-0.161666666666667" calcext:value-type="float">
            <text:p>-0.162</text:p>
          </table:table-cell>
          <table:table-cell table:formula="of:=AVERAGE([.F37:.Q37])" office:value-type="float" office:value="-0.458333333333334" calcext:value-type="float">
            <text:p>-0.458</text:p>
          </table:table-cell>
          <table:table-cell table:formula="of:=STDEV([.C33:.C37])" office:value-type="float" office:value="0.524291850446337" calcext:value-type="float">
            <text:p>0.524</text:p>
          </table:table-cell>
          <table:table-cell table:formula="of:=STDEV([.F37:.Q37])" office:value-type="float" office:value="4.13113639072688" calcext:value-type="float">
            <text:p>4.131</text:p>
          </table:table-cell>
          <table:table-cell office:value-type="float" office:value="-3.1" calcext:value-type="float">
            <text:p>-3.1</text:p>
          </table:table-cell>
          <table:table-cell office:value-type="float" office:value="-7.2" calcext:value-type="float">
            <text:p>-7.2</text:p>
          </table:table-cell>
          <table:table-cell office:value-type="float" office:value="-4.9" calcext:value-type="float">
            <text:p>-4.9</text:p>
          </table:table-cell>
          <table:table-cell office:value-type="float" office:value="-4.2" calcext:value-type="float">
            <text:p>-4.2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4.8" calcext:value-type="float">
            <text:p>4.8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AVERAGE([.C34:.C38])" office:value-type="float" office:value="-0.146666666666667" calcext:value-type="float">
            <text:p>-0.147</text:p>
          </table:table-cell>
          <table:table-cell table:formula="of:=AVERAGE([.F38:.Q38])" office:value-type="float" office:value="-0.825" calcext:value-type="float">
            <text:p>-0.825</text:p>
          </table:table-cell>
          <table:table-cell table:formula="of:=STDEV([.C34:.C38])" office:value-type="float" office:value="0.498316610644723" calcext:value-type="float">
            <text:p>0.498</text:p>
          </table:table-cell>
          <table:table-cell table:formula="of:=STDEV([.F38:.Q38])" office:value-type="float" office:value="4.67354741652906" calcext:value-type="float">
            <text:p>4.674</text:p>
          </table:table-cell>
          <table:table-cell office:value-type="float" office:value="-7.5" calcext:value-type="float">
            <text:p>-7.5</text:p>
          </table:table-cell>
          <table:table-cell office:value-type="float" office:value="-8.5" calcext:value-type="float">
            <text:p>-8.5</text:p>
          </table:table-cell>
          <table:table-cell office:value-type="float" office:value="-3.5" calcext:value-type="float">
            <text:p>-3.5</text:p>
          </table:table-cell>
          <table:table-cell office:value-type="float" office:value="-2.8" calcext:value-type="float">
            <text:p>-2.8</text:p>
          </table:table-cell>
          <table:table-cell office:value-type="float" office:value="-1.3" calcext:value-type="float">
            <text:p>-1.3</text:p>
          </table:table-cell>
          <table:table-cell office:value-type="float" office:value="1.8" calcext:value-type="float">
            <text:p>1.8</text:p>
          </table:table-cell>
          <table:table-cell office:value-type="float" office:value="5.6" calcext:value-type="float">
            <text:p>5.6</text:p>
          </table:table-cell>
          <table:table-cell office:value-type="float" office:value="4.9" calcext:value-type="float">
            <text:p>4.9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-4.3" calcext:value-type="float">
            <text:p>-4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table:formula="of:=AVERAGE([.C35:.C39])" office:value-type="float" office:value="-0.563333333333333" calcext:value-type="float">
            <text:p>-0.563</text:p>
          </table:table-cell>
          <table:table-cell table:formula="of:=AVERAGE([.F39:.Q39])" office:value-type="float" office:value="-2.14166666666667" calcext:value-type="float">
            <text:p>-2.142</text:p>
          </table:table-cell>
          <table:table-cell table:formula="of:=STDEV([.C35:.C39])" office:value-type="float" office:value="1.01210726265111" calcext:value-type="float">
            <text:p>1.012</text:p>
          </table:table-cell>
          <table:table-cell table:formula="of:=STDEV([.F39:.Q39])" office:value-type="float" office:value="5.23527516570104" calcext:value-type="float">
            <text:p>5.235</text:p>
          </table:table-cell>
          <table:table-cell office:value-type="float" office:value="-3.1" calcext:value-type="float">
            <text:p>-3.1</text:p>
          </table:table-cell>
          <table:table-cell office:value-type="float" office:value="-10.3" calcext:value-type="float">
            <text:p>-10.3</text:p>
          </table:table-cell>
          <table:table-cell office:value-type="float" office:value="-8.6" calcext:value-type="float">
            <text:p>-8.6</text:p>
          </table:table-cell>
          <table:table-cell office:value-type="float" office:value="-7.3" calcext:value-type="float">
            <text:p>-7.3</text:p>
          </table:table-cell>
          <table:table-cell office:value-type="float" office:value="-2.9" calcext:value-type="float">
            <text:p>-2.9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office:value-type="float" office:value="4.5" calcext:value-type="float">
            <text:p>4.5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-3.1" calcext:value-type="float">
            <text:p>-3.1</text:p>
          </table:table-cell>
          <table:table-cell office:value-type="float" office:value="-5.7" calcext:value-type="float">
            <text:p>-5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table:formula="of:=AVERAGE([.C36:.C40])" office:value-type="float" office:value="-1.13166666666667" calcext:value-type="float">
            <text:p>-1.132</text:p>
          </table:table-cell>
          <table:table-cell table:formula="of:=AVERAGE([.F40:.Q40])" office:value-type="float" office:value="-2.43333333333333" calcext:value-type="float">
            <text:p>-2.433</text:p>
          </table:table-cell>
          <table:table-cell table:formula="of:=STDEV([.C36:.C40])" office:value-type="float" office:value="1.1219619472652" calcext:value-type="float">
            <text:p>1.122</text:p>
          </table:table-cell>
          <table:table-cell table:formula="of:=STDEV([.F40:.Q40])" office:value-type="float" office:value="5.24375530483352" calcext:value-type="float">
            <text:p>5.244</text:p>
          </table:table-cell>
          <table:table-cell office:value-type="float" office:value="-7.6" calcext:value-type="float">
            <text:p>-7.6</text:p>
          </table:table-cell>
          <table:table-cell office:value-type="float" office:value="-14.5" calcext:value-type="float">
            <text:p>-14.5</text:p>
          </table:table-cell>
          <table:table-cell office:value-type="float" office:value="-5.5" calcext:value-type="float">
            <text:p>-5.5</text:p>
          </table:table-cell>
          <table:table-cell office:value-type="float" office:value="-4.5" calcext:value-type="float">
            <text:p>-4.5</text:p>
          </table:table-cell>
          <table:table-cell office:value-type="float" office:value="-2.6" calcext:value-type="float">
            <text:p>-2.6</text:p>
          </table:table-cell>
          <table:table-cell office:value-type="float" office:value="0.9" calcext:value-type="float">
            <text:p>0.9</text:p>
          </table:table-cell>
          <table:table-cell office:value-type="float" office:value="4.1" calcext:value-type="float">
            <text:p>4.1</text:p>
          </table:table-cell>
          <table:table-cell office:value-type="float" office:value="2.1" calcext:value-type="float">
            <text:p>2.1</text:p>
          </table:table-cell>
          <table:table-cell office:value-type="float" office:value="2.9" calcext:value-type="float">
            <text:p>2.9</text:p>
          </table:table-cell>
          <table:table-cell office:value-type="float" office:value="1.2" calcext:value-type="float">
            <text:p>1.2</text:p>
          </table:table-cell>
          <table:table-cell office:value-type="float" office:value="-2.6" calcext:value-type="float">
            <text:p>-2.6</text:p>
          </table:table-cell>
          <table:table-cell office:value-type="float" office:value="-3.1" calcext:value-type="float">
            <text:p>-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table:formula="of:=AVERAGE([.C37:.C41])" office:value-type="float" office:value="-1.37" calcext:value-type="float">
            <text:p>-1.370</text:p>
          </table:table-cell>
          <table:table-cell table:formula="of:=AVERAGE([.F41:.Q41])" office:value-type="float" office:value="-0.991666666666667" calcext:value-type="float">
            <text:p>-0.992</text:p>
          </table:table-cell>
          <table:table-cell table:formula="of:=STDEV([.C37:.C41])" office:value-type="float" office:value="0.865656462524892" calcext:value-type="float">
            <text:p>0.866</text:p>
          </table:table-cell>
          <table:table-cell table:formula="of:=STDEV([.F41:.Q41])" office:value-type="float" office:value="4.21587008885006" calcext:value-type="float">
            <text:p>4.216</text:p>
          </table:table-cell>
          <table:table-cell office:value-type="float" office:value="-6.8" calcext:value-type="float">
            <text:p>-6.8</text:p>
          </table:table-cell>
          <table:table-cell office:value-type="float" office:value="-5.3" calcext:value-type="float">
            <text:p>-5.3</text:p>
          </table:table-cell>
          <table:table-cell office:value-type="float" office:value="-5.2" calcext:value-type="float">
            <text:p>-5.2</text:p>
          </table:table-cell>
          <table:table-cell office:value-type="float" office:value="-4.6" calcext:value-type="float">
            <text:p>-4.6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3.6" calcext:value-type="float">
            <text:p>3.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table:formula="of:=AVERAGE([.C38:.C42])" office:value-type="float" office:value="-1.29833333333333" calcext:value-type="float">
            <text:p>-1.298</text:p>
          </table:table-cell>
          <table:table-cell table:formula="of:=AVERAGE([.F42:.Q42])" office:value-type="float" office:value="-0.1" calcext:value-type="float">
            <text:p>-0.100</text:p>
          </table:table-cell>
          <table:table-cell table:formula="of:=STDEV([.C38:.C42])" office:value-type="float" office:value="0.968701163643589" calcext:value-type="float">
            <text:p>0.969</text:p>
          </table:table-cell>
          <table:table-cell table:formula="of:=STDEV([.F42:.Q42])" office:value-type="float" office:value="4.10719988667351" calcext:value-type="float">
            <text:p>4.107</text:p>
          </table:table-cell>
          <table:table-cell office:value-type="float" office:value="-5.4" calcext:value-type="float">
            <text:p>-5.4</text:p>
          </table:table-cell>
          <table:table-cell table:number-columns-repeated="2" office:value-type="float" office:value="-3.6" calcext:value-type="float">
            <text:p>-3.6</text:p>
          </table:table-cell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.5</text:p>
          </table:table-cell>
          <table:table-cell office:value-type="float" office:value="3.1" calcext:value-type="float">
            <text:p>3.1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4.8" calcext:value-type="float">
            <text:p>4.8</text:p>
          </table:table-cell>
          <table:table-cell office:value-type="float" office:value="-0.6" calcext:value-type="float">
            <text:p>-0.6</text:p>
          </table:table-cell>
          <table:table-cell office:value-type="float" office:value="-0.5" calcext:value-type="float">
            <text:p>-0.5</text:p>
          </table:table-cell>
          <table:table-cell office:value-type="float" office:value="-5.3" calcext:value-type="float">
            <text:p>-5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table:formula="of:=AVERAGE([.C39:.C43])" office:value-type="float" office:value="-1.035" calcext:value-type="float">
            <text:p>-1.035</text:p>
          </table:table-cell>
          <table:table-cell table:formula="of:=AVERAGE([.F43:.Q43])" office:value-type="float" office:value="0.491666666666666" calcext:value-type="float">
            <text:p>0.492</text:p>
          </table:table-cell>
          <table:table-cell table:formula="of:=STDEV([.C39:.C43])" office:value-type="float" office:value="1.26361199653128" calcext:value-type="float">
            <text:p>1.264</text:p>
          </table:table-cell>
          <table:table-cell table:formula="of:=STDEV([.F43:.Q43])" office:value-type="float" office:value="4.18470338545546" calcext:value-type="float">
            <text:p>4.185</text:p>
          </table:table-cell>
          <table:table-cell office:value-type="float" office:value="0.2" calcext:value-type="float">
            <text:p>0.2</text:p>
          </table:table-cell>
          <table:table-cell office:value-type="float" office:value="-6.3" calcext:value-type="float">
            <text:p>-6.3</text:p>
          </table:table-cell>
          <table:table-cell office:value-type="float" office:value="-4.8" calcext:value-type="float">
            <text:p>-4.8</text:p>
          </table:table-cell>
          <table:table-cell office:value-type="float" office:value="-3.9" calcext:value-type="float">
            <text:p>-3.9</text:p>
          </table:table-cell>
          <table:table-cell office:value-type="float" office:value="-0.9" calcext:value-type="float">
            <text:p>-0.9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6.5" calcext:value-type="float">
            <text:p>6.5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-1.7" calcext:value-type="float">
            <text:p>-1.7</text:p>
          </table:table-cell>
          <table:table-cell office:value-type="float" office:value="0.6" calcext:value-type="float">
            <text:p>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table:formula="of:=AVERAGE([.C40:.C44])" office:value-type="float" office:value="-0.645" calcext:value-type="float">
            <text:p>-0.645</text:p>
          </table:table-cell>
          <table:table-cell table:formula="of:=AVERAGE([.F44:.Q44])" office:value-type="float" office:value="-0.191666666666666" calcext:value-type="float">
            <text:p>-0.192</text:p>
          </table:table-cell>
          <table:table-cell table:formula="of:=STDEV([.C40:.C44])" office:value-type="float" office:value="1.13058183152648" calcext:value-type="float">
            <text:p>1.131</text:p>
          </table:table-cell>
          <table:table-cell table:formula="of:=STDEV([.F44:.Q44])" office:value-type="float" office:value="4.91462720926629" calcext:value-type="float">
            <text:p>4.915</text:p>
          </table:table-cell>
          <table:table-cell office:value-type="float" office:value="1.2" calcext:value-type="float">
            <text:p>1.2</text:p>
          </table:table-cell>
          <table:table-cell office:value-type="float" office:value="-5.2" calcext:value-type="float">
            <text:p>-5.2</text:p>
          </table:table-cell>
          <table:table-cell office:value-type="float" office:value="-7.5" calcext:value-type="float">
            <text:p>-7.5</text:p>
          </table:table-cell>
          <table:table-cell office:value-type="float" office:value="-3.2" calcext:value-type="float">
            <text:p>-3.2</text:p>
          </table:table-cell>
          <table:table-cell office:value-type="float" office:value="1.4" calcext:value-type="float">
            <text:p>1.4</text:p>
          </table:table-cell>
          <table:table-cell office:value-type="float" office:value="3.2" calcext:value-type="float">
            <text:p>3.2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3.9" calcext:value-type="float">
            <text:p>3.9</text:p>
          </table:table-cell>
          <table:table-cell office:value-type="float" office:value="0.9" calcext:value-type="float">
            <text:p>0.9</text:p>
          </table:table-cell>
          <table:table-cell office:value-type="float" office:value="-3.3" calcext:value-type="float">
            <text:p>-3.3</text:p>
          </table:table-cell>
          <table:table-cell office:value-type="float" office:value="-6.8" calcext:value-type="float">
            <text:p>-6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table:formula="of:=AVERAGE([.C41:.C45])" office:value-type="float" office:value="-0.398333333333333" calcext:value-type="float">
            <text:p>-0.398</text:p>
          </table:table-cell>
          <table:table-cell table:formula="of:=AVERAGE([.F45:.Q45])" office:value-type="float" office:value="-1.2" calcext:value-type="float">
            <text:p>-1.200</text:p>
          </table:table-cell>
          <table:table-cell table:formula="of:=STDEV([.C41:.C45])" office:value-type="float" office:value="0.692554650872005" calcext:value-type="float">
            <text:p>0.693</text:p>
          </table:table-cell>
          <table:table-cell table:formula="of:=STDEV([.F45:.Q45])" office:value-type="float" office:value="3.73606501792753" calcext:value-type="float">
            <text:p>3.736</text:p>
          </table:table-cell>
          <table:table-cell office:value-type="float" office:value="-7.9" calcext:value-type="float">
            <text:p>-7.9</text:p>
          </table:table-cell>
          <table:table-cell office:value-type="float" office:value="-2" calcext:value-type="float">
            <text:p>-2</text:p>
          </table:table-cell>
          <table:table-cell office:value-type="float" office:value="-3.8" calcext:value-type="float">
            <text:p>-3.8</text:p>
          </table:table-cell>
          <table:table-cell office:value-type="float" office:value="-2.9" calcext:value-type="float">
            <text:p>-2.9</text:p>
          </table:table-cell>
          <table:table-cell office:value-type="float" office:value="-1.8" calcext:value-type="float">
            <text:p>-1.8</text:p>
          </table:table-cell>
          <table:table-cell office:value-type="float" office:value="0.9" calcext:value-type="float">
            <text:p>0.9</text:p>
          </table:table-cell>
          <table:table-cell office:value-type="float" office:value="4.9" calcext:value-type="float">
            <text:p>4.9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-3.4" calcext:value-type="float">
            <text:p>-3.4</text:p>
          </table:table-cell>
          <table:table-cell office:value-type="float" office:value="-4.4" calcext:value-type="float">
            <text:p>-4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table:formula="of:=AVERAGE([.C42:.C46])" office:value-type="float" office:value="-0.29" calcext:value-type="float">
            <text:p>-0.290</text:p>
          </table:table-cell>
          <table:table-cell table:formula="of:=AVERAGE([.F46:.Q46])" office:value-type="float" office:value="-0.45" calcext:value-type="float">
            <text:p>-0.450</text:p>
          </table:table-cell>
          <table:table-cell table:formula="of:=STDEV([.C42:.C46])" office:value-type="float" office:value="0.614506351110837" calcext:value-type="float">
            <text:p>0.615</text:p>
          </table:table-cell>
          <table:table-cell table:formula="of:=STDEV([.F46:.Q46])" office:value-type="float" office:value="3.54593236873412" calcext:value-type="float">
            <text:p>3.546</text:p>
          </table:table-cell>
          <table:table-cell office:value-type="float" office:value="-4.6" calcext:value-type="float">
            <text:p>-4.6</text:p>
          </table:table-cell>
          <table:table-cell office:value-type="float" office:value="-2.1" calcext:value-type="float">
            <text:p>-2.1</text:p>
          </table:table-cell>
          <table:table-cell office:value-type="float" office:value="-4.7" calcext:value-type="float">
            <text:p>-4.7</text:p>
          </table:table-cell>
          <table:table-cell office:value-type="float" office:value="-4.1" calcext:value-type="float">
            <text:p>-4.1</text:p>
          </table:table-cell>
          <table:table-cell office:value-type="float" office:value="-1" calcext:value-type="float">
            <text:p>-1</text:p>
          </table:table-cell>
          <table:table-cell office:value-type="float" office:value="3.3" calcext:value-type="float">
            <text:p>3.3</text:p>
          </table:table-cell>
          <table:table-cell office:value-type="float" office:value="4.7" calcext:value-type="float">
            <text:p>4.7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-0.9" calcext:value-type="float">
            <text:p>-0.9</text:p>
          </table:table-cell>
          <table:table-cell office:value-type="float" office:value="0.3" calcext:value-type="float">
            <text:p>0.3</text:p>
          </table:table-cell>
          <table:table-cell office:value-type="float" office:value="-3.7" calcext:value-type="float">
            <text:p>-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table:formula="of:=AVERAGE([.C43:.C47])" office:value-type="float" office:value="-0.183333333333333" calcext:value-type="float">
            <text:p>-0.183</text:p>
          </table:table-cell>
          <table:table-cell table:formula="of:=AVERAGE([.F47:.Q47])" office:value-type="float" office:value="0.433333333333333" calcext:value-type="float">
            <text:p>0.433</text:p>
          </table:table-cell>
          <table:table-cell table:formula="of:=STDEV([.C43:.C47])" office:value-type="float" office:value="0.696544048220291" calcext:value-type="float">
            <text:p>0.697</text:p>
          </table:table-cell>
          <table:table-cell table:formula="of:=STDEV([.F47:.Q47])" office:value-type="float" office:value="3.9113664976307" calcext:value-type="float">
            <text:p>3.911</text:p>
          </table:table-cell>
          <table:table-cell office:value-type="float" office:value="-0.2" calcext:value-type="float">
            <text:p>-0.2</text:p>
          </table:table-cell>
          <table:table-cell office:value-type="float" office:value="-3.9" calcext:value-type="float">
            <text:p>-3.9</text:p>
          </table:table-cell>
          <table:table-cell office:value-type="float" office:value="-4.4" calcext:value-type="float">
            <text:p>-4.4</text:p>
          </table:table-cell>
          <table:table-cell office:value-type="float" office:value="-2.7" calcext:value-type="float">
            <text:p>-2.7</text:p>
          </table:table-cell>
          <table:table-cell office:value-type="float" office:value="-0.5" calcext:value-type="float">
            <text:p>-0.5</text:p>
          </table:table-cell>
          <table:table-cell office:value-type="float" office:value="2.3" calcext:value-type="float">
            <text:p>2.3</text:p>
          </table:table-cell>
          <table:table-cell office:value-type="float" office:value="5.3" calcext:value-type="float">
            <text:p>5.3</text:p>
          </table:table-cell>
          <table:table-cell office:value-type="float" office:value="7.3" calcext:value-type="float">
            <text:p>7.3</text:p>
          </table:table-cell>
          <table:table-cell office:value-type="float" office:value="4.5" calcext:value-type="float">
            <text:p>4.5</text:p>
          </table:table-cell>
          <table:table-cell office:value-type="float" office:value="2.1" calcext:value-type="float">
            <text:p>2.1</text:p>
          </table:table-cell>
          <table:table-cell office:value-type="float" office:value="-0.5" calcext:value-type="float">
            <text:p>-0.5</text:p>
          </table:table-cell>
          <table:table-cell office:value-type="float" office:value="-4.1" calcext:value-type="float">
            <text:p>-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table:formula="of:=AVERAGE([.C44:.C48])" office:value-type="float" office:value="-0.485" calcext:value-type="float">
            <text:p>-0.485</text:p>
          </table:table-cell>
          <table:table-cell table:formula="of:=AVERAGE([.F48:.Q48])" office:value-type="float" office:value="-1.01666666666667" calcext:value-type="float">
            <text:p>-1.017</text:p>
          </table:table-cell>
          <table:table-cell table:formula="of:=STDEV([.C44:.C48])" office:value-type="float" office:value="0.656601096557111" calcext:value-type="float">
            <text:p>0.657</text:p>
          </table:table-cell>
          <table:table-cell table:formula="of:=STDEV([.F48:.Q48])" office:value-type="float" office:value="4.16125709444401" calcext:value-type="float">
            <text:p>4.161</text:p>
          </table:table-cell>
          <table:table-cell office:value-type="float" office:value="-4.3" calcext:value-type="float">
            <text:p>-4.3</text:p>
          </table:table-cell>
          <table:table-cell office:value-type="float" office:value="-2.4" calcext:value-type="float">
            <text:p>-2.4</text:p>
          </table:table-cell>
          <table:table-cell office:value-type="float" office:value="-7.1" calcext:value-type="float">
            <text:p>-7.1</text:p>
          </table:table-cell>
          <table:table-cell office:value-type="float" office:value="-5.2" calcext:value-type="float">
            <text:p>-5.2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office:value-type="float" office:value="3.9" calcext:value-type="float">
            <text:p>3.9</text:p>
          </table:table-cell>
          <table:table-cell office:value-type="float" office:value="6.2" calcext:value-type="float">
            <text:p>6.2</text:p>
          </table:table-cell>
          <table:table-cell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 office:value-type="float" office:value="-3.9" calcext:value-type="float">
            <text:p>-3.9</text:p>
          </table:table-cell>
          <table:table-cell office:value-type="float" office:value="-3.8" calcext:value-type="float">
            <text:p>-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AVERAGE([.C45:.C49])" office:value-type="float" office:value="-0.545" calcext:value-type="float">
            <text:p>-0.545</text:p>
          </table:table-cell>
          <table:table-cell table:formula="of:=AVERAGE([.F49:.Q49])" office:value-type="float" office:value="-0.491666666666667" calcext:value-type="float">
            <text:p>-0.492</text:p>
          </table:table-cell>
          <table:table-cell table:formula="of:=STDEV([.C45:.C49])" office:value-type="float" office:value="0.636494304766351" calcext:value-type="float">
            <text:p>0.636</text:p>
          </table:table-cell>
          <table:table-cell table:formula="of:=STDEV([.F49:.Q49])" office:value-type="float" office:value="3.70195484804579" calcext:value-type="float">
            <text:p>3.702</text:p>
          </table:table-cell>
          <table:table-cell office:value-type="float" office:value="-4.3" calcext:value-type="float">
            <text:p>-4.3</text:p>
          </table:table-cell>
          <table:table-cell office:value-type="float" office:value="-6" calcext:value-type="float">
            <text:p>-6</text:p>
          </table:table-cell>
          <table:table-cell office:value-type="float" office:value="-5.1" calcext:value-type="float">
            <text:p>-5.1</text:p>
          </table:table-cell>
          <table:table-cell office:value-type="float" office:value="-1.3" calcext:value-type="float">
            <text:p>-1.3</text:p>
          </table:table-cell>
          <table:table-cell office:value-type="float" office:value="-0.4" calcext:value-type="float">
            <text:p>-0.4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2.1" calcext:value-type="float">
            <text:p>2.1</text:p>
          </table:table-cell>
          <table:table-cell office:value-type="float" office:value="3.7" calcext:value-type="float">
            <text:p>3.7</text:p>
          </table:table-cell>
          <table:table-cell office:value-type="float" office:value="-1.7" calcext:value-type="float">
            <text:p>-1.7</text:p>
          </table:table-cell>
          <table:table-cell office:value-type="float" office:value="-3.4" calcext:value-type="float">
            <text:p>-3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table:formula="of:=AVERAGE([.C46:.C50])" office:value-type="float" office:value="-0.305" calcext:value-type="float">
            <text:p>-0.305</text:p>
          </table:table-cell>
          <table:table-cell table:formula="of:=AVERAGE([.F50:.Q50])" office:value-type="float" office:value="0" calcext:value-type="float">
            <text:p>0.000</text:p>
          </table:table-cell>
          <table:table-cell table:formula="of:=STDEV([.C46:.C50])" office:value-type="float" office:value="0.547836654487449" calcext:value-type="float">
            <text:p>0.548</text:p>
          </table:table-cell>
          <table:table-cell table:formula="of:=STDEV([.F50:.Q50])" office:value-type="float" office:value="4.86078931113793" calcext:value-type="float">
            <text:p>4.861</text:p>
          </table:table-cell>
          <table:table-cell office:value-type="float" office:value="-5" calcext:value-type="float">
            <text:p>-5</text:p>
          </table:table-cell>
          <table:table-cell office:value-type="float" office:value="-5.7" calcext:value-type="float">
            <text:p>-5.7</text:p>
          </table:table-cell>
          <table:table-cell office:value-type="float" office:value="-6" calcext:value-type="float">
            <text:p>-6</text:p>
          </table:table-cell>
          <table:table-cell office:value-type="float" office:value="-5.9" calcext:value-type="float">
            <text:p>-5.9</text:p>
          </table:table-cell>
          <table:table-cell office:value-type="float" office:value="-0.5" calcext:value-type="float">
            <text:p>-0.5</text:p>
          </table:table-cell>
          <table:table-cell office:value-type="float" office:value="4.6" calcext:value-type="float">
            <text:p>4.6</text:p>
          </table:table-cell>
          <table:table-cell office:value-type="float" office:value="5.5" calcext:value-type="float">
            <text:p>5.5</text:p>
          </table:table-cell>
          <table:table-cell office:value-type="float" office:value="7.4" calcext:value-type="float">
            <text:p>7.4</text:p>
          </table:table-cell>
          <table:table-cell office:value-type="float" office:value="4.6" calcext:value-type="float">
            <text:p>4.6</text:p>
          </table:table-cell>
          <table:table-cell office:value-type="float" office:value="1.9" calcext:value-type="float">
            <text:p>1.9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table:formula="of:=AVERAGE([.C47:.C51])" office:value-type="float" office:value="-0.338333333333333" calcext:value-type="float">
            <text:p>-0.338</text:p>
          </table:table-cell>
          <table:table-cell table:formula="of:=AVERAGE([.F51:.Q51])" office:value-type="float" office:value="-0.616666666666667" calcext:value-type="float">
            <text:p>-0.617</text:p>
          </table:table-cell>
          <table:table-cell table:formula="of:=STDEV([.C47:.C51])" office:value-type="float" office:value="0.563705498366736" calcext:value-type="float">
            <text:p>0.564</text:p>
          </table:table-cell>
          <table:table-cell table:formula="of:=STDEV([.F51:.Q51])" office:value-type="float" office:value="3.98036849215413" calcext:value-type="float">
            <text:p>3.980</text:p>
          </table:table-cell>
          <table:table-cell office:value-type="float" office:value="-4.2" calcext:value-type="float">
            <text:p>-4.2</text:p>
          </table:table-cell>
          <table:table-cell office:value-type="float" office:value="-3.3" calcext:value-type="float">
            <text:p>-3.3</text:p>
          </table:table-cell>
          <table:table-cell office:value-type="float" office:value="-8.8" calcext:value-type="float">
            <text:p>-8.8</text:p>
          </table:table-cell>
          <table:table-cell office:value-type="float" office:value="-4.2" calcext:value-type="float">
            <text:p>-4.2</text:p>
          </table:table-cell>
          <table:table-cell office:value-type="float" office:value="-0.2" calcext:value-type="float">
            <text:p>-0.2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2.2" calcext:value-type="float">
            <text:p>2.2</text:p>
          </table:table-cell>
          <table:table-cell office:value-type="float" office:value="-1.6" calcext:value-type="float">
            <text:p>-1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table:formula="of:=AVERAGE([.C48:.C52])" office:value-type="float" office:value="-0.718333333333333" calcext:value-type="float">
            <text:p>-0.718</text:p>
          </table:table-cell>
          <table:table-cell table:formula="of:=AVERAGE([.F52:.Q52])" office:value-type="float" office:value="-1.46666666666667" calcext:value-type="float">
            <text:p>-1.467</text:p>
          </table:table-cell>
          <table:table-cell table:formula="of:=STDEV([.C48:.C52])" office:value-type="float" office:value="0.553787464245587" calcext:value-type="float">
            <text:p>0.554</text:p>
          </table:table-cell>
          <table:table-cell table:formula="of:=STDEV([.F52:.Q52])" office:value-type="float" office:value="4.65331423109737" calcext:value-type="float">
            <text:p>4.653</text:p>
          </table:table-cell>
          <table:table-cell office:value-type="float" office:value="-7.1" calcext:value-type="float">
            <text:p>-7.1</text:p>
          </table:table-cell>
          <table:table-cell office:value-type="float" office:value="-7.7" calcext:value-type="float">
            <text:p>-7.7</text:p>
          </table:table-cell>
          <table:table-cell office:value-type="float" office:value="-6.6" calcext:value-type="float">
            <text:p>-6.6</text:p>
          </table:table-cell>
          <table:table-cell office:value-type="float" office:value="-3.1" calcext:value-type="float">
            <text:p>-3.1</text:p>
          </table:table-cell>
          <table:table-cell office:value-type="float" office:value="-2" calcext:value-type="float">
            <text:p>-2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office:value-type="float" office:value="4.3" calcext:value-type="float">
            <text:p>4.3</text:p>
          </table:table-cell>
          <table:table-cell office:value-type="float" office:value="-1.2" calcext:value-type="float">
            <text:p>-1.2</text:p>
          </table:table-cell>
          <table:table-cell office:value-type="float" office:value="-2.1" calcext:value-type="float">
            <text:p>-2.1</text:p>
          </table:table-cell>
          <table:table-cell office:value-type="float" office:value="-4.1" calcext:value-type="float">
            <text:p>-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AVERAGE([.C49:.C53])" office:value-type="float" office:value="-0.61" calcext:value-type="float">
            <text:p>-0.610</text:p>
          </table:table-cell>
          <table:table-cell table:formula="of:=AVERAGE([.F53:.Q53])" office:value-type="float" office:value="-0.475" calcext:value-type="float">
            <text:p>-0.475</text:p>
          </table:table-cell>
          <table:table-cell table:formula="of:=STDEV([.C49:.C53])" office:value-type="float" office:value="0.533443998935222" calcext:value-type="float">
            <text:p>0.533</text:p>
          </table:table-cell>
          <table:table-cell table:formula="of:=STDEV([.F53:.Q53])" office:value-type="float" office:value="3.11364299932936" calcext:value-type="float">
            <text:p>3.114</text:p>
          </table:table-cell>
          <table:table-cell office:value-type="float" office:value="-4.9" calcext:value-type="float">
            <text:p>-4.9</text:p>
          </table:table-cell>
          <table:table-cell office:value-type="float" office:value="-3.9" calcext:value-type="float">
            <text:p>-3.9</text:p>
          </table:table-cell>
          <table:table-cell office:value-type="float" office:value="-2.7" calcext:value-type="float">
            <text:p>-2.7</text:p>
          </table:table-cell>
          <table:table-cell office:value-type="float" office:value="-4.5" calcext:value-type="float">
            <text:p>-4.5</text:p>
          </table:table-cell>
          <table:table-cell office:value-type="float" office:value="-0.6" calcext:value-type="float">
            <text:p>-0.6</text:p>
          </table:table-cell>
          <table:table-cell office:value-type="float" office:value="0.6" calcext:value-type="float">
            <text:p>0.6</text:p>
          </table:table-cell>
          <table:table-cell office:value-type="float" office:value="4.9" calcext:value-type="float">
            <text:p>4.9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table:formula="of:=AVERAGE([.C50:.C54])" office:value-type="float" office:value="-0.501666666666667" calcext:value-type="float">
            <text:p>-0.502</text:p>
          </table:table-cell>
          <table:table-cell table:formula="of:=AVERAGE([.F54:.Q54])" office:value-type="float" office:value="0.05" calcext:value-type="float">
            <text:p>0.050</text:p>
          </table:table-cell>
          <table:table-cell table:formula="of:=STDEV([.C50:.C54])" office:value-type="float" office:value="0.612610534243959" calcext:value-type="float">
            <text:p>0.613</text:p>
          </table:table-cell>
          <table:table-cell table:formula="of:=STDEV([.F54:.Q54])" office:value-type="float" office:value="2.99104724743085" calcext:value-type="float">
            <text:p>2.991</text:p>
          </table:table-cell>
          <table:table-cell office:value-type="float" office:value="-1" calcext:value-type="float">
            <text:p>-1</text:p>
          </table:table-cell>
          <table:table-cell office:value-type="float" office:value="-3.3" calcext:value-type="float">
            <text:p>-3.3</text:p>
          </table:table-cell>
          <table:table-cell office:value-type="float" office:value="-3.2" calcext:value-type="float">
            <text:p>-3.2</text:p>
          </table:table-cell>
          <table:table-cell office:value-type="float" office:value="-1.2" calcext:value-type="float">
            <text:p>-1.2</text:p>
          </table:table-cell>
          <table:table-cell office:value-type="float" office:value="-0.8" calcext:value-type="float">
            <text:p>-0.8</text:p>
          </table:table-cell>
          <table:table-cell office:value-type="float" office:value="1.3" calcext:value-type="float">
            <text:p>1.3</text:p>
          </table:table-cell>
          <table:table-cell office:value-type="float" office:value="4.2" calcext:value-type="float">
            <text:p>4.2</text:p>
          </table:table-cell>
          <table:table-cell office:value-type="float" office:value="5.1" calcext:value-type="float">
            <text:p>5.1</text:p>
          </table:table-cell>
          <table:table-cell office:value-type="float" office:value="3.4" calcext:value-type="float">
            <text:p>3.4</text:p>
          </table:table-cell>
          <table:table-cell office:value-type="float" office:value="0.6" calcext:value-type="float">
            <text:p>0.6</text:p>
          </table:table-cell>
          <table:table-cell office:value-type="float" office:value="-0.4" calcext:value-type="float">
            <text:p>-0.4</text:p>
          </table:table-cell>
          <table:table-cell office:value-type="float" office:value="-4.1" calcext:value-type="float">
            <text:p>-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table:formula="of:=AVERAGE([.C51:.C55])" office:value-type="float" office:value="-0.465" calcext:value-type="float">
            <text:p>-0.465</text:p>
          </table:table-cell>
          <table:table-cell table:formula="of:=AVERAGE([.F55:.Q55])" office:value-type="float" office:value="0.183333333333333" calcext:value-type="float">
            <text:p>0.183</text:p>
          </table:table-cell>
          <table:table-cell table:formula="of:=STDEV([.C51:.C55])" office:value-type="float" office:value="0.654217089351846" calcext:value-type="float">
            <text:p>0.654</text:p>
          </table:table-cell>
          <table:table-cell table:formula="of:=STDEV([.F55:.Q55])" office:value-type="float" office:value="3.54781195907699" calcext:value-type="float">
            <text:p>3.548</text:p>
          </table:table-cell>
          <table:table-cell office:value-type="float" office:value="-2.6" calcext:value-type="float">
            <text:p>-2.6</text:p>
          </table:table-cell>
          <table:table-cell office:value-type="float" office:value="-4.8" calcext:value-type="float">
            <text:p>-4.8</text:p>
          </table:table-cell>
          <table:table-cell office:value-type="float" office:value="-3.2" calcext:value-type="float">
            <text:p>-3.2</text:p>
          </table:table-cell>
          <table:table-cell office:value-type="float" office:value="-1.2" calcext:value-type="float">
            <text:p>-1.2</text:p>
          </table:table-cell>
          <table:table-cell office:value-type="float" office:value="-0.3" calcext:value-type="float">
            <text:p>-0.3</text:p>
          </table:table-cell>
          <table:table-cell office:value-type="float" office:value="2.7" calcext:value-type="float">
            <text:p>2.7</text:p>
          </table:table-cell>
          <table:table-cell office:value-type="float" office:value="4.2" calcext:value-type="float">
            <text:p>4.2</text:p>
          </table:table-cell>
          <table:table-cell office:value-type="float" office:value="5.7" calcext:value-type="float">
            <text:p>5.7</text:p>
          </table:table-cell>
          <table:table-cell office:value-type="float" office:value="4.1" calcext:value-type="float">
            <text:p>4.1</text:p>
          </table:table-cell>
          <table:table-cell office:value-type="float" office:value="2.4" calcext:value-type="float">
            <text:p>2.4</text:p>
          </table:table-cell>
          <table:table-cell office:value-type="float" office:value="-0.7" calcext:value-type="float">
            <text:p>-0.7</text:p>
          </table:table-cell>
          <table:table-cell office:value-type="float" office:value="-4.1" calcext:value-type="float">
            <text:p>-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table:formula="of:=AVERAGE([.C52:.C56])" office:value-type="float" office:value="-0.481666666666667" calcext:value-type="float">
            <text:p>-0.482</text:p>
          </table:table-cell>
          <table:table-cell table:formula="of:=AVERAGE([.F56:.Q56])" office:value-type="float" office:value="-0.7" calcext:value-type="float">
            <text:p>-0.700</text:p>
          </table:table-cell>
          <table:table-cell table:formula="of:=STDEV([.C52:.C56])" office:value-type="float" office:value="0.660082065604978" calcext:value-type="float">
            <text:p>0.660</text:p>
          </table:table-cell>
          <table:table-cell table:formula="of:=STDEV([.F56:.Q56])" office:value-type="float" office:value="3.94576873487169" calcext:value-type="float">
            <text:p>3.946</text:p>
          </table:table-cell>
          <table:table-cell office:value-type="float" office:value="-6.5" calcext:value-type="float">
            <text:p>-6.5</text:p>
          </table:table-cell>
          <table:table-cell office:value-type="float" office:value="-5.4" calcext:value-type="float">
            <text:p>-5.4</text:p>
          </table:table-cell>
          <table:table-cell office:value-type="float" office:value="-2.8" calcext:value-type="float">
            <text:p>-2.8</text:p>
          </table:table-cell>
          <table:table-cell office:value-type="float" office:value="-5.9" calcext:value-type="float">
            <text:p>-5.9</text:p>
          </table:table-cell>
          <table:table-cell office:value-type="float" office:value="-1.6" calcext:value-type="float">
            <text:p>-1.6</text:p>
          </table:table-cell>
          <table:table-cell office:value-type="float" office:value="0.9" calcext:value-type="float">
            <text:p>0.9</text:p>
          </table:table-cell>
          <table:table-cell office:value-type="float" office:value="3.6" calcext:value-type="float">
            <text:p>3.6</text:p>
          </table:table-cell>
          <table:table-cell office:value-type="float" office:value="4.7" calcext:value-type="float">
            <text:p>4.7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-1" calcext:value-type="float">
            <text:p>-1</text:p>
          </table:table-cell>
          <table:table-cell office:value-type="float" office:value="-1.1" calcext:value-type="float">
            <text:p>-1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AVERAGE([.C53:.C57])" office:value-type="float" office:value="-0.0516666666666666" calcext:value-type="float">
            <text:p>-0.052</text:p>
          </table:table-cell>
          <table:table-cell table:formula="of:=AVERAGE([.F57:.Q57])" office:value-type="float" office:value="0.683333333333333" calcext:value-type="float">
            <text:p>0.683</text:p>
          </table:table-cell>
          <table:table-cell table:formula="of:=STDEV([.C53:.C57])" office:value-type="float" office:value="0.548938369339704" calcext:value-type="float">
            <text:p>0.549</text:p>
          </table:table-cell>
          <table:table-cell table:formula="of:=STDEV([.F57:.Q57])" office:value-type="float" office:value="3.54909292722248" calcext:value-type="float">
            <text:p>3.549</text:p>
          </table:table-cell>
          <table:table-cell office:value-type="float" office:value="-2.5" calcext:value-type="float">
            <text:p>-2.5</text:p>
          </table:table-cell>
          <table:table-cell office:value-type="float" office:value="-5.1" calcext:value-type="float">
            <text:p>-5.1</text:p>
          </table:table-cell>
          <table:table-cell office:value-type="float" office:value="-1.6" calcext:value-type="float">
            <text:p>-1.6</text:p>
          </table:table-cell>
          <table:table-cell office:value-type="float" office:value="-1.4" calcext:value-type="float">
            <text:p>-1.4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5.3" calcext:value-type="float">
            <text:p>5.3</text:p>
          </table:table-cell>
          <table:table-cell office:value-type="float" office:value="5.7" calcext:value-type="float">
            <text:p>5.7</text:p>
          </table:table-cell>
          <table:table-cell office:value-type="float" office:value="5.9" calcext:value-type="float">
            <text:p>5.9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-2.2" calcext:value-type="float">
            <text:p>-2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table:formula="of:=AVERAGE([.C54:.C58])" office:value-type="float" office:value="-0.0183333333333333" calcext:value-type="float">
            <text:p>-0.018</text:p>
          </table:table-cell>
          <table:table-cell table:formula="of:=AVERAGE([.F58:.Q58])" office:value-type="float" office:value="-0.308333333333333" calcext:value-type="float">
            <text:p>-0.308</text:p>
          </table:table-cell>
          <table:table-cell table:formula="of:=STDEV([.C54:.C58])" office:value-type="float" office:value="0.52116322885552" calcext:value-type="float">
            <text:p>0.521</text:p>
          </table:table-cell>
          <table:table-cell table:formula="of:=STDEV([.F58:.Q58])" office:value-type="float" office:value="4.62590695448094" calcext:value-type="float">
            <text:p>4.626</text:p>
          </table:table-cell>
          <table:table-cell office:value-type="float" office:value="-2.1" calcext:value-type="float">
            <text:p>-2.1</text:p>
          </table:table-cell>
          <table:table-cell office:value-type="float" office:value="-3.7" calcext:value-type="float">
            <text:p>-3.7</text:p>
          </table:table-cell>
          <table:table-cell office:value-type="float" office:value="-6.9" calcext:value-type="float">
            <text:p>-6.9</text:p>
          </table:table-cell>
          <table:table-cell office:value-type="float" office:value="-5.7" calcext:value-type="float">
            <text:p>-5.7</text:p>
          </table:table-cell>
          <table:table-cell office:value-type="float" office:value="0.2" calcext:value-type="float">
            <text:p>0.2</text:p>
          </table:table-cell>
          <table:table-cell office:value-type="float" office:value="2.3" calcext:value-type="float">
            <text:p>2.3</text:p>
          </table:table-cell>
          <table:table-cell office:value-type="float" office:value="4.2" calcext:value-type="float">
            <text:p>4.2</text:p>
          </table:table-cell>
          <table:table-cell office:value-type="float" office:value="6.4" calcext:value-type="float">
            <text:p>6.4</text:p>
          </table:table-cell>
          <table:table-cell office:value-type="float" office:value="4.6" calcext:value-type="float">
            <text:p>4.6</text:p>
          </table:table-cell>
          <table:table-cell office:value-type="float" office:value="4.2" calcext:value-type="float">
            <text:p>4.2</text:p>
          </table:table-cell>
          <table:table-cell office:value-type="float" office:value="-1.4" calcext:value-type="float">
            <text:p>-1.4</text:p>
          </table:table-cell>
          <table:table-cell office:value-type="float" office:value="-5.8" calcext:value-type="float">
            <text:p>-5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table:formula="of:=AVERAGE([.C55:.C59])" office:value-type="float" office:value="-0.208333333333333" calcext:value-type="float">
            <text:p>-0.208</text:p>
          </table:table-cell>
          <table:table-cell table:formula="of:=AVERAGE([.F59:.Q59])" office:value-type="float" office:value="-0.9" calcext:value-type="float">
            <text:p>-0.900</text:p>
          </table:table-cell>
          <table:table-cell table:formula="of:=STDEV([.C55:.C59])" office:value-type="float" office:value="0.647806126690523" calcext:value-type="float">
            <text:p>0.648</text:p>
          </table:table-cell>
          <table:table-cell table:formula="of:=STDEV([.F59:.Q59])" office:value-type="float" office:value="3.80406481160733" calcext:value-type="float">
            <text:p>3.804</text:p>
          </table:table-cell>
          <table:table-cell office:value-type="float" office:value="-2.8" calcext:value-type="float">
            <text:p>-2.8</text:p>
          </table:table-cell>
          <table:table-cell office:value-type="float" office:value="-4.5" calcext:value-type="float">
            <text:p>-4.5</text:p>
          </table:table-cell>
          <table:table-cell office:value-type="float" office:value="-7.2" calcext:value-type="float">
            <text:p>-7.2</text:p>
          </table:table-cell>
          <table:table-cell office:value-type="float" office:value="-3.1" calcext:value-type="float">
            <text:p>-3.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5.4" calcext:value-type="float">
            <text:p>5.4</text:p>
          </table:table-cell>
          <table:table-cell office:value-type="float" office:value="3.5" calcext:value-type="float">
            <text:p>3.5</text:p>
          </table:table-cell>
          <table:table-cell office:value-type="float" office:value="-1.9" calcext:value-type="float">
            <text:p>-1.9</text:p>
          </table:table-cell>
          <table:table-cell office:value-type="float" office:value="-2.6" calcext:value-type="float">
            <text:p>-2.6</text:p>
          </table:table-cell>
          <table:table-cell office:value-type="float" office:value="-3.1" calcext:value-type="float">
            <text:p>-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table:formula="of:=AVERAGE([.C56:.C60])" office:value-type="float" office:value="-0.485" calcext:value-type="float">
            <text:p>-0.485</text:p>
          </table:table-cell>
          <table:table-cell table:formula="of:=AVERAGE([.F60:.Q60])" office:value-type="float" office:value="-1.2" calcext:value-type="float">
            <text:p>-1.200</text:p>
          </table:table-cell>
          <table:table-cell table:formula="of:=STDEV([.C56:.C60])" office:value-type="float" office:value="0.729021414104018" calcext:value-type="float">
            <text:p>0.729</text:p>
          </table:table-cell>
          <table:table-cell table:formula="of:=STDEV([.F60:.Q60])" office:value-type="float" office:value="4.93595344018117" calcext:value-type="float">
            <text:p>4.936</text:p>
          </table:table-cell>
          <table:table-cell office:value-type="float" office:value="-6.7" calcext:value-type="float">
            <text:p>-6.7</text:p>
          </table:table-cell>
          <table:table-cell office:value-type="float" office:value="-11.6" calcext:value-type="float">
            <text:p>-11.6</text:p>
          </table:table-cell>
          <table:table-cell office:value-type="float" office:value="-3" calcext:value-type="float">
            <text:p>-3</text:p>
          </table:table-cell>
          <table:table-cell office:value-type="float" office:value="-3.9" calcext:value-type="float">
            <text:p>-3.9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4.6" calcext:value-type="float">
            <text:p>4.6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.9</text:p>
          </table:table-cell>
          <table:table-cell office:value-type="float" office:value="-2.8" calcext:value-type="float">
            <text:p>-2.8</text:p>
          </table:table-cell>
          <table:table-cell office:value-type="float" office:value="-3.6" calcext:value-type="float">
            <text:p>-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table:formula="of:=AVERAGE([.C57:.C61])" office:value-type="float" office:value="-0.636666666666667" calcext:value-type="float">
            <text:p>-0.637</text:p>
          </table:table-cell>
          <table:table-cell table:formula="of:=AVERAGE([.F61:.Q61])" office:value-type="float" office:value="-1.45833333333333" calcext:value-type="float">
            <text:p>-1.458</text:p>
          </table:table-cell>
          <table:table-cell table:formula="of:=STDEV([.C57:.C61])" office:value-type="float" office:value="0.853233229805569" calcext:value-type="float">
            <text:p>0.853</text:p>
          </table:table-cell>
          <table:table-cell table:formula="of:=STDEV([.F61:.Q61])" office:value-type="float" office:value="3.74176874396766" calcext:value-type="float">
            <text:p>3.742</text:p>
          </table:table-cell>
          <table:table-cell office:value-type="float" office:value="-5.2" calcext:value-type="float">
            <text:p>-5.2</text:p>
          </table:table-cell>
          <table:table-cell office:value-type="float" office:value="-5.7" calcext:value-type="float">
            <text:p>-5.7</text:p>
          </table:table-cell>
          <table:table-cell office:value-type="float" office:value="-1.6" calcext:value-type="float">
            <text:p>-1.6</text:p>
          </table:table-cell>
          <table:table-cell office:value-type="float" office:value="-2.3" calcext:value-type="float">
            <text:p>-2.3</text:p>
          </table:table-cell>
          <table:table-cell office:value-type="float" office:value="-1.1" calcext:value-type="float">
            <text:p>-1.1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4.4" calcext:value-type="float">
            <text:p>4.4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-5.9" calcext:value-type="float">
            <text:p>-5.9</text:p>
          </table:table-cell>
          <table:table-cell office:value-type="float" office:value="-6.4" calcext:value-type="float">
            <text:p>-6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table:formula="of:=AVERAGE([.C58:.C62])" office:value-type="float" office:value="-1.12666666666667" calcext:value-type="float">
            <text:p>-1.127</text:p>
          </table:table-cell>
          <table:table-cell table:formula="of:=AVERAGE([.F62:.Q62])" office:value-type="float" office:value="-1.76666666666667" calcext:value-type="float">
            <text:p>-1.767</text:p>
          </table:table-cell>
          <table:table-cell table:formula="of:=STDEV([.C58:.C62])" office:value-type="float" office:value="0.558128071722293" calcext:value-type="float">
            <text:p>0.558</text:p>
          </table:table-cell>
          <table:table-cell table:formula="of:=STDEV([.F62:.Q62])" office:value-type="float" office:value="5.00623853231388" calcext:value-type="float">
            <text:p>5.006</text:p>
          </table:table-cell>
          <table:table-cell office:value-type="float" office:value="-5.5" calcext:value-type="float">
            <text:p>-5.5</text:p>
          </table:table-cell>
          <table:table-cell office:value-type="float" office:value="-4.3" calcext:value-type="float">
            <text:p>-4.3</text:p>
          </table:table-cell>
          <table:table-cell office:value-type="float" office:value="-11" calcext:value-type="float">
            <text:p>-11</text:p>
          </table:table-cell>
          <table:table-cell office:value-type="float" office:value="-3.1" calcext:value-type="float">
            <text:p>-3.1</text:p>
          </table:table-cell>
          <table:table-cell office:value-type="float" office:value="-2.1" calcext:value-type="float">
            <text:p>-2.1</text:p>
          </table:table-cell>
          <table:table-cell office:value-type="float" office:value="1.2" calcext:value-type="float">
            <text:p>1.2</text:p>
          </table:table-cell>
          <table:table-cell office:value-type="float" office:value="3.7" calcext:value-type="float">
            <text:p>3.7</text:p>
          </table:table-cell>
          <table:table-cell office:value-type="float" office:value="5.8" calcext:value-type="float">
            <text:p>5.8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-3.2" calcext:value-type="float">
            <text:p>-3.2</text:p>
          </table:table-cell>
          <table:table-cell office:value-type="float" office:value="-7.6" calcext:value-type="float">
            <text:p>-7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table:formula="of:=AVERAGE([.C59:.C63])" office:value-type="float" office:value="-1.50666666666667" calcext:value-type="float">
            <text:p>-1.507</text:p>
          </table:table-cell>
          <table:table-cell table:formula="of:=AVERAGE([.F63:.Q63])" office:value-type="float" office:value="-2.20833333333333" calcext:value-type="float">
            <text:p>-2.208</text:p>
          </table:table-cell>
          <table:table-cell table:formula="of:=STDEV([.C59:.C63])" office:value-type="float" office:value="0.506053631325551" calcext:value-type="float">
            <text:p>0.506</text:p>
          </table:table-cell>
          <table:table-cell table:formula="of:=STDEV([.F63:.Q63])" office:value-type="float" office:value="5.2574550243757" calcext:value-type="float">
            <text:p>5.257</text:p>
          </table:table-cell>
          <table:table-cell office:value-type="float" office:value="-11.1" calcext:value-type="float">
            <text:p>-11.1</text:p>
          </table:table-cell>
          <table:table-cell office:value-type="float" office:value="-8.9" calcext:value-type="float">
            <text:p>-8.9</text:p>
          </table:table-cell>
          <table:table-cell office:value-type="float" office:value="-8.7" calcext:value-type="float">
            <text:p>-8.7</text:p>
          </table:table-cell>
          <table:table-cell table:number-columns-repeated="2" office:value-type="float" office:value="-1.2" calcext:value-type="float">
            <text:p>-1.2</text:p>
          </table:table-cell>
          <table:table-cell office:value-type="float" office:value="3.1" calcext:value-type="float">
            <text:p>3.1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-0.8" calcext:value-type="float">
            <text:p>-0.8</text:p>
          </table:table-cell>
          <table:table-cell office:value-type="float" office:value="-3.6" calcext:value-type="float">
            <text:p>-3.6</text:p>
          </table:table-cell>
          <table:table-cell office:value-type="float" office:value="-4.2" calcext:value-type="float">
            <text:p>-4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table:formula="of:=AVERAGE([.C60:.C64])" office:value-type="float" office:value="-1.81166666666667" calcext:value-type="float">
            <text:p>-1.812</text:p>
          </table:table-cell>
          <table:table-cell table:formula="of:=AVERAGE([.F64:.Q64])" office:value-type="float" office:value="-2.425" calcext:value-type="float">
            <text:p>-2.425</text:p>
          </table:table-cell>
          <table:table-cell table:formula="of:=STDEV([.C60:.C64])" office:value-type="float" office:value="0.508558693214898" calcext:value-type="float">
            <text:p>0.509</text:p>
          </table:table-cell>
          <table:table-cell table:formula="of:=STDEV([.F64:.Q64])" office:value-type="float" office:value="4.46076328568431" calcext:value-type="float">
            <text:p>4.461</text:p>
          </table:table-cell>
          <table:table-cell office:value-type="float" office:value="-7.9" calcext:value-type="float">
            <text:p>-7.9</text:p>
          </table:table-cell>
          <table:table-cell office:value-type="float" office:value="-3.8" calcext:value-type="float">
            <text:p>-3.8</text:p>
          </table:table-cell>
          <table:table-cell office:value-type="float" office:value="-9.2" calcext:value-type="float">
            <text:p>-9.2</text:p>
          </table:table-cell>
          <table:table-cell office:value-type="float" office:value="-4.3" calcext:value-type="float">
            <text:p>-4.3</text:p>
          </table:table-cell>
          <table:table-cell office:value-type="float" office:value="-1" calcext:value-type="float">
            <text:p>-1</text:p>
          </table:table-cell>
          <table:table-cell office:value-type="float" office:value="1.2" calcext:value-type="float">
            <text:p>1.2</text:p>
          </table:table-cell>
          <table:table-cell office:value-type="float" office:value="3.6" calcext:value-type="float">
            <text:p>3.6</text:p>
          </table:table-cell>
          <table:table-cell office:value-type="float" office:value="3.4" calcext:value-type="float">
            <text:p>3.4</text:p>
          </table:table-cell>
          <table:table-cell office:value-type="float" office:value="3.1" calcext:value-type="float">
            <text:p>3.1</text:p>
          </table:table-cell>
          <table:table-cell office:value-type="float" office:value="-2.8" calcext:value-type="float">
            <text:p>-2.8</text:p>
          </table:table-cell>
          <table:table-cell office:value-type="float" office:value="-5.9" calcext:value-type="float">
            <text:p>-5.9</text:p>
          </table:table-cell>
          <table:table-cell office:value-type="float" office:value="-5.5" calcext:value-type="float">
            <text:p>-5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table:formula="of:=AVERAGE([.C61:.C65])" office:value-type="float" office:value="-2.385" calcext:value-type="float">
            <text:p>-2.385</text:p>
          </table:table-cell>
          <table:table-cell table:formula="of:=AVERAGE([.F65:.Q65])" office:value-type="float" office:value="-4.06666666666667" calcext:value-type="float">
            <text:p>-4.067</text:p>
          </table:table-cell>
          <table:table-cell table:formula="of:=STDEV([.C61:.C65])" office:value-type="float" office:value="1.01265259481116" calcext:value-type="float">
            <text:p>1.013</text:p>
          </table:table-cell>
          <table:table-cell table:formula="of:=STDEV([.F65:.Q65])" office:value-type="float" office:value="5.74065775979996" calcext:value-type="float">
            <text:p>5.741</text:p>
          </table:table-cell>
          <table:table-cell office:value-type="float" office:value="-9.6" calcext:value-type="float">
            <text:p>-9.6</text:p>
          </table:table-cell>
          <table:table-cell office:value-type="float" office:value="-12.3" calcext:value-type="float">
            <text:p>-12.3</text:p>
          </table:table-cell>
          <table:table-cell office:value-type="float" office:value="-13.4" calcext:value-type="float">
            <text:p>-13.4</text:p>
          </table:table-cell>
          <table:table-cell office:value-type="float" office:value="-5.1" calcext:value-type="float">
            <text:p>-5.1</text:p>
          </table:table-cell>
          <table:table-cell office:value-type="float" office:value="-3.1" calcext:value-type="float">
            <text:p>-3.1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-3.5" calcext:value-type="float">
            <text:p>-3.5</text:p>
          </table:table-cell>
          <table:table-cell office:value-type="float" office:value="-1.7" calcext:value-type="float">
            <text:p>-1.7</text:p>
          </table:table-cell>
          <table:table-cell office:value-type="float" office:value="-8.3" calcext:value-type="float">
            <text:p>-8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table:formula="of:=AVERAGE([.C62:.C66])" office:value-type="float" office:value="-2.71" calcext:value-type="float">
            <text:p>-2.710</text:p>
          </table:table-cell>
          <table:table-cell table:formula="of:=AVERAGE([.F66:.Q66])" office:value-type="float" office:value="-3.08333333333333" calcext:value-type="float">
            <text:p>-3.083</text:p>
          </table:table-cell>
          <table:table-cell table:formula="of:=STDEV([.C62:.C66])" office:value-type="float" office:value="0.894803671824782" calcext:value-type="float">
            <text:p>0.895</text:p>
          </table:table-cell>
          <table:table-cell table:formula="of:=STDEV([.F66:.Q66])" office:value-type="float" office:value="6.26328890270821" calcext:value-type="float">
            <text:p>6.263</text:p>
          </table:table-cell>
          <table:table-cell office:value-type="float" office:value="-9.7" calcext:value-type="float">
            <text:p>-9.7</text:p>
          </table:table-cell>
          <table:table-cell office:value-type="float" office:value="-12.4" calcext:value-type="float">
            <text:p>-12.4</text:p>
          </table:table-cell>
          <table:table-cell office:value-type="float" office:value="-9.7" calcext:value-type="float">
            <text:p>-9.7</text:p>
          </table:table-cell>
          <table:table-cell office:value-type="float" office:value="-5.2" calcext:value-type="float">
            <text:p>-5.2</text:p>
          </table:table-cell>
          <table:table-cell office:value-type="float" office:value="-1.1" calcext:value-type="float">
            <text:p>-1.1</text:p>
          </table:table-cell>
          <table:table-cell office:value-type="float" office:value="2.6" calcext:value-type="float">
            <text:p>2.6</text:p>
          </table:table-cell>
          <table:table-cell office:value-type="float" office:value="5.1" calcext:value-type="float">
            <text:p>5.1</text:p>
          </table:table-cell>
          <table:table-cell office:value-type="float" office:value="6.7" calcext:value-type="float">
            <text:p>6.7</text:p>
          </table:table-cell>
          <table:table-cell office:value-type="float" office:value="2.2" calcext:value-type="float">
            <text:p>2.2</text:p>
          </table:table-cell>
          <table:table-cell office:value-type="float" office:value="-2.3" calcext:value-type="float">
            <text:p>-2.3</text:p>
          </table:table-cell>
          <table:table-cell office:value-type="float" office:value="-6.1" calcext:value-type="float">
            <text:p>-6.1</text:p>
          </table:table-cell>
          <table:table-cell office:value-type="float" office:value="-7.1" calcext:value-type="float">
            <text:p>-7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formula="of:=AVERAGE([.C63:.C67])" office:value-type="float" office:value="-2.65833333333333" calcext:value-type="float">
            <text:p>-2.658</text:p>
          </table:table-cell>
          <table:table-cell table:formula="of:=AVERAGE([.F67:.Q67])" office:value-type="float" office:value="-1.50833333333333" calcext:value-type="float">
            <text:p>-1.508</text:p>
          </table:table-cell>
          <table:table-cell table:formula="of:=STDEV([.C63:.C67])" office:value-type="float" office:value="0.967402737000242" calcext:value-type="float">
            <text:p>0.967</text:p>
          </table:table-cell>
          <table:table-cell table:formula="of:=STDEV([.F67:.Q67])" office:value-type="float" office:value="4.51531904305843" calcext:value-type="float">
            <text:p>4.515</text:p>
          </table:table-cell>
          <table:table-cell office:value-type="float" office:value="-3.1" calcext:value-type="float">
            <text:p>-3.1</text:p>
          </table:table-cell>
          <table:table-cell office:value-type="float" office:value="-8.8" calcext:value-type="float">
            <text:p>-8.8</text:p>
          </table:table-cell>
          <table:table-cell office:value-type="float" office:value="-8" calcext:value-type="float">
            <text:p>-8</text:p>
          </table:table-cell>
          <table:table-cell office:value-type="float" office:value="-4.5" calcext:value-type="float">
            <text:p>-4.5</text:p>
          </table:table-cell>
          <table:table-cell office:value-type="float" office:value="0.1" calcext:value-type="float">
            <text:p>0.1</text:p>
          </table:table-cell>
          <table:table-cell office:value-type="float" office:value="2.7" calcext:value-type="float">
            <text:p>2.7</text:p>
          </table:table-cell>
          <table:table-cell office:value-type="float" office:value="3.8" calcext:value-type="float">
            <text:p>3.8</text:p>
          </table:table-cell>
          <table:table-cell office:value-type="float" office:value="4.4" calcext:value-type="float">
            <text:p>4.4</text:p>
          </table:table-cell>
          <table:table-cell office:value-type="float" office:value="2.6" calcext:value-type="float">
            <text:p>2.6</text:p>
          </table:table-cell>
          <table:table-cell office:value-type="float" office:value="-0.1" calcext:value-type="float">
            <text:p>-0.1</text:p>
          </table:table-cell>
          <table:table-cell office:value-type="float" office:value="-1.8" calcext:value-type="float">
            <text:p>-1.8</text:p>
          </table:table-cell>
          <table:table-cell office:value-type="float" office:value="-5.4" calcext:value-type="float">
            <text:p>-5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table:formula="of:=AVERAGE([.C64:.C68])" office:value-type="float" office:value="-2.72333333333333" calcext:value-type="float">
            <text:p>-2.723</text:p>
          </table:table-cell>
          <table:table-cell table:formula="of:=AVERAGE([.F68:.Q68])" office:value-type="float" office:value="-2.53333333333333" calcext:value-type="float">
            <text:p>-2.533</text:p>
          </table:table-cell>
          <table:table-cell table:formula="of:=STDEV([.C64:.C68])" office:value-type="float" office:value="0.940142571930215" calcext:value-type="float">
            <text:p>0.940</text:p>
          </table:table-cell>
          <table:table-cell table:formula="of:=STDEV([.F68:.Q68])" office:value-type="float" office:value="5.10371225559188" calcext:value-type="float">
            <text:p>5.104</text:p>
          </table:table-cell>
          <table:table-cell office:value-type="float" office:value="-10" calcext:value-type="float">
            <text:p>-10</text:p>
          </table:table-cell>
          <table:table-cell office:value-type="float" office:value="-4.9" calcext:value-type="float">
            <text:p>-4.9</text:p>
          </table:table-cell>
          <table:table-cell office:value-type="float" office:value="-7.4" calcext:value-type="float">
            <text:p>-7.4</text:p>
          </table:table-cell>
          <table:table-cell office:value-type="float" office:value="-4.8" calcext:value-type="float">
            <text:p>-4.8</text:p>
          </table:table-cell>
          <table:table-cell office:value-type="float" office:value="-0.1" calcext:value-type="float">
            <text:p>-0.1</text:p>
          </table:table-cell>
          <table:table-cell office:value-type="float" office:value="2.5" calcext:value-type="float">
            <text:p>2.5</text:p>
          </table:table-cell>
          <table:table-cell office:value-type="float" office:value="3.6" calcext:value-type="float">
            <text:p>3.6</text:p>
          </table:table-cell>
          <table:table-cell office:value-type="float" office:value="4.4" calcext:value-type="float">
            <text:p>4.4</text:p>
          </table:table-cell>
          <table:table-cell office:value-type="float" office:value="2.5" calcext:value-type="float">
            <text:p>2.5</text:p>
          </table:table-cell>
          <table:table-cell office:value-type="float" office:value="-1.3" calcext:value-type="float">
            <text:p>-1.3</text:p>
          </table:table-cell>
          <table:table-cell office:value-type="float" office:value="-8.9" calcext:value-type="float">
            <text:p>-8.9</text:p>
          </table:table-cell>
          <table:table-cell office:value-type="float" office:value="-6" calcext:value-type="float">
            <text:p>-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table:formula="of:=AVERAGE([.C65:.C69])" office:value-type="float" office:value="-2.31333333333333" calcext:value-type="float">
            <text:p>-2.313</text:p>
          </table:table-cell>
          <table:table-cell table:formula="of:=AVERAGE([.F69:.Q69])" office:value-type="float" office:value="-0.375" calcext:value-type="float">
            <text:p>-0.375</text:p>
          </table:table-cell>
          <table:table-cell table:formula="of:=STDEV([.C65:.C69])" office:value-type="float" office:value="1.42483673528662" calcext:value-type="float">
            <text:p>1.425</text:p>
          </table:table-cell>
          <table:table-cell table:formula="of:=STDEV([.F69:.Q69])" office:value-type="float" office:value="3.65267647822052" calcext:value-type="float">
            <text:p>3.653</text:p>
          </table:table-cell>
          <table:table-cell office:value-type="float" office:value="-1.1" calcext:value-type="float">
            <text:p>-1.1</text:p>
          </table:table-cell>
          <table:table-cell office:value-type="float" office:value="-6.2" calcext:value-type="float">
            <text:p>-6.2</text:p>
          </table:table-cell>
          <table:table-cell office:value-type="float" office:value="-5.1" calcext:value-type="float">
            <text:p>-5.1</text:p>
          </table:table-cell>
          <table:table-cell office:value-type="float" office:value="-3.6" calcext:value-type="float">
            <text:p>-3.6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5.2" calcext:value-type="float">
            <text:p>5.2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  <table:table-cell office:value-type="float" office:value="-1.9" calcext:value-type="float">
            <text:p>-1.9</text:p>
          </table:table-cell>
          <table:table-cell office:value-type="float" office:value="-1.8" calcext:value-type="float">
            <text:p>-1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table:formula="of:=AVERAGE([.C66:.C70])" office:value-type="float" office:value="-1.99" calcext:value-type="float">
            <text:p>-1.990</text:p>
          </table:table-cell>
          <table:table-cell table:formula="of:=AVERAGE([.F70:.Q70])" office:value-type="float" office:value="-2.45" calcext:value-type="float">
            <text:p>-2.450</text:p>
          </table:table-cell>
          <table:table-cell table:formula="of:=STDEV([.C66:.C70])" office:value-type="float" office:value="1.06564729937567" calcext:value-type="float">
            <text:p>1.066</text:p>
          </table:table-cell>
          <table:table-cell table:formula="of:=STDEV([.F70:.Q70])" office:value-type="float" office:value="5.64358042380898" calcext:value-type="float">
            <text:p>5.644</text:p>
          </table:table-cell>
          <table:table-cell office:value-type="float" office:value="-1.9" calcext:value-type="float">
            <text:p>-1.9</text:p>
          </table:table-cell>
          <table:table-cell office:value-type="float" office:value="-12.6" calcext:value-type="float">
            <text:p>-12.6</text:p>
          </table:table-cell>
          <table:table-cell office:value-type="float" office:value="-6.4" calcext:value-type="float">
            <text:p>-6.4</text:p>
          </table:table-cell>
          <table:table-cell office:value-type="float" office:value="-7.4" calcext:value-type="float">
            <text:p>-7.4</text:p>
          </table:table-cell>
          <table:table-cell office:value-type="float" office:value="-0.9" calcext:value-type="float">
            <text:p>-0.9</text:p>
          </table:table-cell>
          <table:table-cell office:value-type="float" office:value="1.9" calcext:value-type="float">
            <text:p>1.9</text:p>
          </table:table-cell>
          <table:table-cell office:value-type="float" office:value="4.1" calcext:value-type="float">
            <text:p>4.1</text:p>
          </table:table-cell>
          <table:table-cell office:value-type="float" office:value="5" calcext:value-type="float">
            <text:p>5</text:p>
          </table:table-cell>
          <table:table-cell office:value-type="float" office:value="4.1" calcext:value-type="float">
            <text:p>4.1</text:p>
          </table:table-cell>
          <table:table-cell office:value-type="float" office:value="-1.2" calcext:value-type="float">
            <text:p>-1.2</text:p>
          </table:table-cell>
          <table:table-cell office:value-type="float" office:value="-7.5" calcext:value-type="float">
            <text:p>-7.5</text:p>
          </table:table-cell>
          <table:table-cell office:value-type="float" office:value="-6.6" calcext:value-type="float">
            <text:p>-6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table:formula="of:=AVERAGE([.C67:.C71])" office:value-type="float" office:value="-1.315" calcext:value-type="float">
            <text:p>-1.315</text:p>
          </table:table-cell>
          <table:table-cell table:formula="of:=AVERAGE([.F71:.Q71])" office:value-type="float" office:value="0.291666666666667" calcext:value-type="float">
            <text:p>0.292</text:p>
          </table:table-cell>
          <table:table-cell table:formula="of:=STDEV([.C67:.C71])" office:value-type="float" office:value="1.25248918824342" calcext:value-type="float">
            <text:p>1.252</text:p>
          </table:table-cell>
          <table:table-cell table:formula="of:=STDEV([.F71:.Q71])" office:value-type="float" office:value="3.10057423811471" calcext:value-type="float">
            <text:p>3.101</text:p>
          </table:table-cell>
          <table:table-cell office:value-type="float" office:value="-1.4" calcext:value-type="float">
            <text:p>-1.4</text:p>
          </table:table-cell>
          <table:table-cell office:value-type="float" office:value="-3.9" calcext:value-type="float">
            <text:p>-3.9</text:p>
          </table:table-cell>
          <table:table-cell office:value-type="float" office:value="-1.3" calcext:value-type="float">
            <text:p>-1.3</text:p>
          </table:table-cell>
          <table:table-cell office:value-type="float" office:value="-1.5" calcext:value-type="float">
            <text:p>-1.5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3.7" calcext:value-type="float">
            <text:p>3.7</text:p>
          </table:table-cell>
          <table:table-cell office:value-type="float" office:value="4.5" calcext:value-type="float">
            <text:p>4.5</text:p>
          </table:table-cell>
          <table:table-cell office:value-type="float" office:value="2.9" calcext:value-type="float">
            <text:p>2.9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-5.5" calcext:value-type="float">
            <text:p>-5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table:formula="of:=AVERAGE([.C68:.C72])" office:value-type="float" office:value="-1.35833333333333" calcext:value-type="float">
            <text:p>-1.358</text:p>
          </table:table-cell>
          <table:table-cell table:formula="of:=AVERAGE([.F72:.Q72])" office:value-type="float" office:value="-1.725" calcext:value-type="float">
            <text:p>-1.725</text:p>
          </table:table-cell>
          <table:table-cell table:formula="of:=STDEV([.C68:.C72])" office:value-type="float" office:value="1.26454043035405" calcext:value-type="float">
            <text:p>1.265</text:p>
          </table:table-cell>
          <table:table-cell table:formula="of:=STDEV([.F72:.Q72])" office:value-type="float" office:value="4.34555676943285" calcext:value-type="float">
            <text:p>4.346</text:p>
          </table:table-cell>
          <table:table-cell office:value-type="float" office:value="-6.8" calcext:value-type="float">
            <text:p>-6.8</text:p>
          </table:table-cell>
          <table:table-cell office:value-type="float" office:value="-3.7" calcext:value-type="float">
            <text:p>-3.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1.7" calcext:value-type="float">
            <text:p>-1.7</text:p>
          </table:table-cell>
          <table:table-cell office:value-type="float" office:value="0.7" calcext:value-type="float">
            <text:p>0.7</text:p>
          </table:table-cell>
          <table:table-cell office:value-type="float" office:value="4.1" calcext:value-type="float">
            <text:p>4.1</text:p>
          </table:table-cell>
          <table:table-cell office:value-type="float" office:value="5.3" calcext:value-type="float">
            <text:p>5.3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-1.6" calcext:value-type="float">
            <text:p>-1.6</text:p>
          </table:table-cell>
          <table:table-cell office:value-type="float" office:value="-8.3" calcext:value-type="float">
            <text:p>-8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AVERAGE([.C69:.C73])" office:value-type="float" office:value="-0.876666666666667" calcext:value-type="float">
            <text:p>-0.877</text:p>
          </table:table-cell>
          <table:table-cell table:formula="of:=AVERAGE([.F73:.Q73])" office:value-type="float" office:value="-0.125" calcext:value-type="float">
            <text:p>-0.125</text:p>
          </table:table-cell>
          <table:table-cell table:formula="of:=STDEV([.C69:.C73])" office:value-type="float" office:value="1.15938800906149" calcext:value-type="float">
            <text:p>1.159</text:p>
          </table:table-cell>
          <table:table-cell table:formula="of:=STDEV([.F73:.Q73])" office:value-type="float" office:value="3.9075974948577" calcext:value-type="float">
            <text:p>3.908</text:p>
          </table:table-cell>
          <table:table-cell office:value-type="float" office:value="-6.6" calcext:value-type="float">
            <text:p>-6.6</text:p>
          </table:table-cell>
          <table:table-cell office:value-type="float" office:value="-2.6" calcext:value-type="float">
            <text:p>-2.6</text:p>
          </table:table-cell>
          <table:table-cell office:value-type="float" office:value="-1.5" calcext:value-type="float">
            <text:p>-1.5</text:p>
          </table:table-cell>
          <table:table-cell office:value-type="float" office:value="-4.4" calcext:value-type="float">
            <text:p>-4.4</text:p>
          </table:table-cell>
          <table:table-cell office:value-type="float" office:value="0.4" calcext:value-type="float">
            <text:p>0.4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2.7" calcext:value-type="float">
            <text:p>2.7</text:p>
          </table:table-cell>
          <table:table-cell office:value-type="float" office:value="3.3" calcext:value-type="float">
            <text:p>3.3</text:p>
          </table:table-cell>
          <table:table-cell office:value-type="float" office:value="-2.8" calcext:value-type="float">
            <text:p>-2.8</text:p>
          </table:table-cell>
          <table:table-cell office:value-type="float" office:value="-3.1" calcext:value-type="float">
            <text:p>-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AVERAGE([.C70:.C74])" office:value-type="float" office:value="-1.10666666666667" calcext:value-type="float">
            <text:p>-1.107</text:p>
          </table:table-cell>
          <table:table-cell table:formula="of:=AVERAGE([.F74:.Q74])" office:value-type="float" office:value="-1.525" calcext:value-type="float">
            <text:p>-1.525</text:p>
          </table:table-cell>
          <table:table-cell table:formula="of:=STDEV([.C70:.C74])" office:value-type="float" office:value="1.14900923504653" calcext:value-type="float">
            <text:p>1.149</text:p>
          </table:table-cell>
          <table:table-cell table:formula="of:=STDEV([.F74:.Q74])" office:value-type="float" office:value="4.1750612407049" calcext:value-type="float">
            <text:p>4.175</text:p>
          </table:table-cell>
          <table:table-cell office:value-type="float" office:value="-5.8" calcext:value-type="float">
            <text:p>-5.8</text:p>
          </table:table-cell>
          <table:table-cell office:value-type="float" office:value="-5.2" calcext:value-type="float">
            <text:p>-5.2</text:p>
          </table:table-cell>
          <table:table-cell office:value-type="float" office:value="-8.2" calcext:value-type="float">
            <text:p>-8.2</text:p>
          </table:table-cell>
          <table:table-cell office:value-type="float" office:value="-5.7" calcext:value-type="float">
            <text:p>-5.7</text:p>
          </table:table-cell>
          <table:table-cell office:value-type="float" office:value="-1.4" calcext:value-type="float">
            <text:p>-1.4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4.1" calcext:value-type="float">
            <text:p>4.1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-2.9" calcext:value-type="float">
            <text:p>-2.9</text:p>
          </table:table-cell>
          <table:table-cell office:value-type="float" office:value="-2.4" calcext:value-type="float">
            <text:p>-2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AVERAGE([.C71:.C75])" office:value-type="float" office:value="-0.95" calcext:value-type="float">
            <text:p>-0.950</text:p>
          </table:table-cell>
          <table:table-cell table:formula="of:=AVERAGE([.F75:.Q75])" office:value-type="float" office:value="-1.66666666666667" calcext:value-type="float">
            <text:p>-1.667</text:p>
          </table:table-cell>
          <table:table-cell table:formula="of:=STDEV([.C71:.C75])" office:value-type="float" office:value="0.957499637365758" calcext:value-type="float">
            <text:p>0.957</text:p>
          </table:table-cell>
          <table:table-cell table:formula="of:=STDEV([.F75:.Q75])" office:value-type="float" office:value="4.88193950529227" calcext:value-type="float">
            <text:p>4.882</text:p>
          </table:table-cell>
          <table:table-cell office:value-type="float" office:value="-6.9" calcext:value-type="float">
            <text:p>-6.9</text:p>
          </table:table-cell>
          <table:table-cell office:value-type="float" office:value="-9.5" calcext:value-type="float">
            <text:p>-9.5</text:p>
          </table:table-cell>
          <table:table-cell office:value-type="float" office:value="-5.5" calcext:value-type="float">
            <text:p>-5.5</text:p>
          </table:table-cell>
          <table:table-cell office:value-type="float" office:value="-2.7" calcext:value-type="float">
            <text:p>-2.7</text:p>
          </table:table-cell>
          <table:table-cell office:value-type="float" office:value="-0.7" calcext:value-type="float">
            <text:p>-0.7</text:p>
          </table:table-cell>
          <table:table-cell office:value-type="float" office:value="2.1" calcext:value-type="float">
            <text:p>2.1</text:p>
          </table:table-cell>
          <table:table-cell office:value-type="float" office:value="4.5" calcext:value-type="float">
            <text:p>4.5</text:p>
          </table:table-cell>
          <table:table-cell office:value-type="float" office:value="5.6" calcext:value-type="float">
            <text:p>5.6</text:p>
          </table:table-cell>
          <table:table-cell office:value-type="float" office:value="3.1" calcext:value-type="float">
            <text:p>3.1</text:p>
          </table:table-cell>
          <table:table-cell office:value-type="float" office:value="0.3" calcext:value-type="float">
            <text:p>0.3</text:p>
          </table:table-cell>
          <table:table-cell office:value-type="float" office:value="-5.8" calcext:value-type="float">
            <text:p>-5.8</text:p>
          </table:table-cell>
          <table:table-cell office:value-type="float" office:value="-4.5" calcext:value-type="float">
            <text:p>-4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AVERAGE([.C72:.C76])" office:value-type="float" office:value="-1.28833333333333" calcext:value-type="float">
            <text:p>-1.288</text:p>
          </table:table-cell>
          <table:table-cell table:formula="of:=AVERAGE([.F76:.Q76])" office:value-type="float" office:value="-1.4" calcext:value-type="float">
            <text:p>-1.400</text:p>
          </table:table-cell>
          <table:table-cell table:formula="of:=STDEV([.C72:.C76])" office:value-type="float" office:value="0.662502620539891" calcext:value-type="float">
            <text:p>0.663</text:p>
          </table:table-cell>
          <table:table-cell table:formula="of:=STDEV([.F76:.Q76])" office:value-type="float" office:value="4.51462270647484" calcext:value-type="float">
            <text:p>4.515</text:p>
          </table:table-cell>
          <table:table-cell office:value-type="float" office:value="-9.8" calcext:value-type="float">
            <text:p>-9.8</text:p>
          </table:table-cell>
          <table:table-cell office:value-type="float" office:value="-6.8" calcext:value-type="float">
            <text:p>-6.8</text:p>
          </table:table-cell>
          <table:table-cell office:value-type="float" office:value="-5" calcext:value-type="float">
            <text:p>-5</text:p>
          </table:table-cell>
          <table:table-cell office:value-type="float" office:value="-3.4" calcext:value-type="float">
            <text:p>-3.4</text:p>
          </table:table-cell>
          <table:table-cell office:value-type="float" office:value="-2.7" calcext:value-type="float">
            <text:p>-2.7</text:p>
          </table:table-cell>
          <table:table-cell office:value-type="float" office:value="1.8" calcext:value-type="float">
            <text:p>1.8</text:p>
          </table:table-cell>
          <table:table-cell office:value-type="float" office:value="3.9" calcext:value-type="float">
            <text:p>3.9</text:p>
          </table:table-cell>
          <table:table-cell office:value-type="float" office:value="5.4" calcext:value-type="float">
            <text:p>5.4</text:p>
          </table:table-cell>
          <table:table-cell office:value-type="float" office:value="2.2" calcext:value-type="float">
            <text:p>2.2</text:p>
          </table:table-cell>
          <table:table-cell office:value-type="float" office:value="1.3" calcext:value-type="float">
            <text:p>1.3</text:p>
          </table:table-cell>
          <table:table-cell office:value-type="float" office:value="-2.4" calcext:value-type="float">
            <text:p>-2.4</text:p>
          </table:table-cell>
          <table:table-cell office:value-type="float" office:value="-1.3" calcext:value-type="float">
            <text:p>-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AVERAGE([.C73:.C77])" office:value-type="float" office:value="-1.11" calcext:value-type="float">
            <text:p>-1.110</text:p>
          </table:table-cell>
          <table:table-cell table:formula="of:=AVERAGE([.F77:.Q77])" office:value-type="float" office:value="-0.833333333333333" calcext:value-type="float">
            <text:p>-0.833</text:p>
          </table:table-cell>
          <table:table-cell table:formula="of:=STDEV([.C73:.C77])" office:value-type="float" office:value="0.635014216813731" calcext:value-type="float">
            <text:p>0.635</text:p>
          </table:table-cell>
          <table:table-cell table:formula="of:=STDEV([.F77:.Q77])" office:value-type="float" office:value="4.02138224389515" calcext:value-type="float">
            <text:p>4.021</text:p>
          </table:table-cell>
          <table:table-cell office:value-type="float" office:value="-3.3" calcext:value-type="float">
            <text:p>-3.3</text:p>
          </table:table-cell>
          <table:table-cell office:value-type="float" office:value="-4.9" calcext:value-type="float">
            <text:p>-4.9</text:p>
          </table:table-cell>
          <table:table-cell table:number-columns-repeated="2" office:value-type="float" office:value="-2.7" calcext:value-type="float">
            <text:p>-2.7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office:value-type="float" office:value="3.2" calcext:value-type="float">
            <text:p>3.2</text:p>
          </table:table-cell>
          <table:table-cell office:value-type="float" office:value="-2.2" calcext:value-type="float">
            <text:p>-2.2</text:p>
          </table:table-cell>
          <table:table-cell office:value-type="float" office:value="-4.1" calcext:value-type="float">
            <text:p>-4.1</text:p>
          </table:table-cell>
          <table:table-cell office:value-type="float" office:value="-6.8" calcext:value-type="float">
            <text:p>-6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AVERAGE([.C74:.C78])" office:value-type="float" office:value="-1.475" calcext:value-type="float">
            <text:p>-1.475</text:p>
          </table:table-cell>
          <table:table-cell table:formula="of:=AVERAGE([.F78:.Q78])" office:value-type="float" office:value="-1.95" calcext:value-type="float">
            <text:p>-1.950</text:p>
          </table:table-cell>
          <table:table-cell table:formula="of:=STDEV([.C74:.C78])" office:value-type="float" office:value="0.412983723112129" calcext:value-type="float">
            <text:p>0.413</text:p>
          </table:table-cell>
          <table:table-cell table:formula="of:=STDEV([.F78:.Q78])" office:value-type="float" office:value="4.15418737267263" calcext:value-type="float">
            <text:p>4.154</text:p>
          </table:table-cell>
          <table:table-cell office:value-type="float" office:value="-7.7" calcext:value-type="float">
            <text:p>-7.7</text:p>
          </table:table-cell>
          <table:table-cell office:value-type="float" office:value="-5.2" calcext:value-type="float">
            <text:p>-5.2</text:p>
          </table:table-cell>
          <table:table-cell office:value-type="float" office:value="-6.9" calcext:value-type="float">
            <text:p>-6.9</text:p>
          </table:table-cell>
          <table:table-cell office:value-type="float" office:value="-4" calcext:value-type="float">
            <text:p>-4</text:p>
          </table:table-cell>
          <table:table-cell office:value-type="float" office:value="-0.7" calcext:value-type="float">
            <text:p>-0.7</text:p>
          </table:table-cell>
          <table:table-cell office:value-type="float" office:value="0.6" calcext:value-type="float">
            <text:p>0.6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 office:value-type="float" office:value="2.1" calcext:value-type="float">
            <text:p>2.1</text:p>
          </table:table-cell>
          <table:table-cell office:value-type="float" office:value="-1" calcext:value-type="float">
            <text:p>-1</text:p>
          </table:table-cell>
          <table:table-cell office:value-type="float" office:value="-2.9" calcext:value-type="float">
            <text:p>-2.9</text:p>
          </table:table-cell>
          <table:table-cell office:value-type="float" office:value="-6" calcext:value-type="float">
            <text:p>-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AVERAGE([.C75:.C79])" office:value-type="float" office:value="-1.51666666666667" calcext:value-type="float">
            <text:p>-1.517</text:p>
          </table:table-cell>
          <table:table-cell table:formula="of:=AVERAGE([.F79:.Q79])" office:value-type="float" office:value="-1.73333333333333" calcext:value-type="float">
            <text:p>-1.733</text:p>
          </table:table-cell>
          <table:table-cell table:formula="of:=STDEV([.C75:.C79])" office:value-type="float" office:value="0.429469957557504" calcext:value-type="float">
            <text:p>0.429</text:p>
          </table:table-cell>
          <table:table-cell table:formula="of:=STDEV([.F79:.Q79])" office:value-type="float" office:value="4.06455484162855" calcext:value-type="float">
            <text:p>4.065</text:p>
          </table:table-cell>
          <table:table-cell office:value-type="float" office:value="-9" calcext:value-type="float">
            <text:p>-9</text:p>
          </table:table-cell>
          <table:table-cell office:value-type="float" office:value="-3.5" calcext:value-type="float">
            <text:p>-3.5</text:p>
          </table:table-cell>
          <table:table-cell office:value-type="float" office:value="-4.6" calcext:value-type="float">
            <text:p>-4.6</text:p>
          </table:table-cell>
          <table:table-cell office:value-type="float" office:value="-5.9" calcext:value-type="float">
            <text:p>-5.9</text:p>
          </table:table-cell>
          <table:table-cell office:value-type="float" office:value="-1.9" calcext:value-type="float">
            <text:p>-1.9</text:p>
          </table:table-cell>
          <table:table-cell office:value-type="float" office:value="0.7" calcext:value-type="float">
            <text:p>0.7</text:p>
          </table:table-cell>
          <table:table-cell office:value-type="float" office:value="3.6" calcext:value-type="float">
            <text:p>3.6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-3" calcext:value-type="float">
            <text:p>-3</text:p>
          </table:table-cell>
          <table:table-cell office:value-type="float" office:value="-4.2" calcext:value-type="float">
            <text:p>-4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AVERAGE([.C76:.C80])" office:value-type="float" office:value="-1.46" calcext:value-type="float">
            <text:p>-1.460</text:p>
          </table:table-cell>
          <table:table-cell table:formula="of:=AVERAGE([.F80:.Q80])" office:value-type="float" office:value="-1.38333333333333" calcext:value-type="float">
            <text:p>-1.383</text:p>
          </table:table-cell>
          <table:table-cell table:formula="of:=STDEV([.C76:.C80])" office:value-type="float" office:value="0.423379262600331" calcext:value-type="float">
            <text:p>0.423</text:p>
          </table:table-cell>
          <table:table-cell table:formula="of:=STDEV([.F80:.Q80])" office:value-type="float" office:value="3.69418051764795" calcext:value-type="float">
            <text:p>3.694</text:p>
          </table:table-cell>
          <table:table-cell office:value-type="float" office:value="-4.1" calcext:value-type="float">
            <text:p>-4.1</text:p>
          </table:table-cell>
          <table:table-cell office:value-type="float" office:value="-4.9" calcext:value-type="float">
            <text:p>-4.9</text:p>
          </table:table-cell>
          <table:table-cell office:value-type="float" office:value="-5.3" calcext:value-type="float">
            <text:p>-5.3</text:p>
          </table:table-cell>
          <table:table-cell office:value-type="float" office:value="-3.3" calcext:value-type="float">
            <text:p>-3.3</text:p>
          </table:table-cell>
          <table:table-cell office:value-type="float" office:value="-0.1" calcext:value-type="float">
            <text:p>-0.1</text:p>
          </table:table-cell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office:value-type="float" office:value="4.3" calcext:value-type="float">
            <text:p>4.3</text:p>
          </table:table-cell>
          <table:table-cell office:value-type="float" office:value="1.9" calcext:value-type="float">
            <text:p>1.9</text:p>
          </table:table-cell>
          <table:table-cell office:value-type="float" office:value="-1.4" calcext:value-type="float">
            <text:p>-1.4</text:p>
          </table:table-cell>
          <table:table-cell office:value-type="float" office:value="-5.2" calcext:value-type="float">
            <text:p>-5.2</text:p>
          </table:table-cell>
          <table:table-cell office:value-type="float" office:value="-4.5" calcext:value-type="float">
            <text:p>-4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AVERAGE([.C77:.C81])" office:value-type="float" office:value="-1.04" calcext:value-type="float">
            <text:p>-1.040</text:p>
          </table:table-cell>
          <table:table-cell table:formula="of:=AVERAGE([.F81:.Q81])" office:value-type="float" office:value="0.7" calcext:value-type="float">
            <text:p>0.700</text:p>
          </table:table-cell>
          <table:table-cell table:formula="of:=STDEV([.C77:.C81])" office:value-type="float" office:value="1.06030655944401" calcext:value-type="float">
            <text:p>1.060</text:p>
          </table:table-cell>
          <table:table-cell table:formula="of:=STDEV([.F81:.Q81])" office:value-type="float" office:value="2.76241001498856" calcext:value-type="float">
            <text:p>2.762</text:p>
          </table:table-cell>
          <table:table-cell office:value-type="float" office:value="-3.1" calcext:value-type="float">
            <text:p>-3.1</text:p>
          </table:table-cell>
          <table:table-cell office:value-type="float" office:value="-1.3" calcext:value-type="float">
            <text:p>-1.3</text:p>
          </table:table-cell>
          <table:table-cell office:value-type="float" office:value="-3.3" calcext:value-type="float">
            <text:p>-3.3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5.1" calcext:value-type="float">
            <text:p>5.1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</text:p>
          </table:table-cell>
          <table:table-cell office:value-type="float" office:value="0.4" calcext:value-type="float">
            <text:p>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AVERAGE([.C78:.C82])" office:value-type="float" office:value="-1.14" calcext:value-type="float">
            <text:p>-1.140</text:p>
          </table:table-cell>
          <table:table-cell table:formula="of:=AVERAGE([.F82:.Q82])" office:value-type="float" office:value="-1.33333333333333" calcext:value-type="float">
            <text:p>-1.333</text:p>
          </table:table-cell>
          <table:table-cell table:formula="of:=STDEV([.C78:.C82])" office:value-type="float" office:value="1.05952033172249" calcext:value-type="float">
            <text:p>1.060</text:p>
          </table:table-cell>
          <table:table-cell table:formula="of:=STDEV([.F82:.Q82])" office:value-type="float" office:value="4.20072143876032" calcext:value-type="float">
            <text:p>4.201</text:p>
          </table:table-cell>
          <table:table-cell office:value-type="float" office:value="-3.5" calcext:value-type="float">
            <text:p>-3.5</text:p>
          </table:table-cell>
          <table:table-cell office:value-type="float" office:value="-5.2" calcext:value-type="float">
            <text:p>-5.2</text:p>
          </table:table-cell>
          <table:table-cell office:value-type="float" office:value="-4.6" calcext:value-type="float">
            <text:p>-4.6</text:p>
          </table:table-cell>
          <table:table-cell office:value-type="float" office:value="-5.8" calcext:value-type="float">
            <text:p>-5.8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.8</text:p>
          </table:table-cell>
          <table:table-cell office:value-type="float" office:value="2.1" calcext:value-type="float">
            <text:p>2.1</text:p>
          </table:table-cell>
          <table:table-cell office:value-type="float" office:value="-0.2" calcext:value-type="float">
            <text:p>-0.2</text:p>
          </table:table-cell>
          <table:table-cell office:value-type="float" office:value="-3.4" calcext:value-type="float">
            <text:p>-3.4</text:p>
          </table:table-cell>
          <table:table-cell office:value-type="float" office:value="-7.3" calcext:value-type="float">
            <text:p>-7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AVERAGE([.C79:.C83])" office:value-type="float" office:value="-0.915" calcext:value-type="float">
            <text:p>-0.915</text:p>
          </table:table-cell>
          <table:table-cell table:formula="of:=AVERAGE([.F83:.Q83])" office:value-type="float" office:value="-0.825" calcext:value-type="float">
            <text:p>-0.825</text:p>
          </table:table-cell>
          <table:table-cell table:formula="of:=STDEV([.C79:.C83])" office:value-type="float" office:value="0.959209744181809" calcext:value-type="float">
            <text:p>0.959</text:p>
          </table:table-cell>
          <table:table-cell table:formula="of:=STDEV([.F83:.Q83])" office:value-type="float" office:value="3.85041320096711" calcext:value-type="float">
            <text:p>3.850</text:p>
          </table:table-cell>
          <table:table-cell office:value-type="float" office:value="-5.9" calcext:value-type="float">
            <text:p>-5.9</text:p>
          </table:table-cell>
          <table:table-cell office:value-type="float" office:value="-6.1" calcext:value-type="float">
            <text:p>-6.1</text:p>
          </table:table-cell>
          <table:table-cell office:value-type="float" office:value="-4.7" calcext:value-type="float">
            <text:p>-4.7</text:p>
          </table:table-cell>
          <table:table-cell office:value-type="float" office:value="-3.7" calcext:value-type="float">
            <text:p>-3.7</text:p>
          </table:table-cell>
          <table:table-cell office:value-type="float" office:value="-0.7" calcext:value-type="float">
            <text:p>-0.7</text:p>
          </table:table-cell>
          <table:table-cell office:value-type="float" office:value="2.6" calcext:value-type="float">
            <text:p>2.6</text:p>
          </table:table-cell>
          <table:table-cell office:value-type="float" office:value="3.6" calcext:value-type="float">
            <text:p>3.6</text:p>
          </table:table-cell>
          <table:table-cell office:value-type="float" office:value="5.2" calcext:value-type="float">
            <text:p>5.2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AVERAGE([.C80:.C84])" office:value-type="float" office:value="-0.796666666666667" calcext:value-type="float">
            <text:p>-0.797</text:p>
          </table:table-cell>
          <table:table-cell table:formula="of:=AVERAGE([.F84:.Q84])" office:value-type="float" office:value="-1.14166666666667" calcext:value-type="float">
            <text:p>-1.142</text:p>
          </table:table-cell>
          <table:table-cell table:formula="of:=STDEV([.C80:.C84])" office:value-type="float" office:value="0.864873947141688" calcext:value-type="float">
            <text:p>0.865</text:p>
          </table:table-cell>
          <table:table-cell table:formula="of:=STDEV([.F84:.Q84])" office:value-type="float" office:value="5.17168133964071" calcext:value-type="float">
            <text:p>5.172</text:p>
          </table:table-cell>
          <table:table-cell office:value-type="float" office:value="-2.6" calcext:value-type="float">
            <text:p>-2.6</text:p>
          </table:table-cell>
          <table:table-cell office:value-type="float" office:value="-9.3" calcext:value-type="float">
            <text:p>-9.3</text:p>
          </table:table-cell>
          <table:table-cell office:value-type="float" office:value="-4.1" calcext:value-type="float">
            <text:p>-4.1</text:p>
          </table:table-cell>
          <table:table-cell office:value-type="float" office:value="-1.5" calcext:value-type="float">
            <text:p>-1.5</text:p>
          </table:table-cell>
          <table:table-cell office:value-type="float" office:value="0.2" calcext:value-type="float">
            <text:p>0.2</text:p>
          </table:table-cell>
          <table:table-cell office:value-type="float" office:value="2.5" calcext:value-type="float">
            <text:p>2.5</text:p>
          </table:table-cell>
          <table:table-cell office:value-type="float" office:value="5.3" calcext:value-type="float">
            <text:p>5.3</text:p>
          </table:table-cell>
          <table:table-cell office:value-type="float" office:value="4.7" calcext:value-type="float">
            <text:p>4.7</text:p>
          </table:table-cell>
          <table:table-cell office:value-type="float" office:value="3.6" calcext:value-type="float">
            <text:p>3.6</text:p>
          </table:table-cell>
          <table:table-cell office:value-type="float" office:value="0.7" calcext:value-type="float">
            <text:p>0.7</text:p>
          </table:table-cell>
          <table:table-cell office:value-type="float" office:value="-2.1" calcext:value-type="float">
            <text:p>-2.1</text:p>
          </table:table-cell>
          <table:table-cell office:value-type="float" office:value="-11.1" calcext:value-type="float">
            <text:p>-11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AVERAGE([.C81:.C85])" office:value-type="float" office:value="-1.00333333333333" calcext:value-type="float">
            <text:p>-1.003</text:p>
          </table:table-cell>
          <table:table-cell table:formula="of:=AVERAGE([.F85:.Q85])" office:value-type="float" office:value="-2.41666666666667" calcext:value-type="float">
            <text:p>-2.417</text:p>
          </table:table-cell>
          <table:table-cell table:formula="of:=STDEV([.C81:.C85])" office:value-type="float" office:value="1.12457708100028" calcext:value-type="float">
            <text:p>1.125</text:p>
          </table:table-cell>
          <table:table-cell table:formula="of:=STDEV([.F85:.Q85])" office:value-type="float" office:value="5.48582194609362" calcext:value-type="float">
            <text:p>5.486</text:p>
          </table:table-cell>
          <table:table-cell office:value-type="float" office:value="-10.8" calcext:value-type="float">
            <text:p>-10.8</text:p>
          </table:table-cell>
          <table:table-cell office:value-type="float" office:value="-3.3" calcext:value-type="float">
            <text:p>-3.3</text:p>
          </table:table-cell>
          <table:table-cell office:value-type="float" office:value="-7.7" calcext:value-type="float">
            <text:p>-7.7</text:p>
          </table:table-cell>
          <table:table-cell office:value-type="float" office:value="-7.1" calcext:value-type="float">
            <text:p>-7.1</text:p>
          </table:table-cell>
          <table:table-cell office:value-type="float" office:value="-1" calcext:value-type="float">
            <text:p>-1</text:p>
          </table:table-cell>
          <table:table-cell office:value-type="float" office:value="1.5" calcext:value-type="float">
            <text:p>1.5</text:p>
          </table:table-cell>
          <table:table-cell office:value-type="float" office:value="4.4" calcext:value-type="float">
            <text:p>4.4</text:p>
          </table:table-cell>
          <table:table-cell office:value-type="float" office:value="5.8" calcext:value-type="float">
            <text:p>5.8</text:p>
          </table:table-cell>
          <table:table-cell office:value-type="float" office:value="3.1" calcext:value-type="float">
            <text:p>3.1</text:p>
          </table:table-cell>
          <table:table-cell office:value-type="float" office:value="-0.5" calcext:value-type="float">
            <text:p>-0.5</text:p>
          </table:table-cell>
          <table:table-cell office:value-type="float" office:value="-4.7" calcext:value-type="float">
            <text:p>-4.7</text:p>
          </table:table-cell>
          <table:table-cell office:value-type="float" office:value="-8.7" calcext:value-type="float">
            <text:p>-8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AVERAGE([.C82:.C86])" office:value-type="float" office:value="-1.40833333333333" calcext:value-type="float">
            <text:p>-1.408</text:p>
          </table:table-cell>
          <table:table-cell table:formula="of:=AVERAGE([.F86:.Q86])" office:value-type="float" office:value="-1.325" calcext:value-type="float">
            <text:p>-1.325</text:p>
          </table:table-cell>
          <table:table-cell table:formula="of:=STDEV([.C82:.C86])" office:value-type="float" office:value="0.600144658487529" calcext:value-type="float">
            <text:p>0.600</text:p>
          </table:table-cell>
          <table:table-cell table:formula="of:=STDEV([.F86:.Q86])" office:value-type="float" office:value="4.49770143315652" calcext:value-type="float">
            <text:p>4.498</text:p>
          </table:table-cell>
          <table:table-cell office:value-type="float" office:value="-6.8" calcext:value-type="float">
            <text:p>-6.8</text:p>
          </table:table-cell>
          <table:table-cell office:value-type="float" office:value="-6" calcext:value-type="float">
            <text:p>-6</text:p>
          </table:table-cell>
          <table:table-cell office:value-type="float" office:value="-6.9" calcext:value-type="float">
            <text:p>-6.9</text:p>
          </table:table-cell>
          <table:table-cell office:value-type="float" office:value="-1.8" calcext:value-type="float">
            <text:p>-1.8</text:p>
          </table:table-cell>
          <table:table-cell office:value-type="float" office:value="-1.1" calcext:value-type="float">
            <text:p>-1.1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float" office:value="5.7" calcext:value-type="float">
            <text:p>5.7</text:p>
          </table:table-cell>
          <table:table-cell office:value-type="float" office:value="2.6" calcext:value-type="float">
            <text:p>2.6</text:p>
          </table:table-cell>
          <table:table-cell office:value-type="float" office:value="0.3" calcext:value-type="float">
            <text:p>0.3</text:p>
          </table:table-cell>
          <table:table-cell office:value-type="float" office:value="-1.1" calcext:value-type="float">
            <text:p>-1.1</text:p>
          </table:table-cell>
          <table:table-cell office:value-type="float" office:value="-6.8" calcext:value-type="float">
            <text:p>-6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AVERAGE([.C83:.C87])" office:value-type="float" office:value="-1.11666666666667" calcext:value-type="float">
            <text:p>-1.117</text:p>
          </table:table-cell>
          <table:table-cell table:formula="of:=AVERAGE([.F87:.Q87])" office:value-type="float" office:value="0.125" calcext:value-type="float">
            <text:p>0.125</text:p>
          </table:table-cell>
          <table:table-cell table:formula="of:=STDEV([.C83:.C87])" office:value-type="float" office:value="0.916628787096137" calcext:value-type="float">
            <text:p>0.917</text:p>
          </table:table-cell>
          <table:table-cell table:formula="of:=STDEV([.F87:.Q87])" office:value-type="float" office:value="4.13612137152671" calcext:value-type="float">
            <text:p>4.136</text:p>
          </table:table-cell>
          <table:table-cell office:value-type="float" office:value="-1.5" calcext:value-type="float">
            <text:p>-1.5</text:p>
          </table:table-cell>
          <table:table-cell office:value-type="float" office:value="-3.1" calcext:value-type="float">
            <text:p>-3.1</text:p>
          </table:table-cell>
          <table:table-cell office:value-type="float" office:value="-6.1" calcext:value-type="float">
            <text:p>-6.1</text:p>
          </table:table-cell>
          <table:table-cell office:value-type="float" office:value="-3.4" calcext:value-type="float">
            <text:p>-3.4</text:p>
          </table:table-cell>
          <table:table-cell office:value-type="float" office:value="-0.4" calcext:value-type="float">
            <text:p>-0.4</text:p>
          </table:table-cell>
          <table:table-cell office:value-type="float" office:value="3.1" calcext:value-type="float">
            <text:p>3.1</text:p>
          </table:table-cell>
          <table:table-cell office:value-type="float" office:value="5.6" calcext:value-type="float">
            <text:p>5.6</text:p>
          </table:table-cell>
          <table:table-cell office:value-type="float" office:value="7.1" calcext:value-type="float">
            <text:p>7.1</text:p>
          </table:table-cell>
          <table:table-cell office:value-type="float" office:value="4.8" calcext:value-type="float">
            <text:p>4.8</text:p>
          </table:table-cell>
          <table:table-cell office:value-type="float" office:value="0.4" calcext:value-type="float">
            <text:p>0.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AVERAGE([.C84:.C88])" office:value-type="float" office:value="-0.908333333333333" calcext:value-type="float">
            <text:p>-0.908</text:p>
          </table:table-cell>
          <table:table-cell table:formula="of:=AVERAGE([.F88:.Q88])" office:value-type="float" office:value="0.216666666666667" calcext:value-type="float">
            <text:p>0.217</text:p>
          </table:table-cell>
          <table:table-cell table:formula="of:=STDEV([.C84:.C88])" office:value-type="float" office:value="1.09960535850115" calcext:value-type="float">
            <text:p>1.100</text:p>
          </table:table-cell>
          <table:table-cell table:formula="of:=STDEV([.F88:.Q88])" office:value-type="float" office:value="3.41782315977804" calcext:value-type="float">
            <text:p>3.418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-2.4" calcext:value-type="float">
            <text:p>-2.4</text:p>
          </table:table-cell>
          <table:table-cell office:value-type="float" office:value="-3.6" calcext:value-type="float">
            <text:p>-3.6</text:p>
          </table:table-cell>
          <table:table-cell office:value-type="float" office:value="-0.4" calcext:value-type="float">
            <text:p>-0.4</text:p>
          </table:table-cell>
          <table:table-cell office:value-type="float" office:value="2.1" calcext:value-type="float">
            <text:p>2.1</text:p>
          </table:table-cell>
          <table:table-cell office:value-type="float" office:value="5.6" calcext:value-type="float">
            <text:p>5.6</text:p>
          </table:table-cell>
          <table:table-cell office:value-type="float" office:value="6.2" calcext:value-type="float">
            <text:p>6.2</text:p>
          </table:table-cell>
          <table:table-cell office:value-type="float" office:value="3.3" calcext:value-type="float">
            <text:p>3.3</text:p>
          </table:table-cell>
          <table:table-cell office:value-type="float" office:value="0.9" calcext:value-type="float">
            <text:p>0.9</text:p>
          </table:table-cell>
          <table:table-cell office:value-type="float" office:value="-1.9" calcext:value-type="float">
            <text:p>-1.9</text:p>
          </table:table-cell>
          <table:table-cell office:value-type="float" office:value="-3.7" calcext:value-type="float">
            <text:p>-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AVERAGE([.C85:.C89])" office:value-type="float" office:value="-0.746666666666667" calcext:value-type="float">
            <text:p>-0.747</text:p>
          </table:table-cell>
          <table:table-cell table:formula="of:=AVERAGE([.F89:.Q89])" office:value-type="float" office:value="-0.333333333333333" calcext:value-type="float">
            <text:p>-0.333</text:p>
          </table:table-cell>
          <table:table-cell table:formula="of:=STDEV([.C85:.C89])" office:value-type="float" office:value="1.11602282433848" calcext:value-type="float">
            <text:p>1.116</text:p>
          </table:table-cell>
          <table:table-cell table:formula="of:=STDEV([.F89:.Q89])" office:value-type="float" office:value="3.94031224727947" calcext:value-type="float">
            <text:p>3.940</text:p>
          </table:table-cell>
          <table:table-cell office:value-type="float" office:value="-4.2" calcext:value-type="float">
            <text:p>-4.2</text:p>
          </table:table-cell>
          <table:table-cell office:value-type="float" office:value="-5" calcext:value-type="float">
            <text:p>-5</text:p>
          </table:table-cell>
          <table:table-cell office:value-type="float" office:value="-5.5" calcext:value-type="float">
            <text:p>-5.5</text:p>
          </table:table-cell>
          <table:table-cell office:value-type="float" office:value="-4.3" calcext:value-type="float">
            <text:p>-4.3</text:p>
          </table:table-cell>
          <table:table-cell office:value-type="float" office:value="-0.8" calcext:value-type="float">
            <text:p>-0.8</text:p>
          </table:table-cell>
          <table:table-cell office:value-type="float" office:value="2.6" calcext:value-type="float">
            <text:p>2.6</text:p>
          </table:table-cell>
          <table:table-cell office:value-type="float" office:value="4.4" calcext:value-type="float">
            <text:p>4.4</text:p>
          </table:table-cell>
          <table:table-cell office:value-type="float" office:value="4.8" calcext:value-type="float">
            <text:p>4.8</text:p>
          </table:table-cell>
          <table:table-cell office:value-type="float" office:value="4.9" calcext:value-type="float">
            <text:p>4.9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-2.4" calcext:value-type="float">
            <text:p>-2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AVERAGE([.C86:.C90])" office:value-type="float" office:value="-0.331666666666667" calcext:value-type="float">
            <text:p>-0.332</text:p>
          </table:table-cell>
          <table:table-cell table:formula="of:=AVERAGE([.F90:.Q90])" office:value-type="float" office:value="-0.341666666666667" calcext:value-type="float">
            <text:p>-0.342</text:p>
          </table:table-cell>
          <table:table-cell table:formula="of:=STDEV([.C86:.C90])" office:value-type="float" office:value="0.611561071720923" calcext:value-type="float">
            <text:p>0.612</text:p>
          </table:table-cell>
          <table:table-cell table:formula="of:=STDEV([.F90:.Q90])" office:value-type="float" office:value="3.82253089251643" calcext:value-type="float">
            <text:p>3.823</text:p>
          </table:table-cell>
          <table:table-cell office:value-type="float" office:value="-5.3" calcext:value-type="float">
            <text:p>-5.3</text:p>
          </table:table-cell>
          <table:table-cell office:value-type="float" office:value="-5.9" calcext:value-type="float">
            <text:p>-5.9</text:p>
          </table:table-cell>
          <table:table-cell office:value-type="float" office:value="-3.7" calcext:value-type="float">
            <text:p>-3.7</text:p>
          </table:table-cell>
          <table:table-cell office:value-type="float" office:value="-1.8" calcext:value-type="float">
            <text:p>-1.8</text:p>
          </table:table-cell>
          <table:table-cell office:value-type="float" office:value="-0.8" calcext:value-type="float">
            <text:p>-0.8</text:p>
          </table:table-cell>
          <table:table-cell office:value-type="float" office:value="1.8" calcext:value-type="float">
            <text:p>1.8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office:value-type="float" office:value="3.2" calcext:value-type="float">
            <text:p>3.2</text:p>
          </table:table-cell>
          <table:table-cell office:value-type="float" office:value="-0.5" calcext:value-type="float">
            <text:p>-0.5</text:p>
          </table:table-cell>
          <table:table-cell office:value-type="float" office:value="1.6" calcext:value-type="float">
            <text:p>1.6</text:p>
          </table:table-cell>
          <table:table-cell office:value-type="float" office:value="-3.2" calcext:value-type="float">
            <text:p>-3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AVERAGE([.C87:.C91])" office:value-type="float" office:value="-0.0933333333333334" calcext:value-type="float">
            <text:p>-0.093</text:p>
          </table:table-cell>
          <table:table-cell table:formula="of:=AVERAGE([.F91:.Q91])" office:value-type="float" office:value="-0.133333333333333" calcext:value-type="float">
            <text:p>-0.133</text:p>
          </table:table-cell>
          <table:table-cell table:formula="of:=STDEV([.C87:.C91])" office:value-type="float" office:value="0.257215322681644" calcext:value-type="float">
            <text:p>0.257</text:p>
          </table:table-cell>
          <table:table-cell table:formula="of:=STDEV([.F91:.Q91])" office:value-type="float" office:value="3.40062382868826" calcext:value-type="float">
            <text:p>3.401</text:p>
          </table:table-cell>
          <table:table-cell office:value-type="float" office:value="-5.2" calcext:value-type="float">
            <text:p>-5.2</text:p>
          </table:table-cell>
          <table:table-cell office:value-type="float" office:value="-2.1" calcext:value-type="float">
            <text:p>-2.1</text:p>
          </table:table-cell>
          <table:table-cell office:value-type="float" office:value="-2.8" calcext:value-type="float">
            <text:p>-2.8</text:p>
          </table:table-cell>
          <table:table-cell office:value-type="float" office:value="-1.5" calcext:value-type="float">
            <text:p>-1.5</text:p>
          </table:table-cell>
          <table:table-cell office:value-type="float" office:value="0.6" calcext:value-type="float">
            <text:p>0.6</text:p>
          </table:table-cell>
          <table:table-cell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5.1" calcext:value-type="float">
            <text:p>5.1</text:p>
          </table:table-cell>
          <table:table-cell office:value-type="float" office:value="3.1" calcext:value-type="float">
            <text:p>3.1</text:p>
          </table:table-cell>
          <table:table-cell office:value-type="float" office:value="-2.5" calcext:value-type="float">
            <text:p>-2.5</text:p>
          </table:table-cell>
          <table:table-cell office:value-type="float" office:value="-1.2" calcext:value-type="float">
            <text:p>-1.2</text:p>
          </table:table-cell>
          <table:table-cell office:value-type="float" office:value="-2.9" calcext:value-type="float">
            <text:p>-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AVERAGE([.C88:.C92])" office:value-type="float" office:value="-0.233333333333333" calcext:value-type="float">
            <text:p>-0.233</text:p>
          </table:table-cell>
          <table:table-cell table:formula="of:=AVERAGE([.F92:.Q92])" office:value-type="float" office:value="-0.575" calcext:value-type="float">
            <text:p>-0.575</text:p>
          </table:table-cell>
          <table:table-cell table:formula="of:=STDEV([.C88:.C92])" office:value-type="float" office:value="0.296214543119604" calcext:value-type="float">
            <text:p>0.296</text:p>
          </table:table-cell>
          <table:table-cell table:formula="of:=STDEV([.F92:.Q92])" office:value-type="float" office:value="3.28830572566703" calcext:value-type="float">
            <text:p>3.288</text:p>
          </table:table-cell>
          <table:table-cell office:value-type="float" office:value="-3.4" calcext:value-type="float">
            <text:p>-3.4</text:p>
          </table:table-cell>
          <table:table-cell office:value-type="float" office:value="-4.4" calcext:value-type="float">
            <text:p>-4.4</text:p>
          </table:table-cell>
          <table:table-cell office:value-type="float" office:value="-3.6" calcext:value-type="float">
            <text:p>-3.6</text:p>
          </table:table-cell>
          <table:table-cell office:value-type="float" office:value="-3.2" calcext:value-type="float">
            <text:p>-3.2</text:p>
          </table:table-cell>
          <table:table-cell office:value-type="float" office:value="-0.2" calcext:value-type="float">
            <text:p>-0.2</text:p>
          </table:table-cell>
          <table:table-cell office:value-type="float" office:value="2.8" calcext:value-type="float">
            <text:p>2.8</text:p>
          </table:table-cell>
          <table:table-cell office:value-type="float" office:value="3.5" calcext:value-type="float">
            <text:p>3.5</text:p>
          </table:table-cell>
          <table:table-cell office:value-type="float" office:value="4.6" calcext:value-type="float">
            <text:p>4.6</text:p>
          </table:table-cell>
          <table:table-cell office:value-type="float" office:value="2.4" calcext:value-type="float">
            <text:p>2.4</text:p>
          </table:table-cell>
          <table:table-cell office:value-type="float" office:value="0.6" calcext:value-type="float">
            <text:p>0.6</text:p>
          </table:table-cell>
          <table:table-cell office:value-type="float" office:value="-1.7" calcext:value-type="float">
            <text:p>-1.7</text:p>
          </table:table-cell>
          <table:table-cell office:value-type="float" office:value="-4.3" calcext:value-type="float">
            <text:p>-4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AVERAGE([.C89:.C93])" office:value-type="float" office:value="-0.413333333333333" calcext:value-type="float">
            <text:p>-0.413</text:p>
          </table:table-cell>
          <table:table-cell table:formula="of:=AVERAGE([.F93:.Q93])" office:value-type="float" office:value="-0.683333333333333" calcext:value-type="float">
            <text:p>-0.683</text:p>
          </table:table-cell>
          <table:table-cell table:formula="of:=STDEV([.C89:.C93])" office:value-type="float" office:value="0.217354676866074" calcext:value-type="float">
            <text:p>0.217</text:p>
          </table:table-cell>
          <table:table-cell table:formula="of:=STDEV([.F93:.Q93])" office:value-type="float" office:value="3.94204223337307" calcext:value-type="float">
            <text:p>3.942</text:p>
          </table:table-cell>
          <table:table-cell office:value-type="float" office:value="-1.1" calcext:value-type="float">
            <text:p>-1.1</text:p>
          </table:table-cell>
          <table:table-cell office:value-type="float" office:value="-5.4" calcext:value-type="float">
            <text:p>-5.4</text:p>
          </table:table-cell>
          <table:table-cell office:value-type="float" office:value="-2.6" calcext:value-type="float">
            <text:p>-2.6</text:p>
          </table:table-cell>
          <table:table-cell office:value-type="float" office:value="-3.2" calcext:value-type="float">
            <text:p>-3.2</text:p>
          </table:table-cell>
          <table:table-cell office:value-type="float" office:value="-1.8" calcext:value-type="float">
            <text:p>-1.8</text:p>
          </table:table-cell>
          <table:table-cell office:value-type="float" office:value="1.9" calcext:value-type="float">
            <text:p>1.9</text:p>
          </table:table-cell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office:value-type="float" office:value="3.9" calcext:value-type="float">
            <text:p>3.9</text:p>
          </table:table-cell>
          <table:table-cell office:value-type="float" office:value="-0.2" calcext:value-type="float">
            <text:p>-0.2</text:p>
          </table:table-cell>
          <table:table-cell office:value-type="float" office:value="-4.1" calcext:value-type="float">
            <text:p>-4.1</text:p>
          </table:table-cell>
          <table:table-cell office:value-type="float" office:value="-6" calcext:value-type="float">
            <text:p>-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AVERAGE([.C90:.C94])" office:value-type="float" office:value="-0.558333333333333" calcext:value-type="float">
            <text:p>-0.558</text:p>
          </table:table-cell>
          <table:table-cell table:formula="of:=AVERAGE([.F94:.Q94])" office:value-type="float" office:value="-1.05833333333333" calcext:value-type="float">
            <text:p>-1.058</text:p>
          </table:table-cell>
          <table:table-cell table:formula="of:=STDEV([.C90:.C94])" office:value-type="float" office:value="0.351237890261792" calcext:value-type="float">
            <text:p>0.351</text:p>
          </table:table-cell>
          <table:table-cell table:formula="of:=STDEV([.F94:.Q94])" office:value-type="float" office:value="4.1635776428306" calcext:value-type="float">
            <text:p>4.164</text:p>
          </table:table-cell>
          <table:table-cell office:value-type="float" office:value="-8.9" calcext:value-type="float">
            <text:p>-8.9</text:p>
          </table:table-cell>
          <table:table-cell office:value-type="float" office:value="-3.1" calcext:value-type="float">
            <text:p>-3.1</text:p>
          </table:table-cell>
          <table:table-cell office:value-type="float" office:value="-5" calcext:value-type="float">
            <text:p>-5</text:p>
          </table:table-cell>
          <table:table-cell office:value-type="float" office:value="-4.5" calcext:value-type="float">
            <text:p>-4.5</text:p>
          </table:table-cell>
          <table:table-cell office:value-type="float" office:value="-1.1" calcext:value-type="float">
            <text:p>-1.1</text:p>
          </table:table-cell>
          <table:table-cell office:value-type="float" office:value="1.7" calcext:value-type="float">
            <text:p>1.7</text:p>
          </table:table-cell>
          <table:table-cell office:value-type="float" office:value="4.3" calcext:value-type="float">
            <text:p>4.3</text:p>
          </table:table-cell>
          <table:table-cell office:value-type="float" office:value="5.8" calcext:value-type="float">
            <text:p>5.8</text:p>
          </table:table-cell>
          <table:table-cell office:value-type="float" office:value="2.6" calcext:value-type="float">
            <text:p>2.6</text:p>
          </table:table-cell>
          <table:table-cell office:value-type="float" office:value="-1.1" calcext:value-type="float">
            <text:p>-1.1</text:p>
          </table:table-cell>
          <table:table-cell office:value-type="float" office:value="-1.5" calcext:value-type="float">
            <text:p>-1.5</text:p>
          </table:table-cell>
          <table:table-cell office:value-type="float" office:value="-1.9" calcext:value-type="float">
            <text:p>-1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AVERAGE([.C91:.C95])" office:value-type="float" office:value="-0.566666666666667" calcext:value-type="float">
            <text:p>-0.567</text:p>
          </table:table-cell>
          <table:table-cell table:formula="of:=AVERAGE([.F95:.Q95])" office:value-type="float" office:value="-0.383333333333333" calcext:value-type="float">
            <text:p>-0.383</text:p>
          </table:table-cell>
          <table:table-cell table:formula="of:=STDEV([.C91:.C95])" office:value-type="float" office:value="0.345255541431109" calcext:value-type="float">
            <text:p>0.345</text:p>
          </table:table-cell>
          <table:table-cell table:formula="of:=STDEV([.F95:.Q95])" office:value-type="float" office:value="4.45886926826916" calcext:value-type="float">
            <text:p>4.459</text:p>
          </table:table-cell>
          <table:table-cell office:value-type="float" office:value="-6.7" calcext:value-type="float">
            <text:p>-6.7</text:p>
          </table:table-cell>
          <table:table-cell office:value-type="float" office:value="-6.1" calcext:value-type="float">
            <text:p>-6.1</text:p>
          </table:table-cell>
          <table:table-cell office:value-type="float" office:value="-5.5" calcext:value-type="float">
            <text:p>-5.5</text:p>
          </table:table-cell>
          <table:table-cell office:value-type="float" office:value="-2.1" calcext:value-type="float">
            <text:p>-2.1</text:p>
          </table:table-cell>
          <table:table-cell office:value-type="float" office:value="-0.6" calcext:value-type="float">
            <text:p>-0.6</text:p>
          </table:table-cell>
          <table:table-cell office:value-type="float" office:value="2.5" calcext:value-type="float">
            <text:p>2.5</text:p>
          </table:table-cell>
          <table:table-cell office:value-type="float" office:value="5.2" calcext:value-type="float">
            <text:p>5.2</text:p>
          </table:table-cell>
          <table:table-cell office:value-type="float" office:value="6.6" calcext:value-type="float">
            <text:p>6.6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-0.8" calcext:value-type="float">
            <text:p>-0.8</text:p>
          </table:table-cell>
          <table:table-cell office:value-type="float" office:value="-2.7" calcext:value-type="float">
            <text:p>-2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AVERAGE([.C92:.C96])" office:value-type="float" office:value="-0.413333333333333" calcext:value-type="float">
            <text:p>-0.413</text:p>
          </table:table-cell>
          <table:table-cell table:formula="of:=AVERAGE([.F96:.Q96])" office:value-type="float" office:value="0.633333333333333" calcext:value-type="float">
            <text:p>0.633</text:p>
          </table:table-cell>
          <table:table-cell table:formula="of:=STDEV([.C92:.C96])" office:value-type="float" office:value="0.634718879154823" calcext:value-type="float">
            <text:p>0.635</text:p>
          </table:table-cell>
          <table:table-cell table:formula="of:=STDEV([.F96:.Q96])" office:value-type="float" office:value="3.70781320833167" calcext:value-type="float">
            <text:p>3.708</text:p>
          </table:table-cell>
          <table:table-cell office:value-type="float" office:value="-3" calcext:value-type="float">
            <text:p>-3</text:p>
          </table:table-cell>
          <table:table-cell office:value-type="float" office:value="-3.8" calcext:value-type="float">
            <text:p>-3.8</text:p>
          </table:table-cell>
          <table:table-cell office:value-type="float" office:value="-1.7" calcext:value-type="float">
            <text:p>-1.7</text:p>
          </table:table-cell>
          <table:table-cell office:value-type="float" office:value="-2.3" calcext:value-type="float">
            <text:p>-2.3</text:p>
          </table:table-cell>
          <table:table-cell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5.6" calcext:value-type="float">
            <text:p>5.6</text:p>
          </table:table-cell>
          <table:table-cell office:value-type="float" office:value="5.5" calcext:value-type="float">
            <text:p>5.5</text:p>
          </table:table-cell>
          <table:table-cell office:value-type="float" office:value="4.7" calcext:value-type="float">
            <text:p>4.7</text:p>
          </table:table-cell>
          <table:table-cell office:value-type="float" office:value="2.1" calcext:value-type="float">
            <text:p>2.1</text:p>
          </table:table-cell>
          <table:table-cell office:value-type="float" office:value="-0.7" calcext:value-type="float">
            <text:p>-0.7</text:p>
          </table:table-cell>
          <table:table-cell office:value-type="float" office:value="-4.3" calcext:value-type="float">
            <text:p>-4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AVERAGE([.C93:.C97])" office:value-type="float" office:value="-0.32" calcext:value-type="float">
            <text:p>-0.320</text:p>
          </table:table-cell>
          <table:table-cell table:formula="of:=AVERAGE([.F97:.Q97])" office:value-type="float" office:value="-0.108333333333333" calcext:value-type="float">
            <text:p>-0.108</text:p>
          </table:table-cell>
          <table:table-cell table:formula="of:=STDEV([.C93:.C97])" office:value-type="float" office:value="0.639297574599566" calcext:value-type="float">
            <text:p>0.639</text:p>
          </table:table-cell>
          <table:table-cell table:formula="of:=STDEV([.F97:.Q97])" office:value-type="float" office:value="4.36836943437154" calcext:value-type="float">
            <text:p>4.368</text:p>
          </table:table-cell>
          <table:table-cell office:value-type="float" office:value="-4.6" calcext:value-type="float">
            <text:p>-4.6</text:p>
          </table:table-cell>
          <table:table-cell office:value-type="float" office:value="-3.8" calcext:value-type="float">
            <text:p>-3.8</text:p>
          </table:table-cell>
          <table:table-cell office:value-type="float" office:value="-6.1" calcext:value-type="float">
            <text:p>-6.1</text:p>
          </table:table-cell>
          <table:table-cell office:value-type="float" office:value="-4.2" calcext:value-type="float">
            <text:p>-4.2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5.2" calcext:value-type="float">
            <text:p>5.2</text:p>
          </table:table-cell>
          <table:table-cell office:value-type="float" office:value="6.3" calcext:value-type="float">
            <text:p>6.3</text:p>
          </table:table-cell>
          <table:table-cell office:value-type="float" office:value="4.9" calcext:value-type="float">
            <text:p>4.9</text:p>
          </table:table-cell>
          <table:table-cell office:value-type="float" office:value="2.7" calcext:value-type="float">
            <text:p>2.7</text:p>
          </table:table-cell>
          <table:table-cell office:value-type="float" office:value="0.6" calcext:value-type="float">
            <text:p>0.6</text:p>
          </table:table-cell>
          <table:table-cell office:value-type="float" office:value="-4.3" calcext:value-type="float">
            <text:p>-4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AVERAGE([.C94:.C98])" office:value-type="float" office:value="-0.256666666666666" calcext:value-type="float">
            <text:p>-0.257</text:p>
          </table:table-cell>
          <table:table-cell table:formula="of:=AVERAGE([.F98:.Q98])" office:value-type="float" office:value="-0.366666666666667" calcext:value-type="float">
            <text:p>-0.367</text:p>
          </table:table-cell>
          <table:table-cell table:formula="of:=STDEV([.C94:.C98])" office:value-type="float" office:value="0.609285784067432" calcext:value-type="float">
            <text:p>0.609</text:p>
          </table:table-cell>
          <table:table-cell table:formula="of:=STDEV([.F98:.Q98])" office:value-type="float" office:value="4.46630482478288" calcext:value-type="float">
            <text:p>4.466</text:p>
          </table:table-cell>
          <table:table-cell office:value-type="float" office:value="-2.1" calcext:value-type="float">
            <text:p>-2.1</text:p>
          </table:table-cell>
          <table:table-cell office:value-type="float" office:value="-6.1" calcext:value-type="float">
            <text:p>-6.1</text:p>
          </table:table-cell>
          <table:table-cell office:value-type="float" office:value="-7.3" calcext:value-type="float">
            <text:p>-7.3</text:p>
          </table:table-cell>
          <table:table-cell office:value-type="float" office:value="-4.2" calcext:value-type="float">
            <text:p>-4.2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4.9" calcext:value-type="float">
            <text:p>4.9</text:p>
          </table:table-cell>
          <table:table-cell office:value-type="float" office:value="6.5" calcext:value-type="float">
            <text:p>6.5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-3.3" calcext:value-type="float">
            <text:p>-3.3</text:p>
          </table:table-cell>
          <table:table-cell office:value-type="float" office:value="-1.5" calcext:value-type="float">
            <text:p>-1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AVERAGE([.C95:.C99])" office:value-type="float" office:value="0.201666666666667" calcext:value-type="float">
            <text:p>0.202</text:p>
          </table:table-cell>
          <table:table-cell table:formula="of:=AVERAGE([.F99:.Q99])" office:value-type="float" office:value="1.23333333333333" calcext:value-type="float">
            <text:p>1.233</text:p>
          </table:table-cell>
          <table:table-cell table:formula="of:=STDEV([.C95:.C99])" office:value-type="float" office:value="0.709224929059885" calcext:value-type="float">
            <text:p>0.709</text:p>
          </table:table-cell>
          <table:table-cell table:formula="of:=STDEV([.F99:.Q99])" office:value-type="float" office:value="4.31579200217765" calcext:value-type="float">
            <text:p>4.316</text:p>
          </table:table-cell>
          <table:table-cell office:value-type="float" office:value="-3.7" calcext:value-type="float">
            <text:p>-3.7</text:p>
          </table:table-cell>
          <table:table-cell office:value-type="float" office:value="-5.7" calcext:value-type="float">
            <text:p>-5.7</text:p>
          </table:table-cell>
          <table:table-cell office:value-type="float" office:value="-4.6" calcext:value-type="float">
            <text:p>-4.6</text:p>
          </table:table-cell>
          <table:table-cell office:value-type="float" office:value="-0.9" calcext:value-type="float">
            <text:p>-0.9</text:p>
          </table:table-cell>
          <table:table-cell office:value-type="float" office:value="1.3" calcext:value-type="float">
            <text:p>1.3</text:p>
          </table:table-cell>
          <table:table-cell office:value-type="float" office:value="4.8" calcext:value-type="float">
            <text:p>4.8</text:p>
          </table:table-cell>
          <table:table-cell office:value-type="float" office:value="6.9" calcext:value-type="float">
            <text:p>6.9</text:p>
          </table:table-cell>
          <table:table-cell office:value-type="float" office:value="7.2" calcext:value-type="float">
            <text:p>7.2</text:p>
          </table:table-cell>
          <table:table-cell office:value-type="float" office:value="4.4" calcext:value-type="float">
            <text:p>4.4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AVERAGE([.C96:.C100])" office:value-type="float" office:value="0.343333333333333" calcext:value-type="float">
            <text:p>0.343</text:p>
          </table:table-cell>
          <table:table-cell table:formula="of:=AVERAGE([.F100:.Q100])" office:value-type="float" office:value="0.325" calcext:value-type="float">
            <text:p>0.325</text:p>
          </table:table-cell>
          <table:table-cell table:formula="of:=STDEV([.C96:.C100])" office:value-type="float" office:value="0.629412203744272" calcext:value-type="float">
            <text:p>0.629</text:p>
          </table:table-cell>
          <table:table-cell table:formula="of:=STDEV([.F100:.Q100])" office:value-type="float" office:value="4.32710799915644" calcext:value-type="float">
            <text:p>4.327</text:p>
          </table:table-cell>
          <table:table-cell office:value-type="float" office:value="-6.9" calcext:value-type="float">
            <text:p>-6.9</text:p>
          </table:table-cell>
          <table:table-cell office:value-type="float" office:value="-0.9" calcext:value-type="float">
            <text:p>-0.9</text:p>
          </table:table-cell>
          <table:table-cell office:value-type="float" office:value="-2.8" calcext:value-type="float">
            <text:p>-2.8</text:p>
          </table:table-cell>
          <table:table-cell office:value-type="float" office:value="-1.9" calcext:value-type="float">
            <text:p>-1.9</text:p>
          </table:table-cell>
          <table:table-cell office:value-type="float" office:value="-0.6" calcext:value-type="float">
            <text:p>-0.6</text:p>
          </table:table-cell>
          <table:table-cell office:value-type="float" office:value="3.6" calcext:value-type="float">
            <text:p>3.6</text:p>
          </table:table-cell>
          <table:table-cell office:value-type="float" office:value="5.9" calcext:value-type="float">
            <text:p>5.9</text:p>
          </table:table-cell>
          <table:table-cell office:value-type="float" office:value="6.9" calcext:value-type="float">
            <text:p>6.9</text:p>
          </table:table-cell>
          <table:table-cell office:value-type="float" office:value="4.9" calcext:value-type="float">
            <text:p>4.9</text:p>
          </table:table-cell>
          <table:table-cell office:value-type="float" office:value="-0.4" calcext:value-type="float">
            <text:p>-0.4</text:p>
          </table:table-cell>
          <table:table-cell office:value-type="float" office:value="1.2" calcext:value-type="float">
            <text:p>1.2</text:p>
          </table:table-cell>
          <table:table-cell office:value-type="float" office:value="-5.1" calcext:value-type="float">
            <text:p>-5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AVERAGE([.C97:.C101])" office:value-type="float" office:value="0.381666666666667" calcext:value-type="float">
            <text:p>0.382</text:p>
          </table:table-cell>
          <table:table-cell table:formula="of:=AVERAGE([.F101:.Q101])" office:value-type="float" office:value="0.825" calcext:value-type="float">
            <text:p>0.825</text:p>
          </table:table-cell>
          <table:table-cell table:formula="of:=STDEV([.C97:.C101])" office:value-type="float" office:value="0.656733287652689" calcext:value-type="float">
            <text:p>0.657</text:p>
          </table:table-cell>
          <table:table-cell table:formula="of:=STDEV([.F101:.Q101])" office:value-type="float" office:value="4.17397238305975" calcext:value-type="float">
            <text:p>4.174</text:p>
          </table:table-cell>
          <table:table-cell office:value-type="float" office:value="-3.4" calcext:value-type="float">
            <text:p>-3.4</text:p>
          </table:table-cell>
          <table:table-cell office:value-type="float" office:value="-5.2" calcext:value-type="float">
            <text:p>-5.2</text:p>
          </table:table-cell>
          <table:table-cell office:value-type="float" office:value="-0.7" calcext:value-type="float">
            <text:p>-0.7</text:p>
          </table:table-cell>
          <table:table-cell office:value-type="float" office:value="-0.3" calcext:value-type="float">
            <text:p>-0.3</text:p>
          </table:table-cell>
          <table:table-cell office:value-type="float" office:value="0.9" calcext:value-type="float">
            <text:p>0.9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7.4" calcext:value-type="float">
            <text:p>7.4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float" office:value="-2.3" calcext:value-type="float">
            <text:p>-2.3</text:p>
          </table:table-cell>
          <table:table-cell office:value-type="float" office:value="-3.6" calcext:value-type="float">
            <text:p>-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AVERAGE([.C98:.C102])" office:value-type="float" office:value="0.53" calcext:value-type="float">
            <text:p>0.530</text:p>
          </table:table-cell>
          <table:table-cell table:formula="of:=AVERAGE([.F102:.Q102])" office:value-type="float" office:value="0.633333333333333" calcext:value-type="float">
            <text:p>0.633</text:p>
          </table:table-cell>
          <table:table-cell table:formula="of:=STDEV([.C98:.C102])" office:value-type="float" office:value="0.599670048165377" calcext:value-type="float">
            <text:p>0.600</text:p>
          </table:table-cell>
          <table:table-cell table:formula="of:=STDEV([.F102:.Q102])" office:value-type="float" office:value="3.3257489473209" calcext:value-type="float">
            <text:p>3.326</text:p>
          </table:table-cell>
          <table:table-cell office:value-type="float" office:value="-1.9" calcext:value-type="float">
            <text:p>-1.9</text:p>
          </table:table-cell>
          <table:table-cell office:value-type="float" office:value="-3" calcext:value-type="float">
            <text:p>-3</text:p>
          </table:table-cell>
          <table:table-cell office:value-type="float" office:value="-2.5" calcext:value-type="float">
            <text:p>-2.5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3.3" calcext:value-type="float">
            <text:p>3.3</text:p>
          </table:table-cell>
          <table:table-cell office:value-type="float" office:value="6.1" calcext:value-type="float">
            <text:p>6.1</text:p>
          </table:table-cell>
          <table:table-cell office:value-type="float" office:value="6.9" calcext:value-type="float">
            <text:p>6.9</text:p>
          </table:table-cell>
          <table:table-cell office:value-type="float" office:value="2.6" calcext:value-type="float">
            <text:p>2.6</text:p>
          </table:table-cell>
          <table:table-cell office:value-type="float" office:value="-0.1" calcext:value-type="float">
            <text:p>-0.1</text:p>
          </table:table-cell>
          <table:table-cell office:value-type="float" office:value="-2" calcext:value-type="float">
            <text:p>-2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AVERAGE([.C99:.C103])" office:value-type="float" office:value="0.791666666666667" calcext:value-type="float">
            <text:p>0.792</text:p>
          </table:table-cell>
          <table:table-cell table:formula="of:=AVERAGE([.F103:.Q103])" office:value-type="float" office:value="0.941666666666666" calcext:value-type="float">
            <text:p>0.942</text:p>
          </table:table-cell>
          <table:table-cell table:formula="of:=STDEV([.C99:.C103])" office:value-type="float" office:value="0.339679178703146" calcext:value-type="float">
            <text:p>0.340</text:p>
          </table:table-cell>
          <table:table-cell table:formula="of:=STDEV([.F103:.Q103])" office:value-type="float" office:value="3.29557784513328" calcext:value-type="float">
            <text:p>3.296</text:p>
          </table:table-cell>
          <table:table-cell office:value-type="float" office:value="-0.1" calcext:value-type="float">
            <text:p>-0.1</text:p>
          </table:table-cell>
          <table:table-cell office:value-type="float" office:value="-2.6" calcext:value-type="float">
            <text:p>-2.6</text:p>
          </table:table-cell>
          <table:table-cell office:value-type="float" office:value="-3.4" calcext:value-type="float">
            <text:p>-3.4</text:p>
          </table:table-cell>
          <table:table-cell office:value-type="float" office:value="-0.4" calcext:value-type="float">
            <text:p>-0.4</text:p>
          </table:table-cell>
          <table:table-cell office:value-type="float" office:value="0.8" calcext:value-type="float">
            <text:p>0.8</text:p>
          </table:table-cell>
          <table:table-cell office:value-type="float" office:value="3.1" calcext:value-type="float">
            <text:p>3.1</text:p>
          </table:table-cell>
          <table:table-cell office:value-type="float" office:value="5.4" calcext:value-type="float">
            <text:p>5.4</text:p>
          </table:table-cell>
          <table:table-cell office:value-type="float" office:value="6.6" calcext:value-type="float">
            <text:p>6.6</text:p>
          </table:table-cell>
          <table:table-cell office:value-type="float" office:value="4.7" calcext:value-type="float">
            <text:p>4.7</text:p>
          </table:table-cell>
          <table:table-cell office:value-type="float" office:value="0.4" calcext:value-type="float">
            <text:p>0.4</text:p>
          </table:table-cell>
          <table:table-cell office:value-type="float" office:value="-2.4" calcext:value-type="float">
            <text:p>-2.4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AVERAGE([.C100:.C104])" office:value-type="float" office:value="0.613333333333333" calcext:value-type="float">
            <text:p>0.613</text:p>
          </table:table-cell>
          <table:table-cell table:formula="of:=AVERAGE([.F104:.Q104])" office:value-type="float" office:value="0.341666666666667" calcext:value-type="float">
            <text:p>0.342</text:p>
          </table:table-cell>
          <table:table-cell table:formula="of:=STDEV([.C100:.C104])" office:value-type="float" office:value="0.278363271842948" calcext:value-type="float">
            <text:p>0.278</text:p>
          </table:table-cell>
          <table:table-cell table:formula="of:=STDEV([.F104:.Q104])" office:value-type="float" office:value="3.56866624775683" calcext:value-type="float">
            <text:p>3.569</text:p>
          </table:table-cell>
          <table:table-cell office:value-type="float" office:value="-5.1" calcext:value-type="float">
            <text:p>-5.1</text:p>
          </table:table-cell>
          <table:table-cell office:value-type="float" office:value="-2.6" calcext:value-type="float">
            <text:p>-2.6</text:p>
          </table:table-cell>
          <table:table-cell office:value-type="float" office:value="-1.4" calcext:value-type="float">
            <text:p>-1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.1</text:p>
          </table:table-cell>
          <table:table-cell office:value-type="float" office:value="0.6" calcext:value-type="float">
            <text:p>0.6</text:p>
          </table:table-cell>
          <table:table-cell office:value-type="float" office:value="-3.3" calcext:value-type="float">
            <text:p>-3.3</text:p>
          </table:table-cell>
          <table:table-cell office:value-type="float" office:value="-1.3" calcext:value-type="float">
            <text:p>-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AVERAGE([.C101:.C105])" office:value-type="float" office:value="0.685" calcext:value-type="float">
            <text:p>0.685</text:p>
          </table:table-cell>
          <table:table-cell table:formula="of:=AVERAGE([.F105:.Q105])" office:value-type="float" office:value="0.683333333333333" calcext:value-type="float">
            <text:p>0.683</text:p>
          </table:table-cell>
          <table:table-cell table:formula="of:=STDEV([.C101:.C105])" office:value-type="float" office:value="0.226951414281657" calcext:value-type="float">
            <text:p>0.227</text:p>
          </table:table-cell>
          <table:table-cell table:formula="of:=STDEV([.F105:.Q105])" office:value-type="float" office:value="4.03188052973555" calcext:value-type="float">
            <text:p>4.032</text:p>
          </table:table-cell>
          <table:table-cell office:value-type="float" office:value="-2.8" calcext:value-type="float">
            <text:p>-2.8</text:p>
          </table:table-cell>
          <table:table-cell office:value-type="float" office:value="-2.7" calcext:value-type="float">
            <text:p>-2.7</text:p>
          </table:table-cell>
          <table:table-cell office:value-type="float" office:value="-4.6" calcext:value-type="float">
            <text:p>-4.6</text:p>
          </table:table-cell>
          <table:table-cell office:value-type="float" office:value="-1.8" calcext:value-type="float">
            <text:p>-1.8</text:p>
          </table:table-cell>
          <table:table-cell office:value-type="float" office:value="1.1" calcext:value-type="float">
            <text:p>1.1</text:p>
          </table:table-cell>
          <table:table-cell office:value-type="float" office:value="3.3" calcext:value-type="float">
            <text:p>3.3</text:p>
          </table:table-cell>
          <table:table-cell office:value-type="float" office:value="6.1" calcext:value-type="float">
            <text:p>6.1</text:p>
          </table:table-cell>
          <table:table-cell office:value-type="float" office:value="6.9" calcext:value-type="float">
            <text:p>6.9</text:p>
          </table:table-cell>
          <table:table-cell office:value-type="float" office:value="5.8" calcext:value-type="float">
            <text:p>5.8</text:p>
          </table:table-cell>
          <table:table-cell office:value-type="float" office:value="1.2" calcext:value-type="float">
            <text:p>1.2</text:p>
          </table:table-cell>
          <table:table-cell office:value-type="float" office:value="-3.5" calcext:value-type="float">
            <text:p>-3.5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AVERAGE([.C102:.C106])" office:value-type="float" office:value="0.673333333333333" calcext:value-type="float">
            <text:p>0.673</text:p>
          </table:table-cell>
          <table:table-cell table:formula="of:=AVERAGE([.F106:.Q106])" office:value-type="float" office:value="0.766666666666667" calcext:value-type="float">
            <text:p>0.767</text:p>
          </table:table-cell>
          <table:table-cell table:formula="of:=STDEV([.C102:.C106])" office:value-type="float" office:value="0.21932662097125" calcext:value-type="float">
            <text:p>0.219</text:p>
          </table:table-cell>
          <table:table-cell table:formula="of:=STDEV([.F106:.Q106])" office:value-type="float" office:value="3.87118335991213" calcext:value-type="float">
            <text:p>3.871</text:p>
          </table:table-cell>
          <table:table-cell office:value-type="float" office:value="-2.3" calcext:value-type="float">
            <text:p>-2.3</text:p>
          </table:table-cell>
          <table:table-cell office:value-type="float" office:value="-5.3" calcext:value-type="float">
            <text:p>-5.3</text:p>
          </table:table-cell>
          <table:table-cell office:value-type="float" office:value="-3.2" calcext:value-type="float">
            <text:p>-3.2</text:p>
          </table:table-cell>
          <table:table-cell office:value-type="float" office:value="-1.6" calcext:value-type="float">
            <text:p>-1.6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6.7" calcext:value-type="float">
            <text:p>6.7</text:p>
          </table:table-cell>
          <table:table-cell office:value-type="float" office:value="7.2" calcext:value-type="float">
            <text:p>7.2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-0.3" calcext:value-type="float">
            <text:p>-0.3</text:p>
          </table:table-cell>
          <table:table-cell office:value-type="float" office:value="-1.3" calcext:value-type="float">
            <text:p>-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AVERAGE([.C103:.C107])" office:value-type="float" office:value="0.643333333333333" calcext:value-type="float">
            <text:p>0.643</text:p>
          </table:table-cell>
          <table:table-cell table:formula="of:=AVERAGE([.F107:.Q107])" office:value-type="float" office:value="0.483333333333333" calcext:value-type="float">
            <text:p>0.483</text:p>
          </table:table-cell>
          <table:table-cell table:formula="of:=STDEV([.C103:.C107])" office:value-type="float" office:value="0.235805357586859" calcext:value-type="float">
            <text:p>0.236</text:p>
          </table:table-cell>
          <table:table-cell table:formula="of:=STDEV([.F107:.Q107])" office:value-type="float" office:value="3.99040515904505" calcext:value-type="float">
            <text:p>3.990</text:p>
          </table:table-cell>
          <table:table-cell office:value-type="float" office:value="-1.1" calcext:value-type="float">
            <text:p>-1.1</text:p>
          </table:table-cell>
          <table:table-cell office:value-type="float" office:value="-3.4" calcext:value-type="float">
            <text:p>-3.4</text:p>
          </table:table-cell>
          <table:table-cell office:value-type="float" office:value="-5.1" calcext:value-type="float">
            <text:p>-5.1</text:p>
          </table:table-cell>
          <table:table-cell office:value-type="float" office:value="-2.3" calcext:value-type="float">
            <text:p>-2.3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6.2" calcext:value-type="float">
            <text:p>6.2</text:p>
          </table:table-cell>
          <table:table-cell office:value-type="float" office:value="6.4" calcext:value-type="float">
            <text:p>6.4</text:p>
          </table:table-cell>
          <table:table-cell office:value-type="float" office:value="5.7" calcext:value-type="float">
            <text:p>5.7</text:p>
          </table:table-cell>
          <table:table-cell office:value-type="float" office:value="1.7" calcext:value-type="float">
            <text:p>1.7</text:p>
          </table:table-cell>
          <table:table-cell office:value-type="float" office:value="-1.8" calcext:value-type="float">
            <text:p>-1.8</text:p>
          </table:table-cell>
          <table:table-cell office:value-type="float" office:value="-3.1" calcext:value-type="float">
            <text:p>-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AVERAGE([.C104:.C108])" office:value-type="float" office:value="0.648333333333333" calcext:value-type="float">
            <text:p>0.648</text:p>
          </table:table-cell>
          <table:table-cell table:formula="of:=AVERAGE([.F108:.Q108])" office:value-type="float" office:value="0.966666666666666" calcext:value-type="float">
            <text:p>0.967</text:p>
          </table:table-cell>
          <table:table-cell table:formula="of:=STDEV([.C104:.C108])" office:value-type="float" office:value="0.243840795055572" calcext:value-type="float">
            <text:p>0.244</text:p>
          </table:table-cell>
          <table:table-cell table:formula="of:=STDEV([.F108:.Q108])" office:value-type="float" office:value="3.87822202311911" calcext:value-type="float">
            <text:p>3.878</text:p>
          </table:table-cell>
          <table:table-cell office:value-type="float" office:value="-3.3" calcext:value-type="float">
            <text:p>-3.3</text:p>
          </table:table-cell>
          <table:table-cell office:value-type="float" office:value="-0.6" calcext:value-type="float">
            <text:p>-0.6</text:p>
          </table:table-cell>
          <table:table-cell office:value-type="float" office:value="-5.9" calcext:value-type="float">
            <text:p>-5.9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5.3" calcext:value-type="float">
            <text:p>5.3</text:p>
          </table:table-cell>
          <table:table-cell office:value-type="float" office:value="6.1" calcext:value-type="float">
            <text:p>6.1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-3.3" calcext:value-type="float">
            <text:p>-3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AVERAGE([.C105:.C109])" office:value-type="float" office:value="0.656666666666666" calcext:value-type="float">
            <text:p>0.657</text:p>
          </table:table-cell>
          <table:table-cell table:formula="of:=AVERAGE([.F109:.Q109])" office:value-type="float" office:value="0.383333333333333" calcext:value-type="float">
            <text:p>0.383</text:p>
          </table:table-cell>
          <table:table-cell table:formula="of:=STDEV([.C105:.C109])" office:value-type="float" office:value="0.231120459212651" calcext:value-type="float">
            <text:p>0.231</text:p>
          </table:table-cell>
          <table:table-cell table:formula="of:=STDEV([.F109:.Q109])" office:value-type="float" office:value="3.14377692168725" calcext:value-type="float">
            <text:p>3.14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0.6" calcext:value-type="float">
            <text:p>-0.6</text:p>
          </table:table-cell>
          <table:table-cell office:value-type="float" office:value="2.4" calcext:value-type="float">
            <text:p>2.4</text:p>
          </table:table-cell>
          <table:table-cell office:value-type="float" office:value="4.8" calcext:value-type="float">
            <text:p>4.8</text:p>
          </table:table-cell>
          <table:table-cell office:value-type="float" office:value="5.9" calcext:value-type="float">
            <text:p>5.9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-1.1" calcext:value-type="float">
            <text:p>-1.1</text:p>
          </table:table-cell>
          <table:table-cell office:value-type="float" office:value="-2.1" calcext:value-type="float">
            <text:p>-2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AVERAGE([.C106:.C110])" office:value-type="float" office:value="0.551666666666667" calcext:value-type="float">
            <text:p>0.552</text:p>
          </table:table-cell>
          <table:table-cell table:formula="of:=AVERAGE([.F110:.Q110])" office:value-type="float" office:value="0.158333333333333" calcext:value-type="float">
            <text:p>0.158</text:p>
          </table:table-cell>
          <table:table-cell table:formula="of:=STDEV([.C106:.C110])" office:value-type="float" office:value="0.318656031900648" calcext:value-type="float">
            <text:p>0.319</text:p>
          </table:table-cell>
          <table:table-cell table:formula="of:=STDEV([.F110:.Q110])" office:value-type="float" office:value="4.25450741371235" calcext:value-type="float">
            <text:p>4.255</text:p>
          </table:table-cell>
          <table:table-cell office:value-type="float" office:value="-1.6" calcext:value-type="float">
            <text:p>-1.6</text:p>
          </table:table-cell>
          <table:table-cell office:value-type="float" office:value="-2.1" calcext:value-type="float">
            <text:p>-2.1</text:p>
          </table:table-cell>
          <table:table-cell office:value-type="float" office:value="-5.8" calcext:value-type="float">
            <text:p>-5.8</text:p>
          </table:table-cell>
          <table:table-cell office:value-type="float" office:value="-4.2" calcext:value-type="float">
            <text:p>-4.2</text:p>
          </table:table-cell>
          <table:table-cell office:value-type="float" office:value="0.8" calcext:value-type="float">
            <text:p>0.8</text:p>
          </table:table-cell>
          <table:table-cell office:value-type="float" office:value="4.4" calcext:value-type="float">
            <text:p>4.4</text:p>
          </table:table-cell>
          <table:table-cell office:value-type="float" office:value="5.4" calcext:value-type="float">
            <text:p>5.4</text:p>
          </table:table-cell>
          <table:table-cell office:value-type="float" office:value="5.9" calcext:value-type="float">
            <text:p>5.9</text:p>
          </table:table-cell>
          <table:table-cell office:value-type="float" office:value="5.3" calcext:value-type="float">
            <text:p>5.3</text:p>
          </table:table-cell>
          <table:table-cell office:value-type="float" office:value="0.7" calcext:value-type="float">
            <text:p>0.7</text:p>
          </table:table-cell>
          <table:table-cell office:value-type="float" office:value="-5" calcext:value-type="float">
            <text:p>-5</text:p>
          </table:table-cell>
          <table:table-cell office:value-type="float" office:value="-1.9" calcext:value-type="float">
            <text:p>-1.9</text:p>
          </table:table-cell>
          <table:table-cell table:number-columns-repeated="7" office:value-type="float" office:value="506" calcext:value-type="float">
            <text:p>506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AVERAGE([.C107:.C111])" office:value-type="float" office:value="0.775" calcext:value-type="float">
            <text:p>0.775</text:p>
          </table:table-cell>
          <table:table-cell table:formula="of:=AVERAGE([.F111:.Q111])" office:value-type="float" office:value="1.88333333333333" calcext:value-type="float">
            <text:p>1.883</text:p>
          </table:table-cell>
          <table:table-cell table:formula="of:=STDEV([.C107:.C111])" office:value-type="float" office:value="0.686274159663775" calcext:value-type="float">
            <text:p>0.686</text:p>
          </table:table-cell>
          <table:table-cell table:formula="of:=STDEV([.F111:.Q111])" office:value-type="float" office:value="3.74647308892785" calcext:value-type="float">
            <text:p>3.746</text:p>
          </table:table-cell>
          <table:table-cell office:value-type="float" office:value="1.5" calcext:value-type="float">
            <text:p>1.5</text:p>
          </table:table-cell>
          <table:table-cell office:value-type="float" office:value="-1.2" calcext:value-type="float">
            <text:p>-1.2</text:p>
          </table:table-cell>
          <table:table-cell table:number-columns-repeated="2" office:value-type="float" office:value="-1.9" calcext:value-type="float">
            <text:p>-1.9</text:p>
          </table:table-cell>
          <table:table-cell office:value-type="float" office:value="0.4" calcext:value-type="float">
            <text:p>0.4</text:p>
          </table:table-cell>
          <table:table-cell office:value-type="float" office:value="4.7" calcext:value-type="float">
            <text:p>4.7</text:p>
          </table:table-cell>
          <table:table-cell office:value-type="float" office:value="7.5" calcext:value-type="float">
            <text:p>7.5</text:p>
          </table:table-cell>
          <table:table-cell office:value-type="float" office:value="7.1" calcext:value-type="float">
            <text:p>7.1</text:p>
          </table:table-cell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-3.7" calcext:value-type="float">
            <text:p>-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AVERAGE([.C108:.C112])" office:value-type="float" office:value="0.86" calcext:value-type="float">
            <text:p>0.860</text:p>
          </table:table-cell>
          <table:table-cell table:formula="of:=AVERAGE([.F112:.Q112])" office:value-type="float" office:value="0.908333333333333" calcext:value-type="float">
            <text:p>0.908</text:p>
          </table:table-cell>
          <table:table-cell table:formula="of:=STDEV([.C108:.C112])" office:value-type="float" office:value="0.667171683718332" calcext:value-type="float">
            <text:p>0.667</text:p>
          </table:table-cell>
          <table:table-cell table:formula="of:=STDEV([.F112:.Q112])" office:value-type="float" office:value="3.8622787276033" calcext:value-type="float">
            <text:p>3.862</text:p>
          </table:table-cell>
          <table:table-cell office:value-type="float" office:value="-1.2" calcext:value-type="float">
            <text:p>-1.2</text:p>
          </table:table-cell>
          <table:table-cell office:value-type="float" office:value="-4.9" calcext:value-type="float">
            <text:p>-4.9</text:p>
          </table:table-cell>
          <table:table-cell office:value-type="float" office:value="-1.9" calcext:value-type="float">
            <text:p>-1.9</text:p>
          </table:table-cell>
          <table:table-cell office:value-type="float" office:value="-1.8" calcext:value-type="float">
            <text:p>-1.8</text:p>
          </table:table-cell>
          <table:table-cell office:value-type="float" office:value="0.1" calcext:value-type="float">
            <text:p>0.1</text:p>
          </table:table-cell>
          <table:table-cell office:value-type="float" office:value="2.7" calcext:value-type="float">
            <text:p>2.7</text:p>
          </table:table-cell>
          <table:table-cell office:value-type="float" office:value="5.8" calcext:value-type="float">
            <text:p>5.8</text:p>
          </table:table-cell>
          <table:table-cell office:value-type="float" office:value="7.1" calcext:value-type="float">
            <text:p>7.1</text:p>
          </table:table-cell>
          <table:table-cell office:value-type="float" office:value="5.9" calcext:value-type="float">
            <text:p>5.9</text:p>
          </table:table-cell>
          <table:table-cell office:value-type="float" office:value="2.6" calcext:value-type="float">
            <text:p>2.6</text:p>
          </table:table-cell>
          <table:table-cell office:value-type="float" office:value="-0.6" calcext:value-type="float">
            <text:p>-0.6</text:p>
          </table:table-cell>
          <table:table-cell office:value-type="float" office:value="-2.9" calcext:value-type="float">
            <text:p>-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AVERAGE([.C109:.C113])" office:value-type="float" office:value="1.1" calcext:value-type="float">
            <text:p>1.100</text:p>
          </table:table-cell>
          <table:table-cell table:formula="of:=AVERAGE([.F113:.Q113])" office:value-type="float" office:value="2.16666666666667" calcext:value-type="float">
            <text:p>2.167</text:p>
          </table:table-cell>
          <table:table-cell table:formula="of:=STDEV([.C109:.C113])" office:value-type="float" office:value="0.892814681530023" calcext:value-type="float">
            <text:p>0.893</text:p>
          </table:table-cell>
          <table:table-cell table:formula="of:=STDEV([.F113:.Q113])" office:value-type="float" office:value="3.79984050701972" calcext:value-type="float">
            <text:p>3.800</text:p>
          </table:table-cell>
          <table:table-cell office:value-type="float" office:value="-1.3" calcext:value-type="float">
            <text:p>-1.3</text:p>
          </table:table-cell>
          <table:table-cell office:value-type="float" office:value="-2.8" calcext:value-type="float">
            <text:p>-2.8</text:p>
          </table:table-cell>
          <table:table-cell office:value-type="float" office:value="-2.3" calcext:value-type="float">
            <text:p>-2.3</text:p>
          </table:table-cell>
          <table:table-cell office:value-type="float" office:value="-1.5" calcext:value-type="float">
            <text:p>-1.5</text:p>
          </table:table-cell>
          <table:table-cell office:value-type="float" office:value="1.8" calcext:value-type="float">
            <text:p>1.8</text:p>
          </table:table-cell>
          <table:table-cell office:value-type="float" office:value="4.4" calcext:value-type="float">
            <text:p>4.4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6.7" calcext:value-type="float">
            <text:p>6.7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float" office:value="-0.5" calcext:value-type="float">
            <text:p>-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AVERAGE([.C110:.C114])" office:value-type="float" office:value="1.38515151515152" calcext:value-type="float">
            <text:p>1.385</text:p>
          </table:table-cell>
          <table:table-cell table:formula="of:=AVERAGE([.F114:.Q114])" office:value-type="float" office:value="1.80909090909091" calcext:value-type="float">
            <text:p>1.809</text:p>
          </table:table-cell>
          <table:table-cell table:formula="of:=STDEV([.C110:.C114])" office:value-type="float" office:value="0.832333180808693" calcext:value-type="float">
            <text:p>0.832</text:p>
          </table:table-cell>
          <table:table-cell table:formula="of:=STDEV([.F114:.Q114])" office:value-type="float" office:value="4.56277427569117" calcext:value-type="float">
            <text:p>4.563</text:p>
          </table:table-cell>
          <table:table-cell office:value-type="float" office:value="-3.3" calcext:value-type="float">
            <text:p>-3.3</text:p>
          </table:table-cell>
          <table:table-cell office:value-type="float" office:value="-1.2" calcext:value-type="float">
            <text:p>-1.2</text:p>
          </table:table-cell>
          <table:table-cell office:value-type="float" office:value="-4.2" calcext:value-type="float">
            <text:p>-4.2</text:p>
          </table:table-cell>
          <table:table-cell office:value-type="float" office:value="-2.1" calcext:value-type="float">
            <text:p>-2.1</text:p>
          </table:table-cell>
          <table:table-cell office:value-type="float" office:value="1.9" calcext:value-type="float">
            <text:p>1.9</text:p>
          </table:table-cell>
          <table:table-cell office:value-type="float" office:value="4.8" calcext:value-type="float">
            <text:p>4.8</text:p>
          </table:table-cell>
          <table:table-cell office:value-type="float" office:value="6.9" calcext:value-type="float">
            <text:p>6.9</text:p>
          </table:table-cell>
          <table:table-cell office:value-type="float" office:value="7.1" calcext:value-type="float">
            <text:p>7.1</text:p>
          </table:table-cell>
          <table:table-cell office:value-type="float" office:value="7.6" calcext:value-type="float">
            <text:p>7.6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-2.3" calcext:value-type="float">
            <text:p>-2.3</text:p>
          </table:table-cell>
          <table:table-cell table:number-columns-repeated="3" office:value-type="float" office:value="506" calcext:value-type="float">
            <text:p>506</text:p>
          </table:table-cell>
          <table:table-cell table:number-columns-repeated="7" office:value-type="float" office:value="900" calcext:value-type="float">
            <text:p>900</text:p>
          </table:table-cell>
          <table:table-cell office:value-type="float" office:value="-99" calcext:value-type="float">
            <text:p>-99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AVERAGE([.C111:.C115])" office:value-type="float" office:value="1.30681818181818" calcext:value-type="float">
            <text:p>1.307</text:p>
          </table:table-cell>
          <table:table-cell table:formula="of:=AVERAGE([.F115:.Q115])" office:value-type="float" office:value="-0.233333333333333" calcext:value-type="float">
            <text:p>-0.233</text:p>
          </table:table-cell>
          <table:table-cell table:formula="of:=STDEV([.C111:.C115])" office:value-type="float" office:value="0.981687818692921" calcext:value-type="float">
            <text:p>0.982</text:p>
          </table:table-cell>
          <table:table-cell table:formula="of:=STDEV([.F115:.Q115])" office:value-type="float" office:value="1.46401275039985" calcext:value-type="float">
            <text:p>1.464</text:p>
          </table:table-cell>
          <table:table-cell office:value-type="float" office:value="-1.8" calcext:value-type="float">
            <text:p>-1.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-99" calcext:value-type="float">
            <text:p>-99</text:p>
          </table:table-cell>
          <table:table-cell office:value-type="float" office:value="900" calcext:value-type="float">
            <text:p>900</text:p>
          </table:table-cell>
          <table:table-cell table:number-columns-repeated="8" office:value-type="float" office:value="-99" calcext:value-type="float">
            <text:p>-99</text:p>
          </table:table-cell>
        </table:table-row>
        <table:table-row table:style-name="ro1" table:number-rows-repeated="1048460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Charts" table:style-name="ta1">
        <table:shapes>
          <draw:frame draw:z-index="0" draw:style-name="gr1" draw:text-style-name="P1" svg:width="195.67mm" svg:height="125.31mm" svg:x="15.97mm" svg:y="319.5mm">
            <draw:object draw:notify-on-update-of-ranges="Sheet1.A18:Sheet1.A115 Sheet1.B17:Sheet1.B17 Sheet1.B18:Sheet1.B115 Sheet1.A18:Sheet1.A115 Sheet1.D17:Sheet1.D17 Sheet1.D18:Sheet1.D1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95.67mm" svg:height="125.31mm" svg:x="25.77mm" svg:y="184.91mm">
            <draw:object draw:notify-on-update-of-ranges="Sheet1.A18:Sheet1.A115 Sheet1.C17:Sheet1.C17 Sheet1.C18:Sheet1.C1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95.67mm" svg:height="125.31mm" svg:x="19.17mm" svg:y="461.95mm">
            <draw:object draw:notify-on-update-of-ranges="Sheet1.A18:Sheet1.A115 Sheet1.B17:Sheet1.B17 Sheet1.B18:Sheet1.B1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195.67mm" svg:height="125.31mm" svg:x="20.54mm" svg:y="48.56mm">
            <draw:object draw:notify-on-update-of-ranges="Sheet1.A18:Sheet1.A115 Sheet1.C17:Sheet1.C17 Sheet1.C18:Sheet1.C115 Sheet1.A18:Sheet1.A115 Sheet1.E17:Sheet1.E17 Sheet1.E18:Sheet1.E11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6">00/00/0000</text:date>, <text:time style:data-style-name="N2" text:time-value="16:04:51.9821064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09:58:14.121294818</meta:creation-date>
    <dc:date>2018-07-06T16:07:37.475361675</dc:date>
    <meta:editing-duration>PT1H55M29S</meta:editing-duration>
    <meta:editing-cycles>12</meta:editing-cycles>
    <meta:generator>LibreOffice/6.0.3.2$Linux_X86_64 LibreOffice_project/00m0$Build-2</meta:generator>
    <meta:document-statistic meta:table-count="2" meta:cell-count="2870" meta:object-count="4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1920" chart:maximum="20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 style:data-style-name="N111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9cm" chart:style-name="ch2">
          <text:p>Station = 010010</text:p>
        </chart:title>
        <chart:subtitle svg:x="5.209cm" svg:y="1.354cm" chart:style-name="ch3">
          <text:p>Country= NORWAY Lat=   70.9 Long=    8.7 Height= 10</text:p>
        </chart:subtitle>
        <chart:legend svg:x="2.777cm" svg:y="2.084cm" style:legend-expansion="custom" chartooo:width="7.086cm" chartooo:height="1.499cm" style:legend-expansion-aspect-ratio="4.72715143428953" chart:style-name="ch4"/>
        <chart:plot-area chart:style-name="ch5" table:cell-range-address="Sheet1.A18:Sheet1.B115 Sheet1.B17:Sheet1.B17 Sheet1.D17:Sheet1.D115" chart:data-source-has-labels="row" svg:x="1.337cm" svg:y="2.175cm" svg:width="17.84cm" svg:height="9.191cm">
          <chartooo:coordinate-region svg:x="2.604cm" svg:y="2.328cm" svg:width="16.165cm" svg:height="8.885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B18:Sheet1.B115" chart:label-cell-address="Sheet1.B17:Sheet1.B17" chart:class="chart:scatter">
            <chart:domain table:cell-range-address="Sheet1.A18:Sheet1.A115"/>
            <chart:regression-curve chart:style-name="ch12"/>
            <chart:data-point chart:repeated="44"/>
            <chart:data-point chart:style-name="ch13"/>
            <chart:data-point chart:repeated="53"/>
          </chart:series>
          <chart:series chart:style-name="ch14" chart:values-cell-range-address="Sheet1.D18:Sheet1.D115" chart:label-cell-address="Sheet1.D17:Sheet1.D17" chart:class="chart:scatter">
            <chart:data-point chart:repeated="9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 year rolling Average</text:p>
                <draw:g>
                  <svg:desc>Sheet1.B17:Sheet1.B17</svg:desc>
                </draw:g>
              </table:table-cell>
              <table:table-cell office:value-type="string">
                <text:p>5 Year rolling AvStDev</text:p>
                <draw:g>
                  <svg:desc>Sheet1.D17:Sheet1.D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18:Sheet1.A115</svg:desc>
                </draw:g>
              </table:table-cell>
              <table:table-cell office:value-type="float" office:value="NaN">
                <text:p>NaN</text:p>
                <draw:g>
                  <svg:desc>Sheet1.B18:Sheet1.B115</svg:desc>
                </draw:g>
              </table:table-cell>
              <table:table-cell office:value-type="float" office:value="NaN">
                <text:p>NaN</text:p>
                <draw:g>
                  <svg:desc>Sheet1.D18:Sheet1.D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-0.556666666666667">
                <text:p>-0.556666666666667</text:p>
              </table:table-cell>
              <table:table-cell office:value-type="float" office:value="0.62673093642062">
                <text:p>0.626730936420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-0.278333333333333">
                <text:p>-0.278333333333333</text:p>
              </table:table-cell>
              <table:table-cell office:value-type="float" office:value="0.326098570646634">
                <text:p>0.326098570646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-0.291666666666667">
                <text:p>-0.291666666666667</text:p>
              </table:table-cell>
              <table:table-cell office:value-type="float" office:value="0.339372378238287">
                <text:p>0.3393723782382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-0.153333333333333">
                <text:p>-0.153333333333333</text:p>
              </table:table-cell>
              <table:table-cell office:value-type="float" office:value="0.246967721687583">
                <text:p>0.246967721687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.324090608043834">
                <text:p>0.3240906080438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0.0750000000000001">
                <text:p>0.0750000000000001</text:p>
              </table:table-cell>
              <table:table-cell office:value-type="float" office:value="0.522746486252073">
                <text:p>0.5227464862520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0.0816666666666667">
                <text:p>0.0816666666666667</text:p>
              </table:table-cell>
              <table:table-cell office:value-type="float" office:value="0.519628606688362">
                <text:p>0.5196286066883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0.171666666666667">
                <text:p>0.171666666666667</text:p>
              </table:table-cell>
              <table:table-cell office:value-type="float" office:value="0.401109572173102">
                <text:p>0.401109572173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0.325">
                <text:p>0.325</text:p>
              </table:table-cell>
              <table:table-cell office:value-type="float" office:value="0.447058286033389">
                <text:p>0.4470582860333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0.368333333333333">
                <text:p>0.368333333333333</text:p>
              </table:table-cell>
              <table:table-cell office:value-type="float" office:value="0.45546069473056">
                <text:p>0.455460694730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0.121666666666667">
                <text:p>0.121666666666667</text:p>
              </table:table-cell>
              <table:table-cell office:value-type="float" office:value="0.484968498404221">
                <text:p>0.4849684984042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-0.0383333333333334">
                <text:p>-0.0383333333333334</text:p>
              </table:table-cell>
              <table:table-cell office:value-type="float" office:value="0.672206152241343">
                <text:p>0.6722061522413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-0.0233333333333333">
                <text:p>-0.0233333333333333</text:p>
              </table:table-cell>
              <table:table-cell office:value-type="float" office:value="0.670390640679829">
                <text:p>0.6703906406798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-0.0883333333333333">
                <text:p>-0.0883333333333333</text:p>
              </table:table-cell>
              <table:table-cell office:value-type="float" office:value="0.589567873766692">
                <text:p>0.5895678737666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-0.153333333333333">
                <text:p>-0.153333333333333</text:p>
              </table:table-cell>
              <table:table-cell office:value-type="float" office:value="0.518698960005812">
                <text:p>0.5186989600058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-0.161666666666667">
                <text:p>-0.161666666666667</text:p>
              </table:table-cell>
              <table:table-cell office:value-type="float" office:value="0.524291850446337">
                <text:p>0.5242918504463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-0.146666666666667">
                <text:p>-0.146666666666667</text:p>
              </table:table-cell>
              <table:table-cell office:value-type="float" office:value="0.498316610644723">
                <text:p>0.4983166106447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-0.563333333333333">
                <text:p>-0.563333333333333</text:p>
              </table:table-cell>
              <table:table-cell office:value-type="float" office:value="1.01210726265111">
                <text:p>1.012107262651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-1.13166666666667">
                <text:p>-1.13166666666667</text:p>
              </table:table-cell>
              <table:table-cell office:value-type="float" office:value="1.1219619472652">
                <text:p>1.12196194726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-1.37">
                <text:p>-1.37</text:p>
              </table:table-cell>
              <table:table-cell office:value-type="float" office:value="0.865656462524892">
                <text:p>0.8656564625248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-1.29833333333333">
                <text:p>-1.29833333333333</text:p>
              </table:table-cell>
              <table:table-cell office:value-type="float" office:value="0.968701163643589">
                <text:p>0.9687011636435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-1.035">
                <text:p>-1.035</text:p>
              </table:table-cell>
              <table:table-cell office:value-type="float" office:value="1.26361199653128">
                <text:p>1.26361199653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-0.645">
                <text:p>-0.645</text:p>
              </table:table-cell>
              <table:table-cell office:value-type="float" office:value="1.13058183152648">
                <text:p>1.130581831526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-0.398333333333333">
                <text:p>-0.398333333333333</text:p>
              </table:table-cell>
              <table:table-cell office:value-type="float" office:value="0.692554650872005">
                <text:p>0.6925546508720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-0.29">
                <text:p>-0.29</text:p>
              </table:table-cell>
              <table:table-cell office:value-type="float" office:value="0.614506351110837">
                <text:p>0.6145063511108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-0.183333333333333">
                <text:p>-0.183333333333333</text:p>
              </table:table-cell>
              <table:table-cell office:value-type="float" office:value="0.696544048220291">
                <text:p>0.6965440482202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1">
                <text:p>1951</text:p>
              </table:table-cell>
              <table:table-cell office:value-type="float" office:value="-0.485">
                <text:p>-0.485</text:p>
              </table:table-cell>
              <table:table-cell office:value-type="float" office:value="0.656601096557111">
                <text:p>0.6566010965571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2">
                <text:p>1952</text:p>
              </table:table-cell>
              <table:table-cell office:value-type="float" office:value="-0.545">
                <text:p>-0.545</text:p>
              </table:table-cell>
              <table:table-cell office:value-type="float" office:value="0.636494304766351">
                <text:p>0.6364943047663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3">
                <text:p>1953</text:p>
              </table:table-cell>
              <table:table-cell office:value-type="float" office:value="-0.305">
                <text:p>-0.305</text:p>
              </table:table-cell>
              <table:table-cell office:value-type="float" office:value="0.547836654487449">
                <text:p>0.5478366544874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4">
                <text:p>1954</text:p>
              </table:table-cell>
              <table:table-cell office:value-type="float" office:value="-0.338333333333333">
                <text:p>-0.338333333333333</text:p>
              </table:table-cell>
              <table:table-cell office:value-type="float" office:value="0.563705498366736">
                <text:p>0.5637054983667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5">
                <text:p>1955</text:p>
              </table:table-cell>
              <table:table-cell office:value-type="float" office:value="-0.718333333333333">
                <text:p>-0.718333333333333</text:p>
              </table:table-cell>
              <table:table-cell office:value-type="float" office:value="0.553787464245587">
                <text:p>0.5537874642455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6">
                <text:p>1956</text:p>
              </table:table-cell>
              <table:table-cell office:value-type="float" office:value="-0.61">
                <text:p>-0.61</text:p>
              </table:table-cell>
              <table:table-cell office:value-type="float" office:value="0.533443998935222">
                <text:p>0.5334439989352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7">
                <text:p>1957</text:p>
              </table:table-cell>
              <table:table-cell office:value-type="float" office:value="-0.501666666666667">
                <text:p>-0.501666666666667</text:p>
              </table:table-cell>
              <table:table-cell office:value-type="float" office:value="0.612610534243959">
                <text:p>0.6126105342439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8">
                <text:p>1958</text:p>
              </table:table-cell>
              <table:table-cell office:value-type="float" office:value="-0.465">
                <text:p>-0.465</text:p>
              </table:table-cell>
              <table:table-cell office:value-type="float" office:value="0.654217089351846">
                <text:p>0.6542170893518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9">
                <text:p>1959</text:p>
              </table:table-cell>
              <table:table-cell office:value-type="float" office:value="-0.481666666666667">
                <text:p>-0.481666666666667</text:p>
              </table:table-cell>
              <table:table-cell office:value-type="float" office:value="0.660082065604978">
                <text:p>0.6600820656049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0">
                <text:p>1960</text:p>
              </table:table-cell>
              <table:table-cell office:value-type="float" office:value="-0.0516666666666666">
                <text:p>-0.0516666666666666</text:p>
              </table:table-cell>
              <table:table-cell office:value-type="float" office:value="0.548938369339704">
                <text:p>0.5489383693397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1">
                <text:p>1961</text:p>
              </table:table-cell>
              <table:table-cell office:value-type="float" office:value="-0.0183333333333333">
                <text:p>-0.0183333333333333</text:p>
              </table:table-cell>
              <table:table-cell office:value-type="float" office:value="0.52116322885552">
                <text:p>0.521163228855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2">
                <text:p>1962</text:p>
              </table:table-cell>
              <table:table-cell office:value-type="float" office:value="-0.208333333333333">
                <text:p>-0.208333333333333</text:p>
              </table:table-cell>
              <table:table-cell office:value-type="float" office:value="0.647806126690523">
                <text:p>0.6478061266905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3">
                <text:p>1963</text:p>
              </table:table-cell>
              <table:table-cell office:value-type="float" office:value="-0.485">
                <text:p>-0.485</text:p>
              </table:table-cell>
              <table:table-cell office:value-type="float" office:value="0.729021414104018">
                <text:p>0.7290214141040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4">
                <text:p>1964</text:p>
              </table:table-cell>
              <table:table-cell office:value-type="float" office:value="-0.636666666666667">
                <text:p>-0.636666666666667</text:p>
              </table:table-cell>
              <table:table-cell office:value-type="float" office:value="0.853233229805569">
                <text:p>0.8532332298055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5">
                <text:p>1965</text:p>
              </table:table-cell>
              <table:table-cell office:value-type="float" office:value="-1.12666666666667">
                <text:p>-1.12666666666667</text:p>
              </table:table-cell>
              <table:table-cell office:value-type="float" office:value="0.558128071722293">
                <text:p>0.5581280717222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6">
                <text:p>1966</text:p>
              </table:table-cell>
              <table:table-cell office:value-type="float" office:value="-1.50666666666667">
                <text:p>-1.50666666666667</text:p>
              </table:table-cell>
              <table:table-cell office:value-type="float" office:value="0.506053631325551">
                <text:p>0.5060536313255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7">
                <text:p>1967</text:p>
              </table:table-cell>
              <table:table-cell office:value-type="float" office:value="-1.81166666666667">
                <text:p>-1.81166666666667</text:p>
              </table:table-cell>
              <table:table-cell office:value-type="float" office:value="0.508558693214898">
                <text:p>0.5085586932148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8">
                <text:p>1968</text:p>
              </table:table-cell>
              <table:table-cell office:value-type="float" office:value="-2.385">
                <text:p>-2.385</text:p>
              </table:table-cell>
              <table:table-cell office:value-type="float" office:value="1.01265259481116">
                <text:p>1.012652594811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9">
                <text:p>1969</text:p>
              </table:table-cell>
              <table:table-cell office:value-type="float" office:value="-2.71">
                <text:p>-2.71</text:p>
              </table:table-cell>
              <table:table-cell office:value-type="float" office:value="0.894803671824782">
                <text:p>0.8948036718247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0">
                <text:p>1970</text:p>
              </table:table-cell>
              <table:table-cell office:value-type="float" office:value="-2.65833333333333">
                <text:p>-2.65833333333333</text:p>
              </table:table-cell>
              <table:table-cell office:value-type="float" office:value="0.967402737000242">
                <text:p>0.9674027370002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1">
                <text:p>1971</text:p>
              </table:table-cell>
              <table:table-cell office:value-type="float" office:value="-2.72333333333333">
                <text:p>-2.72333333333333</text:p>
              </table:table-cell>
              <table:table-cell office:value-type="float" office:value="0.940142571930215">
                <text:p>0.9401425719302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2">
                <text:p>1972</text:p>
              </table:table-cell>
              <table:table-cell office:value-type="float" office:value="-2.31333333333333">
                <text:p>-2.31333333333333</text:p>
              </table:table-cell>
              <table:table-cell office:value-type="float" office:value="1.42483673528662">
                <text:p>1.424836735286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3">
                <text:p>1973</text:p>
              </table:table-cell>
              <table:table-cell office:value-type="float" office:value="-1.99">
                <text:p>-1.99</text:p>
              </table:table-cell>
              <table:table-cell office:value-type="float" office:value="1.06564729937567">
                <text:p>1.065647299375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4">
                <text:p>1974</text:p>
              </table:table-cell>
              <table:table-cell office:value-type="float" office:value="-1.315">
                <text:p>-1.315</text:p>
              </table:table-cell>
              <table:table-cell office:value-type="float" office:value="1.25248918824342">
                <text:p>1.252489188243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5">
                <text:p>1975</text:p>
              </table:table-cell>
              <table:table-cell office:value-type="float" office:value="-1.35833333333333">
                <text:p>-1.35833333333333</text:p>
              </table:table-cell>
              <table:table-cell office:value-type="float" office:value="1.26454043035405">
                <text:p>1.264540430354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6">
                <text:p>1976</text:p>
              </table:table-cell>
              <table:table-cell office:value-type="float" office:value="-0.876666666666667">
                <text:p>-0.876666666666667</text:p>
              </table:table-cell>
              <table:table-cell office:value-type="float" office:value="1.15938800906149">
                <text:p>1.159388009061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7">
                <text:p>1977</text:p>
              </table:table-cell>
              <table:table-cell office:value-type="float" office:value="-1.10666666666667">
                <text:p>-1.10666666666667</text:p>
              </table:table-cell>
              <table:table-cell office:value-type="float" office:value="1.14900923504653">
                <text:p>1.149009235046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8">
                <text:p>1978</text:p>
              </table:table-cell>
              <table:table-cell office:value-type="float" office:value="-0.95">
                <text:p>-0.95</text:p>
              </table:table-cell>
              <table:table-cell office:value-type="float" office:value="0.957499637365758">
                <text:p>0.9574996373657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9">
                <text:p>1979</text:p>
              </table:table-cell>
              <table:table-cell office:value-type="float" office:value="-1.28833333333333">
                <text:p>-1.28833333333333</text:p>
              </table:table-cell>
              <table:table-cell office:value-type="float" office:value="0.662502620539891">
                <text:p>0.6625026205398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0">
                <text:p>1980</text:p>
              </table:table-cell>
              <table:table-cell office:value-type="float" office:value="-1.11">
                <text:p>-1.11</text:p>
              </table:table-cell>
              <table:table-cell office:value-type="float" office:value="0.635014216813731">
                <text:p>0.6350142168137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1">
                <text:p>1981</text:p>
              </table:table-cell>
              <table:table-cell office:value-type="float" office:value="-1.475">
                <text:p>-1.475</text:p>
              </table:table-cell>
              <table:table-cell office:value-type="float" office:value="0.412983723112129">
                <text:p>0.4129837231121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2">
                <text:p>1982</text:p>
              </table:table-cell>
              <table:table-cell office:value-type="float" office:value="-1.51666666666667">
                <text:p>-1.51666666666667</text:p>
              </table:table-cell>
              <table:table-cell office:value-type="float" office:value="0.429469957557504">
                <text:p>0.4294699575575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3">
                <text:p>1983</text:p>
              </table:table-cell>
              <table:table-cell office:value-type="float" office:value="-1.46">
                <text:p>-1.46</text:p>
              </table:table-cell>
              <table:table-cell office:value-type="float" office:value="0.423379262600331">
                <text:p>0.4233792626003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4">
                <text:p>1984</text:p>
              </table:table-cell>
              <table:table-cell office:value-type="float" office:value="-1.04">
                <text:p>-1.04</text:p>
              </table:table-cell>
              <table:table-cell office:value-type="float" office:value="1.06030655944401">
                <text:p>1.060306559444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5">
                <text:p>1985</text:p>
              </table:table-cell>
              <table:table-cell office:value-type="float" office:value="-1.14">
                <text:p>-1.14</text:p>
              </table:table-cell>
              <table:table-cell office:value-type="float" office:value="1.05952033172249">
                <text:p>1.059520331722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6">
                <text:p>1986</text:p>
              </table:table-cell>
              <table:table-cell office:value-type="float" office:value="-0.915">
                <text:p>-0.915</text:p>
              </table:table-cell>
              <table:table-cell office:value-type="float" office:value="0.959209744181809">
                <text:p>0.9592097441818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7">
                <text:p>1987</text:p>
              </table:table-cell>
              <table:table-cell office:value-type="float" office:value="-0.796666666666667">
                <text:p>-0.796666666666667</text:p>
              </table:table-cell>
              <table:table-cell office:value-type="float" office:value="0.864873947141688">
                <text:p>0.8648739471416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88">
                <text:p>1988</text:p>
              </table:table-cell>
              <table:table-cell office:value-type="float" office:value="-1.00333333333333">
                <text:p>-1.00333333333333</text:p>
              </table:table-cell>
              <table:table-cell office:value-type="float" office:value="1.12457708100028">
                <text:p>1.124577081000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89">
                <text:p>1989</text:p>
              </table:table-cell>
              <table:table-cell office:value-type="float" office:value="-1.40833333333333">
                <text:p>-1.40833333333333</text:p>
              </table:table-cell>
              <table:table-cell office:value-type="float" office:value="0.600144658487529">
                <text:p>0.6001446584875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0">
                <text:p>1990</text:p>
              </table:table-cell>
              <table:table-cell office:value-type="float" office:value="-1.11666666666667">
                <text:p>-1.11666666666667</text:p>
              </table:table-cell>
              <table:table-cell office:value-type="float" office:value="0.916628787096137">
                <text:p>0.9166287870961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1">
                <text:p>1991</text:p>
              </table:table-cell>
              <table:table-cell office:value-type="float" office:value="-0.908333333333333">
                <text:p>-0.908333333333333</text:p>
              </table:table-cell>
              <table:table-cell office:value-type="float" office:value="1.09960535850115">
                <text:p>1.099605358501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2">
                <text:p>1992</text:p>
              </table:table-cell>
              <table:table-cell office:value-type="float" office:value="-0.746666666666667">
                <text:p>-0.746666666666667</text:p>
              </table:table-cell>
              <table:table-cell office:value-type="float" office:value="1.11602282433848">
                <text:p>1.116022824338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3">
                <text:p>1993</text:p>
              </table:table-cell>
              <table:table-cell office:value-type="float" office:value="-0.331666666666667">
                <text:p>-0.331666666666667</text:p>
              </table:table-cell>
              <table:table-cell office:value-type="float" office:value="0.611561071720923">
                <text:p>0.6115610717209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4">
                <text:p>1994</text:p>
              </table:table-cell>
              <table:table-cell office:value-type="float" office:value="-0.0933333333333334">
                <text:p>-0.0933333333333334</text:p>
              </table:table-cell>
              <table:table-cell office:value-type="float" office:value="0.257215322681644">
                <text:p>0.2572153226816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5">
                <text:p>1995</text:p>
              </table:table-cell>
              <table:table-cell office:value-type="float" office:value="-0.233333333333333">
                <text:p>-0.233333333333333</text:p>
              </table:table-cell>
              <table:table-cell office:value-type="float" office:value="0.296214543119604">
                <text:p>0.2962145431196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6">
                <text:p>1996</text:p>
              </table:table-cell>
              <table:table-cell office:value-type="float" office:value="-0.413333333333333">
                <text:p>-0.413333333333333</text:p>
              </table:table-cell>
              <table:table-cell office:value-type="float" office:value="0.217354676866074">
                <text:p>0.2173546768660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7">
                <text:p>1997</text:p>
              </table:table-cell>
              <table:table-cell office:value-type="float" office:value="-0.558333333333333">
                <text:p>-0.558333333333333</text:p>
              </table:table-cell>
              <table:table-cell office:value-type="float" office:value="0.351237890261792">
                <text:p>0.3512378902617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98">
                <text:p>1998</text:p>
              </table:table-cell>
              <table:table-cell office:value-type="float" office:value="-0.566666666666667">
                <text:p>-0.566666666666667</text:p>
              </table:table-cell>
              <table:table-cell office:value-type="float" office:value="0.345255541431109">
                <text:p>0.3452555414311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99">
                <text:p>1999</text:p>
              </table:table-cell>
              <table:table-cell office:value-type="float" office:value="-0.413333333333333">
                <text:p>-0.413333333333333</text:p>
              </table:table-cell>
              <table:table-cell office:value-type="float" office:value="0.634718879154823">
                <text:p>0.6347188791548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">
                <text:p>2000</text:p>
              </table:table-cell>
              <table:table-cell office:value-type="float" office:value="-0.32">
                <text:p>-0.32</text:p>
              </table:table-cell>
              <table:table-cell office:value-type="float" office:value="0.639297574599566">
                <text:p>0.6392975745995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1">
                <text:p>2001</text:p>
              </table:table-cell>
              <table:table-cell office:value-type="float" office:value="-0.256666666666666">
                <text:p>-0.256666666666666</text:p>
              </table:table-cell>
              <table:table-cell office:value-type="float" office:value="0.609285784067432">
                <text:p>0.6092857840674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2">
                <text:p>2002</text:p>
              </table:table-cell>
              <table:table-cell office:value-type="float" office:value="0.201666666666667">
                <text:p>0.201666666666667</text:p>
              </table:table-cell>
              <table:table-cell office:value-type="float" office:value="0.709224929059885">
                <text:p>0.7092249290598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3">
                <text:p>2003</text:p>
              </table:table-cell>
              <table:table-cell office:value-type="float" office:value="0.343333333333333">
                <text:p>0.343333333333333</text:p>
              </table:table-cell>
              <table:table-cell office:value-type="float" office:value="0.629412203744272">
                <text:p>0.6294122037442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4">
                <text:p>2004</text:p>
              </table:table-cell>
              <table:table-cell office:value-type="float" office:value="0.381666666666667">
                <text:p>0.381666666666667</text:p>
              </table:table-cell>
              <table:table-cell office:value-type="float" office:value="0.656733287652689">
                <text:p>0.6567332876526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5">
                <text:p>2005</text:p>
              </table:table-cell>
              <table:table-cell office:value-type="float" office:value="0.53">
                <text:p>0.53</text:p>
              </table:table-cell>
              <table:table-cell office:value-type="float" office:value="0.599670048165377">
                <text:p>0.5996700481653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6">
                <text:p>2006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339679178703146">
                <text:p>0.3396791787031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7">
                <text:p>2007</text:p>
              </table:table-cell>
              <table:table-cell office:value-type="float" office:value="0.613333333333333">
                <text:p>0.613333333333333</text:p>
              </table:table-cell>
              <table:table-cell office:value-type="float" office:value="0.278363271842948">
                <text:p>0.2783632718429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8">
                <text:p>2008</text:p>
              </table:table-cell>
              <table:table-cell office:value-type="float" office:value="0.685">
                <text:p>0.685</text:p>
              </table:table-cell>
              <table:table-cell office:value-type="float" office:value="0.226951414281657">
                <text:p>0.2269514142816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9">
                <text:p>2009</text:p>
              </table:table-cell>
              <table:table-cell office:value-type="float" office:value="0.673333333333333">
                <text:p>0.673333333333333</text:p>
              </table:table-cell>
              <table:table-cell office:value-type="float" office:value="0.21932662097125">
                <text:p>0.21932662097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10">
                <text:p>2010</text:p>
              </table:table-cell>
              <table:table-cell office:value-type="float" office:value="0.643333333333333">
                <text:p>0.643333333333333</text:p>
              </table:table-cell>
              <table:table-cell office:value-type="float" office:value="0.235805357586859">
                <text:p>0.2358053575868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11">
                <text:p>2011</text:p>
              </table:table-cell>
              <table:table-cell office:value-type="float" office:value="0.648333333333333">
                <text:p>0.648333333333333</text:p>
              </table:table-cell>
              <table:table-cell office:value-type="float" office:value="0.243840795055572">
                <text:p>0.2438407950555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12">
                <text:p>2012</text:p>
              </table:table-cell>
              <table:table-cell office:value-type="float" office:value="0.656666666666666">
                <text:p>0.656666666666666</text:p>
              </table:table-cell>
              <table:table-cell office:value-type="float" office:value="0.231120459212651">
                <text:p>0.2311204592126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13">
                <text:p>2013</text:p>
              </table:table-cell>
              <table:table-cell office:value-type="float" office:value="0.551666666666667">
                <text:p>0.551666666666667</text:p>
              </table:table-cell>
              <table:table-cell office:value-type="float" office:value="0.318656031900648">
                <text:p>0.3186560319006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14">
                <text:p>2014</text:p>
              </table:table-cell>
              <table:table-cell office:value-type="float" office:value="0.775">
                <text:p>0.775</text:p>
              </table:table-cell>
              <table:table-cell office:value-type="float" office:value="0.686274159663775">
                <text:p>0.6862741596637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15">
                <text:p>2015</text:p>
              </table:table-cell>
              <table:table-cell office:value-type="float" office:value="0.86">
                <text:p>0.86</text:p>
              </table:table-cell>
              <table:table-cell office:value-type="float" office:value="0.667171683718332">
                <text:p>0.6671716837183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16">
                <text:p>2016</text:p>
              </table:table-cell>
              <table:table-cell office:value-type="float" office:value="1.1">
                <text:p>1.1</text:p>
              </table:table-cell>
              <table:table-cell office:value-type="float" office:value="0.892814681530023">
                <text:p>0.8928146815300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17">
                <text:p>2017</text:p>
              </table:table-cell>
              <table:table-cell office:value-type="float" office:value="1.38515151515152">
                <text:p>1.38515151515152</text:p>
              </table:table-cell>
              <table:table-cell office:value-type="float" office:value="0.832333180808693">
                <text:p>0.8323331808086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18">
                <text:p>2018</text:p>
              </table:table-cell>
              <table:table-cell office:value-type="float" office:value="1.30681818181818">
                <text:p>1.30681818181818</text:p>
              </table:table-cell>
              <table:table-cell office:value-type="float" office:value="0.981687818692921">
                <text:p>0.9816878186929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1920" chart:maximum="20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9cm" chart:style-name="ch2">
          <text:p>Station = 010010</text:p>
        </chart:title>
        <chart:subtitle svg:x="5.209cm" svg:y="1.354cm" chart:style-name="ch3">
          <text:p>Country= NORWAY Lat=   70.9 Long=    8.7 Height= 10</text:p>
        </chart:subtitle>
        <chart:legend svg:x="3.393cm" svg:y="2.328cm" style:legend-expansion="custom" chartooo:width="8.134cm" chartooo:height="1.499cm" style:legend-expansion-aspect-ratio="5.42628418945964" chart:style-name="ch4"/>
        <chart:plot-area chart:style-name="ch5" table:cell-range-address="Sheet1.A18:Sheet1.A115 Sheet1.C17:Sheet1.C115" chart:data-source-has-labels="row" svg:x="1.337cm" svg:y="2.175cm" svg:width="17.84cm" svg:height="9.191cm">
          <chartooo:coordinate-region svg:x="2.604cm" svg:y="2.328cm" svg:width="16.165cm" svg:height="8.885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C18:Sheet1.C115" chart:label-cell-address="Sheet1.C17:Sheet1.C17" chart:class="chart:scatter">
            <chart:domain table:cell-range-address="Sheet1.A18:Sheet1.A115"/>
            <chart:regression-curve chart:style-name="ch12"/>
            <chart:data-point chart:repeated="44"/>
            <chart:data-point chart:style-name="ch13"/>
            <chart:data-point chart:repeated="5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Monthly Temp (Yr)</text:p>
                <draw:g>
                  <svg:desc>Sheet1.C17:Sheet1.C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18:Sheet1.A115</svg:desc>
                </draw:g>
              </table:table-cell>
              <table:table-cell office:value-type="float" office:value="-1.525">
                <text:p>-1.525</text:p>
                <draw:g>
                  <svg:desc>Sheet1.C18:Sheet1.C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-0.516666666666667">
                <text:p>-0.51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-0.725">
                <text:p>-0.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-0.0416666666666667">
                <text:p>-0.041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-0.133333333333333">
                <text:p>-0.1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-0.583333333333333">
                <text:p>-0.58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-0.0333333333333334">
                <text:p>-0.0333333333333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0.308333333333333">
                <text:p>0.308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0.816666666666667">
                <text:p>0.81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-0.133333333333333">
                <text:p>-0.13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-0.0583333333333332">
                <text:p>-0.05833333333333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0.408333333333333">
                <text:p>0.408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-0.458333333333334">
                <text:p>-0.4583333333333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-0.825">
                <text:p>-0.8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-2.14166666666667">
                <text:p>-2.141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-2.43333333333333">
                <text:p>-2.4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-0.991666666666667">
                <text:p>-0.991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0.491666666666666">
                <text:p>0.4916666666666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-0.191666666666666">
                <text:p>-0.1916666666666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1">
                <text:p>1951</text:p>
              </table:table-cell>
              <table:table-cell office:value-type="float" office:value="-1.01666666666667">
                <text:p>-1.016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2">
                <text:p>1952</text:p>
              </table:table-cell>
              <table:table-cell office:value-type="float" office:value="-0.491666666666667">
                <text:p>-0.4916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3">
                <text:p>1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4">
                <text:p>1954</text:p>
              </table:table-cell>
              <table:table-cell office:value-type="float" office:value="-0.616666666666667">
                <text:p>-0.616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5">
                <text:p>1955</text:p>
              </table:table-cell>
              <table:table-cell office:value-type="float" office:value="-1.46666666666667">
                <text:p>-1.46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6">
                <text:p>1956</text:p>
              </table:table-cell>
              <table:table-cell office:value-type="float" office:value="-0.475">
                <text:p>-0.4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7">
                <text:p>195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8">
                <text:p>1958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9">
                <text:p>1959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0">
                <text:p>1960</text:p>
              </table:table-cell>
              <table:table-cell office:value-type="float" office:value="0.683333333333333">
                <text:p>0.6833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1">
                <text:p>1961</text:p>
              </table:table-cell>
              <table:table-cell office:value-type="float" office:value="-0.308333333333333">
                <text:p>-0.308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2">
                <text:p>1962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3">
                <text:p>1963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4">
                <text:p>1964</text:p>
              </table:table-cell>
              <table:table-cell office:value-type="float" office:value="-1.45833333333333">
                <text:p>-1.458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5">
                <text:p>1965</text:p>
              </table:table-cell>
              <table:table-cell office:value-type="float" office:value="-1.76666666666667">
                <text:p>-1.766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6">
                <text:p>1966</text:p>
              </table:table-cell>
              <table:table-cell office:value-type="float" office:value="-2.20833333333333">
                <text:p>-2.208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7">
                <text:p>1967</text:p>
              </table:table-cell>
              <table:table-cell office:value-type="float" office:value="-2.425">
                <text:p>-2.4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8">
                <text:p>1968</text:p>
              </table:table-cell>
              <table:table-cell office:value-type="float" office:value="-4.06666666666667">
                <text:p>-4.06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9">
                <text:p>1969</text:p>
              </table:table-cell>
              <table:table-cell office:value-type="float" office:value="-3.08333333333333">
                <text:p>-3.083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0">
                <text:p>1970</text:p>
              </table:table-cell>
              <table:table-cell office:value-type="float" office:value="-1.50833333333333">
                <text:p>-1.508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1">
                <text:p>1971</text:p>
              </table:table-cell>
              <table:table-cell office:value-type="float" office:value="-2.53333333333333">
                <text:p>-2.53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2">
                <text:p>1972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3">
                <text:p>1973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4">
                <text:p>1974</text:p>
              </table:table-cell>
              <table:table-cell office:value-type="float" office:value="0.291666666666667">
                <text:p>0.291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5">
                <text:p>1975</text:p>
              </table:table-cell>
              <table:table-cell office:value-type="float" office:value="-1.725">
                <text:p>-1.7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6">
                <text:p>1976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7">
                <text:p>1977</text:p>
              </table:table-cell>
              <table:table-cell office:value-type="float" office:value="-1.525">
                <text:p>-1.5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8">
                <text:p>1978</text:p>
              </table:table-cell>
              <table:table-cell office:value-type="float" office:value="-1.66666666666667">
                <text:p>-1.666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9">
                <text:p>1979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0">
                <text:p>1980</text:p>
              </table:table-cell>
              <table:table-cell office:value-type="float" office:value="-0.833333333333333">
                <text:p>-0.8333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1">
                <text:p>1981</text:p>
              </table:table-cell>
              <table:table-cell office:value-type="float" office:value="-1.95">
                <text:p>-1.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2">
                <text:p>1982</text:p>
              </table:table-cell>
              <table:table-cell office:value-type="float" office:value="-1.73333333333333">
                <text:p>-1.733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3">
                <text:p>1983</text:p>
              </table:table-cell>
              <table:table-cell office:value-type="float" office:value="-1.38333333333333">
                <text:p>-1.383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4">
                <text:p>198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5">
                <text:p>1985</text:p>
              </table:table-cell>
              <table:table-cell office:value-type="float" office:value="-1.33333333333333">
                <text:p>-1.33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6">
                <text:p>1986</text:p>
              </table:table-cell>
              <table:table-cell office:value-type="float" office:value="-0.825">
                <text:p>-0.8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7">
                <text:p>1987</text:p>
              </table:table-cell>
              <table:table-cell office:value-type="float" office:value="-1.14166666666667">
                <text:p>-1.141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88">
                <text:p>1988</text:p>
              </table:table-cell>
              <table:table-cell office:value-type="float" office:value="-2.41666666666667">
                <text:p>-2.416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89">
                <text:p>1989</text:p>
              </table:table-cell>
              <table:table-cell office:value-type="float" office:value="-1.325">
                <text:p>-1.3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0">
                <text:p>199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1">
                <text:p>1991</text:p>
              </table:table-cell>
              <table:table-cell office:value-type="float" office:value="0.216666666666667">
                <text:p>0.2166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2">
                <text:p>1992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3">
                <text:p>1993</text:p>
              </table:table-cell>
              <table:table-cell office:value-type="float" office:value="-0.341666666666667">
                <text:p>-0.341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4">
                <text:p>1994</text:p>
              </table:table-cell>
              <table:table-cell office:value-type="float" office:value="-0.133333333333333">
                <text:p>-0.13333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5">
                <text:p>1995</text:p>
              </table:table-cell>
              <table:table-cell office:value-type="float" office:value="-0.575">
                <text:p>-0.5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6">
                <text:p>1996</text:p>
              </table:table-cell>
              <table:table-cell office:value-type="float" office:value="-0.683333333333333">
                <text:p>-0.6833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7">
                <text:p>1997</text:p>
              </table:table-cell>
              <table:table-cell office:value-type="float" office:value="-1.05833333333333">
                <text:p>-1.0583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98">
                <text:p>1998</text:p>
              </table:table-cell>
              <table:table-cell office:value-type="float" office:value="-0.383333333333333">
                <text:p>-0.38333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99">
                <text:p>1999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">
                <text:p>2000</text:p>
              </table:table-cell>
              <table:table-cell office:value-type="float" office:value="-0.108333333333333">
                <text:p>-0.1083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1">
                <text:p>2001</text:p>
              </table:table-cell>
              <table:table-cell office:value-type="float" office:value="-0.366666666666667">
                <text:p>-0.36666666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2">
                <text:p>2002</text:p>
              </table:table-cell>
              <table:table-cell office:value-type="float" office:value="1.23333333333333">
                <text:p>1.233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3">
                <text:p>2003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4">
                <text:p>2004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5">
                <text:p>2005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6">
                <text:p>2006</text:p>
              </table:table-cell>
              <table:table-cell office:value-type="float" office:value="0.941666666666666">
                <text:p>0.9416666666666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7">
                <text:p>2007</text:p>
              </table:table-cell>
              <table:table-cell office:value-type="float" office:value="0.341666666666667">
                <text:p>0.3416666666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8">
                <text:p>2008</text:p>
              </table:table-cell>
              <table:table-cell office:value-type="float" office:value="0.683333333333333">
                <text:p>0.6833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9">
                <text:p>2009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10">
                <text:p>2010</text:p>
              </table:table-cell>
              <table:table-cell office:value-type="float" office:value="0.483333333333333">
                <text:p>0.4833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11">
                <text:p>2011</text:p>
              </table:table-cell>
              <table:table-cell office:value-type="float" office:value="0.966666666666666">
                <text:p>0.9666666666666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12">
                <text:p>2012</text:p>
              </table:table-cell>
              <table:table-cell office:value-type="float" office:value="0.383333333333333">
                <text:p>0.38333333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13">
                <text:p>2013</text:p>
              </table:table-cell>
              <table:table-cell office:value-type="float" office:value="0.158333333333333">
                <text:p>0.1583333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14">
                <text:p>2014</text:p>
              </table:table-cell>
              <table:table-cell office:value-type="float" office:value="1.88333333333333">
                <text:p>1.88333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15">
                <text:p>2015</text:p>
              </table:table-cell>
              <table:table-cell office:value-type="float" office:value="0.908333333333333">
                <text:p>0.90833333333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16">
                <text:p>2016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17">
                <text:p>2017</text:p>
              </table:table-cell>
              <table:table-cell office:value-type="float" office:value="1.80909090909091">
                <text:p>1.809090909090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18">
                <text:p>2018</text:p>
              </table:table-cell>
              <table:table-cell office:value-type="float" office:value="-0.233333333333333">
                <text:p>-0.233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1920" chart:maximum="20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9cm" chart:style-name="ch2">
          <text:p>Station = 010010</text:p>
        </chart:title>
        <chart:subtitle svg:x="5.209cm" svg:y="1.354cm" chart:style-name="ch3">
          <text:p>Country= NORWAY Lat=   70.9 Long=    8.7 Height= 10</text:p>
        </chart:subtitle>
        <chart:legend svg:x="3.165cm" svg:y="2.062cm" style:legend-expansion="custom" chartooo:width="6.175cm" chartooo:height="1.499cm" style:legend-expansion-aspect-ratio="4.11941294196131" chart:style-name="ch4"/>
        <chart:plot-area chart:style-name="ch5" table:cell-range-address="Sheet1.A18:Sheet1.B115 Sheet1.B17:Sheet1.B17" chart:data-source-has-labels="row" svg:x="1.337cm" svg:y="2.175cm" svg:width="17.84cm" svg:height="9.191cm">
          <chartooo:coordinate-region svg:x="2.604cm" svg:y="2.328cm" svg:width="16.165cm" svg:height="8.885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B18:Sheet1.B115" chart:label-cell-address="Sheet1.B17:Sheet1.B17" chart:class="chart:scatter">
            <chart:domain table:cell-range-address="Sheet1.A18:Sheet1.A115"/>
            <chart:regression-curve chart:style-name="ch12"/>
            <chart:data-point chart:repeated="44"/>
            <chart:data-point chart:style-name="ch13"/>
            <chart:data-point chart:repeated="5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 year rolling Average</text:p>
                <draw:g>
                  <svg:desc>Sheet1.B17:Sheet1.B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18:Sheet1.A115</svg:desc>
                </draw:g>
              </table:table-cell>
              <table:table-cell office:value-type="float" office:value="NaN">
                <text:p>NaN</text:p>
                <draw:g>
                  <svg:desc>Sheet1.B18:Sheet1.B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-0.556666666666667">
                <text:p>-0.55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-0.278333333333333">
                <text:p>-0.278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-0.291666666666667">
                <text:p>-0.291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-0.153333333333333">
                <text:p>-0.15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0.0750000000000001">
                <text:p>0.075000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0.0816666666666667">
                <text:p>0.081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0.171666666666667">
                <text:p>0.171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0.368333333333333">
                <text:p>0.368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0.121666666666667">
                <text:p>0.121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-0.0383333333333334">
                <text:p>-0.0383333333333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-0.0233333333333333">
                <text:p>-0.023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-0.0883333333333333">
                <text:p>-0.0883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-0.153333333333333">
                <text:p>-0.153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-0.161666666666667">
                <text:p>-0.161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-0.146666666666667">
                <text:p>-0.14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-0.563333333333333">
                <text:p>-0.563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-1.13166666666667">
                <text:p>-1.131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-1.37">
                <text:p>-1.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-1.29833333333333">
                <text:p>-1.298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-1.035">
                <text:p>-1.0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-0.645">
                <text:p>-0.6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-0.398333333333333">
                <text:p>-0.3983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-0.183333333333333">
                <text:p>-0.18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1">
                <text:p>1951</text:p>
              </table:table-cell>
              <table:table-cell office:value-type="float" office:value="-0.485">
                <text:p>-0.4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2">
                <text:p>1952</text:p>
              </table:table-cell>
              <table:table-cell office:value-type="float" office:value="-0.545">
                <text:p>-0.5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3">
                <text:p>1953</text:p>
              </table:table-cell>
              <table:table-cell office:value-type="float" office:value="-0.305">
                <text:p>-0.3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4">
                <text:p>1954</text:p>
              </table:table-cell>
              <table:table-cell office:value-type="float" office:value="-0.338333333333333">
                <text:p>-0.3383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5">
                <text:p>1955</text:p>
              </table:table-cell>
              <table:table-cell office:value-type="float" office:value="-0.718333333333333">
                <text:p>-0.718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6">
                <text:p>1956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7">
                <text:p>1957</text:p>
              </table:table-cell>
              <table:table-cell office:value-type="float" office:value="-0.501666666666667">
                <text:p>-0.501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8">
                <text:p>1958</text:p>
              </table:table-cell>
              <table:table-cell office:value-type="float" office:value="-0.465">
                <text:p>-0.4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9">
                <text:p>1959</text:p>
              </table:table-cell>
              <table:table-cell office:value-type="float" office:value="-0.481666666666667">
                <text:p>-0.481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0">
                <text:p>1960</text:p>
              </table:table-cell>
              <table:table-cell office:value-type="float" office:value="-0.0516666666666666">
                <text:p>-0.05166666666666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1">
                <text:p>1961</text:p>
              </table:table-cell>
              <table:table-cell office:value-type="float" office:value="-0.0183333333333333">
                <text:p>-0.0183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2">
                <text:p>1962</text:p>
              </table:table-cell>
              <table:table-cell office:value-type="float" office:value="-0.208333333333333">
                <text:p>-0.2083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3">
                <text:p>1963</text:p>
              </table:table-cell>
              <table:table-cell office:value-type="float" office:value="-0.485">
                <text:p>-0.4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4">
                <text:p>1964</text:p>
              </table:table-cell>
              <table:table-cell office:value-type="float" office:value="-0.636666666666667">
                <text:p>-0.636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5">
                <text:p>1965</text:p>
              </table:table-cell>
              <table:table-cell office:value-type="float" office:value="-1.12666666666667">
                <text:p>-1.126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6">
                <text:p>1966</text:p>
              </table:table-cell>
              <table:table-cell office:value-type="float" office:value="-1.50666666666667">
                <text:p>-1.50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7">
                <text:p>1967</text:p>
              </table:table-cell>
              <table:table-cell office:value-type="float" office:value="-1.81166666666667">
                <text:p>-1.811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8">
                <text:p>1968</text:p>
              </table:table-cell>
              <table:table-cell office:value-type="float" office:value="-2.385">
                <text:p>-2.3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9">
                <text:p>1969</text:p>
              </table:table-cell>
              <table:table-cell office:value-type="float" office:value="-2.71">
                <text:p>-2.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0">
                <text:p>1970</text:p>
              </table:table-cell>
              <table:table-cell office:value-type="float" office:value="-2.65833333333333">
                <text:p>-2.658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1">
                <text:p>1971</text:p>
              </table:table-cell>
              <table:table-cell office:value-type="float" office:value="-2.72333333333333">
                <text:p>-2.72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2">
                <text:p>1972</text:p>
              </table:table-cell>
              <table:table-cell office:value-type="float" office:value="-2.31333333333333">
                <text:p>-2.313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3">
                <text:p>1973</text:p>
              </table:table-cell>
              <table:table-cell office:value-type="float" office:value="-1.99">
                <text:p>-1.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4">
                <text:p>1974</text:p>
              </table:table-cell>
              <table:table-cell office:value-type="float" office:value="-1.315">
                <text:p>-1.3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5">
                <text:p>1975</text:p>
              </table:table-cell>
              <table:table-cell office:value-type="float" office:value="-1.35833333333333">
                <text:p>-1.3583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6">
                <text:p>1976</text:p>
              </table:table-cell>
              <table:table-cell office:value-type="float" office:value="-0.876666666666667">
                <text:p>-0.8766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7">
                <text:p>1977</text:p>
              </table:table-cell>
              <table:table-cell office:value-type="float" office:value="-1.10666666666667">
                <text:p>-1.106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8">
                <text:p>1978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9">
                <text:p>1979</text:p>
              </table:table-cell>
              <table:table-cell office:value-type="float" office:value="-1.28833333333333">
                <text:p>-1.288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0">
                <text:p>1980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1">
                <text:p>1981</text:p>
              </table:table-cell>
              <table:table-cell office:value-type="float" office:value="-1.475">
                <text:p>-1.4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2">
                <text:p>1982</text:p>
              </table:table-cell>
              <table:table-cell office:value-type="float" office:value="-1.51666666666667">
                <text:p>-1.516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3">
                <text:p>1983</text:p>
              </table:table-cell>
              <table:table-cell office:value-type="float" office:value="-1.46">
                <text:p>-1.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4">
                <text:p>1984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5">
                <text:p>1985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6">
                <text:p>1986</text:p>
              </table:table-cell>
              <table:table-cell office:value-type="float" office:value="-0.915">
                <text:p>-0.9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7">
                <text:p>1987</text:p>
              </table:table-cell>
              <table:table-cell office:value-type="float" office:value="-0.796666666666667">
                <text:p>-0.796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88">
                <text:p>1988</text:p>
              </table:table-cell>
              <table:table-cell office:value-type="float" office:value="-1.00333333333333">
                <text:p>-1.003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89">
                <text:p>1989</text:p>
              </table:table-cell>
              <table:table-cell office:value-type="float" office:value="-1.40833333333333">
                <text:p>-1.408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0">
                <text:p>1990</text:p>
              </table:table-cell>
              <table:table-cell office:value-type="float" office:value="-1.11666666666667">
                <text:p>-1.11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1">
                <text:p>1991</text:p>
              </table:table-cell>
              <table:table-cell office:value-type="float" office:value="-0.908333333333333">
                <text:p>-0.908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2">
                <text:p>1992</text:p>
              </table:table-cell>
              <table:table-cell office:value-type="float" office:value="-0.746666666666667">
                <text:p>-0.7466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3">
                <text:p>1993</text:p>
              </table:table-cell>
              <table:table-cell office:value-type="float" office:value="-0.331666666666667">
                <text:p>-0.331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4">
                <text:p>1994</text:p>
              </table:table-cell>
              <table:table-cell office:value-type="float" office:value="-0.0933333333333334">
                <text:p>-0.09333333333333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5">
                <text:p>1995</text:p>
              </table:table-cell>
              <table:table-cell office:value-type="float" office:value="-0.233333333333333">
                <text:p>-0.233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6">
                <text:p>1996</text:p>
              </table:table-cell>
              <table:table-cell office:value-type="float" office:value="-0.413333333333333">
                <text:p>-0.4133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7">
                <text:p>1997</text:p>
              </table:table-cell>
              <table:table-cell office:value-type="float" office:value="-0.558333333333333">
                <text:p>-0.55833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98">
                <text:p>1998</text:p>
              </table:table-cell>
              <table:table-cell office:value-type="float" office:value="-0.566666666666667">
                <text:p>-0.56666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99">
                <text:p>1999</text:p>
              </table:table-cell>
              <table:table-cell office:value-type="float" office:value="-0.413333333333333">
                <text:p>-0.4133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">
                <text:p>2000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1">
                <text:p>2001</text:p>
              </table:table-cell>
              <table:table-cell office:value-type="float" office:value="-0.256666666666666">
                <text:p>-0.2566666666666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2">
                <text:p>2002</text:p>
              </table:table-cell>
              <table:table-cell office:value-type="float" office:value="0.201666666666667">
                <text:p>0.2016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3">
                <text:p>2003</text:p>
              </table:table-cell>
              <table:table-cell office:value-type="float" office:value="0.343333333333333">
                <text:p>0.34333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4">
                <text:p>2004</text:p>
              </table:table-cell>
              <table:table-cell office:value-type="float" office:value="0.381666666666667">
                <text:p>0.381666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5">
                <text:p>200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6">
                <text:p>2006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7">
                <text:p>2007</text:p>
              </table:table-cell>
              <table:table-cell office:value-type="float" office:value="0.613333333333333">
                <text:p>0.613333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8">
                <text:p>2008</text:p>
              </table:table-cell>
              <table:table-cell office:value-type="float" office:value="0.685">
                <text:p>0.6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9">
                <text:p>2009</text:p>
              </table:table-cell>
              <table:table-cell office:value-type="float" office:value="0.673333333333333">
                <text:p>0.67333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10">
                <text:p>2010</text:p>
              </table:table-cell>
              <table:table-cell office:value-type="float" office:value="0.643333333333333">
                <text:p>0.6433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11">
                <text:p>2011</text:p>
              </table:table-cell>
              <table:table-cell office:value-type="float" office:value="0.648333333333333">
                <text:p>0.64833333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12">
                <text:p>2012</text:p>
              </table:table-cell>
              <table:table-cell office:value-type="float" office:value="0.656666666666666">
                <text:p>0.6566666666666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13">
                <text:p>2013</text:p>
              </table:table-cell>
              <table:table-cell office:value-type="float" office:value="0.551666666666667">
                <text:p>0.551666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14">
                <text:p>2014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15">
                <text:p>2015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16">
                <text:p>201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17">
                <text:p>2017</text:p>
              </table:table-cell>
              <table:table-cell office:value-type="float" office:value="1.38515151515152">
                <text:p>1.385151515151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18">
                <text:p>2018</text:p>
              </table:table-cell>
              <table:table-cell office:value-type="float" office:value="1.30681818181818">
                <text:p>1.306818181818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1920" chart:maximum="20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 style:data-style-name="N111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9cm" chart:style-name="ch2">
          <text:p>Station = 010010</text:p>
        </chart:title>
        <chart:subtitle svg:x="5.209cm" svg:y="1.354cm" chart:style-name="ch3">
          <text:p>Country= NORWAY Lat=   70.9 Long=    8.7 Height= 10</text:p>
        </chart:subtitle>
        <chart:legend svg:x="2.185cm" svg:y="2.175cm" style:legend-expansion="custom" chartooo:width="9.592cm" chartooo:height="1.499cm" style:legend-expansion-aspect-ratio="6.39893262174783" chart:style-name="ch4"/>
        <chart:plot-area chart:style-name="ch5" table:cell-range-address="Sheet1.A18:Sheet1.A115 Sheet1.C17:Sheet1.C115 Sheet1.E17:Sheet1.E115" chart:data-source-has-labels="row" svg:x="1.337cm" svg:y="2.175cm" svg:width="17.84cm" svg:height="9.191cm">
          <chartooo:coordinate-region svg:x="2.604cm" svg:y="2.329cm" svg:width="16.165cm" svg:height="8.884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C18:Sheet1.C115" chart:label-cell-address="Sheet1.C17:Sheet1.C17" chart:class="chart:scatter">
            <chart:domain table:cell-range-address="Sheet1.A18:Sheet1.A115"/>
            <chart:regression-curve chart:style-name="ch12"/>
            <chart:data-point chart:repeated="44"/>
            <chart:data-point chart:style-name="ch13"/>
            <chart:data-point chart:repeated="53"/>
          </chart:series>
          <chart:series chart:style-name="ch14" chart:values-cell-range-address="Sheet1.E18:Sheet1.E115" chart:label-cell-address="Sheet1.E17:Sheet1.E17" chart:class="chart:scatter">
            <chart:data-point chart:repeated="9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Monthly Temp (Yr)</text:p>
                <draw:g>
                  <svg:desc>Sheet1.C17:Sheet1.C17</svg:desc>
                </draw:g>
              </table:table-cell>
              <table:table-cell office:value-type="string">
                <text:p>StdDev Monthly Temperature (Yr)</text:p>
                <draw:g>
                  <svg:desc>Sheet1.E17:Sheet1.E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18:Sheet1.A115</svg:desc>
                </draw:g>
              </table:table-cell>
              <table:table-cell office:value-type="float" office:value="-1.525">
                <text:p>-1.525</text:p>
                <draw:g>
                  <svg:desc>Sheet1.C18:Sheet1.C115</svg:desc>
                </draw:g>
              </table:table-cell>
              <table:table-cell office:value-type="float" office:value="4.16721511541963">
                <text:p>4.16721511541963</text:p>
                <draw:g>
                  <svg:desc>Sheet1.E18:Sheet1.E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-0.516666666666667">
                <text:p>-0.516666666666667</text:p>
              </table:table-cell>
              <table:table-cell office:value-type="float" office:value="3.63513994562003">
                <text:p>3.63513994562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-0.725">
                <text:p>-0.725</text:p>
              </table:table-cell>
              <table:table-cell office:value-type="float" office:value="3.08725385474476">
                <text:p>3.08725385474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4.11327304606868">
                <text:p>4.11327304606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0.025">
                <text:p>0.025</text:p>
              </table:table-cell>
              <table:table-cell office:value-type="float" office:value="3.8980472966952">
                <text:p>3.8980472966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3.81607445451792">
                <text:p>3.81607445451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-0.583333333333333">
                <text:p>-0.583333333333333</text:p>
              </table:table-cell>
              <table:table-cell office:value-type="float" office:value="3.93072589487057">
                <text:p>3.93072589487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-0.0333333333333334">
                <text:p>-0.0333333333333334</text:p>
              </table:table-cell>
              <table:table-cell office:value-type="float" office:value="3.1005375877956">
                <text:p>3.10053758779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0.308333333333333">
                <text:p>0.308333333333333</text:p>
              </table:table-cell>
              <table:table-cell office:value-type="float" office:value="2.69627970404115">
                <text:p>2.69627970404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4.05257120027932">
                <text:p>4.052571200279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-0.1">
                <text:p>-0.1</text:p>
              </table:table-cell>
              <table:table-cell office:value-type="float" office:value="3.96897055578991">
                <text:p>3.96897055578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3.78305632412672">
                <text:p>3.783056324126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4.13132893726447">
                <text:p>4.131328937264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0.525">
                <text:p>0.525</text:p>
              </table:table-cell>
              <table:table-cell office:value-type="float" office:value="5.09386886364382">
                <text:p>5.09386886364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-0.416666666666667">
                <text:p>-0.416666666666667</text:p>
              </table:table-cell>
              <table:table-cell office:value-type="float" office:value="3.52028752269246">
                <text:p>3.520287522692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-0.9">
                <text:p>-0.9</text:p>
              </table:table-cell>
              <table:table-cell office:value-type="float" office:value="4.8066242170193">
                <text:p>4.80662421701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-0.0583333333333332">
                <text:p>-0.0583333333333332</text:p>
              </table:table-cell>
              <table:table-cell office:value-type="float" office:value="3.89205679051656">
                <text:p>3.892056790516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0.408333333333333">
                <text:p>0.408333333333333</text:p>
              </table:table-cell>
              <table:table-cell office:value-type="float" office:value="4.22448670003681">
                <text:p>4.224486700036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0.2">
                <text:p>0.2</text:p>
              </table:table-cell>
              <table:table-cell office:value-type="float" office:value="4.11162431959129">
                <text:p>4.111624319591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-0.458333333333334">
                <text:p>-0.458333333333334</text:p>
              </table:table-cell>
              <table:table-cell office:value-type="float" office:value="4.13113639072688">
                <text:p>4.131136390726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-0.825">
                <text:p>-0.825</text:p>
              </table:table-cell>
              <table:table-cell office:value-type="float" office:value="4.67354741652906">
                <text:p>4.673547416529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-2.14166666666667">
                <text:p>-2.14166666666667</text:p>
              </table:table-cell>
              <table:table-cell office:value-type="float" office:value="5.23527516570104">
                <text:p>5.235275165701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-2.43333333333333">
                <text:p>-2.43333333333333</text:p>
              </table:table-cell>
              <table:table-cell office:value-type="float" office:value="5.24375530483352">
                <text:p>5.243755304833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-0.991666666666667">
                <text:p>-0.991666666666667</text:p>
              </table:table-cell>
              <table:table-cell office:value-type="float" office:value="4.21587008885006">
                <text:p>4.215870088850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-0.1">
                <text:p>-0.1</text:p>
              </table:table-cell>
              <table:table-cell office:value-type="float" office:value="4.10719988667351">
                <text:p>4.107199886673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0.491666666666666">
                <text:p>0.491666666666666</text:p>
              </table:table-cell>
              <table:table-cell office:value-type="float" office:value="4.18470338545546">
                <text:p>4.184703385455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-0.191666666666666">
                <text:p>-0.191666666666666</text:p>
              </table:table-cell>
              <table:table-cell office:value-type="float" office:value="4.91462720926629">
                <text:p>4.914627209266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-1.2">
                <text:p>-1.2</text:p>
              </table:table-cell>
              <table:table-cell office:value-type="float" office:value="3.73606501792753">
                <text:p>3.736065017927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-0.45">
                <text:p>-0.45</text:p>
              </table:table-cell>
              <table:table-cell office:value-type="float" office:value="3.54593236873412">
                <text:p>3.545932368734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3.9113664976307">
                <text:p>3.91136649763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1">
                <text:p>1951</text:p>
              </table:table-cell>
              <table:table-cell office:value-type="float" office:value="-1.01666666666667">
                <text:p>-1.01666666666667</text:p>
              </table:table-cell>
              <table:table-cell office:value-type="float" office:value="4.16125709444401">
                <text:p>4.16125709444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2">
                <text:p>1952</text:p>
              </table:table-cell>
              <table:table-cell office:value-type="float" office:value="-0.491666666666667">
                <text:p>-0.491666666666667</text:p>
              </table:table-cell>
              <table:table-cell office:value-type="float" office:value="3.70195484804579">
                <text:p>3.701954848045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3">
                <text:p>1953</text:p>
              </table:table-cell>
              <table:table-cell office:value-type="float" office:value="0">
                <text:p>0</text:p>
              </table:table-cell>
              <table:table-cell office:value-type="float" office:value="4.86078931113793">
                <text:p>4.860789311137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4">
                <text:p>1954</text:p>
              </table:table-cell>
              <table:table-cell office:value-type="float" office:value="-0.616666666666667">
                <text:p>-0.616666666666667</text:p>
              </table:table-cell>
              <table:table-cell office:value-type="float" office:value="3.98036849215413">
                <text:p>3.980368492154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5">
                <text:p>1955</text:p>
              </table:table-cell>
              <table:table-cell office:value-type="float" office:value="-1.46666666666667">
                <text:p>-1.46666666666667</text:p>
              </table:table-cell>
              <table:table-cell office:value-type="float" office:value="4.65331423109737">
                <text:p>4.653314231097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6">
                <text:p>1956</text:p>
              </table:table-cell>
              <table:table-cell office:value-type="float" office:value="-0.475">
                <text:p>-0.475</text:p>
              </table:table-cell>
              <table:table-cell office:value-type="float" office:value="3.11364299932936">
                <text:p>3.113642999329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7">
                <text:p>1957</text:p>
              </table:table-cell>
              <table:table-cell office:value-type="float" office:value="0.05">
                <text:p>0.05</text:p>
              </table:table-cell>
              <table:table-cell office:value-type="float" office:value="2.99104724743085">
                <text:p>2.991047247430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8">
                <text:p>1958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3.54781195907699">
                <text:p>3.547811959076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9">
                <text:p>1959</text:p>
              </table:table-cell>
              <table:table-cell office:value-type="float" office:value="-0.7">
                <text:p>-0.7</text:p>
              </table:table-cell>
              <table:table-cell office:value-type="float" office:value="3.94576873487169">
                <text:p>3.945768734871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0">
                <text:p>1960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3.54909292722248">
                <text:p>3.549092927222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1">
                <text:p>1961</text:p>
              </table:table-cell>
              <table:table-cell office:value-type="float" office:value="-0.308333333333333">
                <text:p>-0.308333333333333</text:p>
              </table:table-cell>
              <table:table-cell office:value-type="float" office:value="4.62590695448094">
                <text:p>4.625906954480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2">
                <text:p>1962</text:p>
              </table:table-cell>
              <table:table-cell office:value-type="float" office:value="-0.9">
                <text:p>-0.9</text:p>
              </table:table-cell>
              <table:table-cell office:value-type="float" office:value="3.80406481160733">
                <text:p>3.804064811607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3">
                <text:p>1963</text:p>
              </table:table-cell>
              <table:table-cell office:value-type="float" office:value="-1.2">
                <text:p>-1.2</text:p>
              </table:table-cell>
              <table:table-cell office:value-type="float" office:value="4.93595344018117">
                <text:p>4.935953440181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4">
                <text:p>1964</text:p>
              </table:table-cell>
              <table:table-cell office:value-type="float" office:value="-1.45833333333333">
                <text:p>-1.45833333333333</text:p>
              </table:table-cell>
              <table:table-cell office:value-type="float" office:value="3.74176874396766">
                <text:p>3.741768743967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5">
                <text:p>1965</text:p>
              </table:table-cell>
              <table:table-cell office:value-type="float" office:value="-1.76666666666667">
                <text:p>-1.76666666666667</text:p>
              </table:table-cell>
              <table:table-cell office:value-type="float" office:value="5.00623853231388">
                <text:p>5.006238532313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6">
                <text:p>1966</text:p>
              </table:table-cell>
              <table:table-cell office:value-type="float" office:value="-2.20833333333333">
                <text:p>-2.20833333333333</text:p>
              </table:table-cell>
              <table:table-cell office:value-type="float" office:value="5.2574550243757">
                <text:p>5.25745502437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7">
                <text:p>1967</text:p>
              </table:table-cell>
              <table:table-cell office:value-type="float" office:value="-2.425">
                <text:p>-2.425</text:p>
              </table:table-cell>
              <table:table-cell office:value-type="float" office:value="4.46076328568431">
                <text:p>4.460763285684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8">
                <text:p>1968</text:p>
              </table:table-cell>
              <table:table-cell office:value-type="float" office:value="-4.06666666666667">
                <text:p>-4.06666666666667</text:p>
              </table:table-cell>
              <table:table-cell office:value-type="float" office:value="5.74065775979996">
                <text:p>5.740657759799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9">
                <text:p>1969</text:p>
              </table:table-cell>
              <table:table-cell office:value-type="float" office:value="-3.08333333333333">
                <text:p>-3.08333333333333</text:p>
              </table:table-cell>
              <table:table-cell office:value-type="float" office:value="6.26328890270821">
                <text:p>6.263288902708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0">
                <text:p>1970</text:p>
              </table:table-cell>
              <table:table-cell office:value-type="float" office:value="-1.50833333333333">
                <text:p>-1.50833333333333</text:p>
              </table:table-cell>
              <table:table-cell office:value-type="float" office:value="4.51531904305843">
                <text:p>4.515319043058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1">
                <text:p>1971</text:p>
              </table:table-cell>
              <table:table-cell office:value-type="float" office:value="-2.53333333333333">
                <text:p>-2.53333333333333</text:p>
              </table:table-cell>
              <table:table-cell office:value-type="float" office:value="5.10371225559188">
                <text:p>5.103712255591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2">
                <text:p>1972</text:p>
              </table:table-cell>
              <table:table-cell office:value-type="float" office:value="-0.375">
                <text:p>-0.375</text:p>
              </table:table-cell>
              <table:table-cell office:value-type="float" office:value="3.65267647822052">
                <text:p>3.652676478220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3">
                <text:p>1973</text:p>
              </table:table-cell>
              <table:table-cell office:value-type="float" office:value="-2.45">
                <text:p>-2.45</text:p>
              </table:table-cell>
              <table:table-cell office:value-type="float" office:value="5.64358042380898">
                <text:p>5.643580423808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4">
                <text:p>1974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3.10057423811471">
                <text:p>3.100574238114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5">
                <text:p>1975</text:p>
              </table:table-cell>
              <table:table-cell office:value-type="float" office:value="-1.725">
                <text:p>-1.725</text:p>
              </table:table-cell>
              <table:table-cell office:value-type="float" office:value="4.34555676943285">
                <text:p>4.345556769432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6">
                <text:p>1976</text:p>
              </table:table-cell>
              <table:table-cell office:value-type="float" office:value="-0.125">
                <text:p>-0.125</text:p>
              </table:table-cell>
              <table:table-cell office:value-type="float" office:value="3.9075974948577">
                <text:p>3.90759749485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7">
                <text:p>1977</text:p>
              </table:table-cell>
              <table:table-cell office:value-type="float" office:value="-1.525">
                <text:p>-1.525</text:p>
              </table:table-cell>
              <table:table-cell office:value-type="float" office:value="4.1750612407049">
                <text:p>4.17506124070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8">
                <text:p>1978</text:p>
              </table:table-cell>
              <table:table-cell office:value-type="float" office:value="-1.66666666666667">
                <text:p>-1.66666666666667</text:p>
              </table:table-cell>
              <table:table-cell office:value-type="float" office:value="4.88193950529227">
                <text:p>4.881939505292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9">
                <text:p>1979</text:p>
              </table:table-cell>
              <table:table-cell office:value-type="float" office:value="-1.4">
                <text:p>-1.4</text:p>
              </table:table-cell>
              <table:table-cell office:value-type="float" office:value="4.51462270647484">
                <text:p>4.514622706474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0">
                <text:p>1980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4.02138224389515">
                <text:p>4.021382243895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1">
                <text:p>1981</text:p>
              </table:table-cell>
              <table:table-cell office:value-type="float" office:value="-1.95">
                <text:p>-1.95</text:p>
              </table:table-cell>
              <table:table-cell office:value-type="float" office:value="4.15418737267263">
                <text:p>4.154187372672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2">
                <text:p>1982</text:p>
              </table:table-cell>
              <table:table-cell office:value-type="float" office:value="-1.73333333333333">
                <text:p>-1.73333333333333</text:p>
              </table:table-cell>
              <table:table-cell office:value-type="float" office:value="4.06455484162855">
                <text:p>4.064554841628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3">
                <text:p>1983</text:p>
              </table:table-cell>
              <table:table-cell office:value-type="float" office:value="-1.38333333333333">
                <text:p>-1.38333333333333</text:p>
              </table:table-cell>
              <table:table-cell office:value-type="float" office:value="3.69418051764795">
                <text:p>3.694180517647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4">
                <text:p>1984</text:p>
              </table:table-cell>
              <table:table-cell office:value-type="float" office:value="0.7">
                <text:p>0.7</text:p>
              </table:table-cell>
              <table:table-cell office:value-type="float" office:value="2.76241001498856">
                <text:p>2.762410014988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5">
                <text:p>1985</text:p>
              </table:table-cell>
              <table:table-cell office:value-type="float" office:value="-1.33333333333333">
                <text:p>-1.33333333333333</text:p>
              </table:table-cell>
              <table:table-cell office:value-type="float" office:value="4.20072143876032">
                <text:p>4.200721438760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6">
                <text:p>1986</text:p>
              </table:table-cell>
              <table:table-cell office:value-type="float" office:value="-0.825">
                <text:p>-0.825</text:p>
              </table:table-cell>
              <table:table-cell office:value-type="float" office:value="3.85041320096711">
                <text:p>3.850413200967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7">
                <text:p>1987</text:p>
              </table:table-cell>
              <table:table-cell office:value-type="float" office:value="-1.14166666666667">
                <text:p>-1.14166666666667</text:p>
              </table:table-cell>
              <table:table-cell office:value-type="float" office:value="5.17168133964071">
                <text:p>5.171681339640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88">
                <text:p>1988</text:p>
              </table:table-cell>
              <table:table-cell office:value-type="float" office:value="-2.41666666666667">
                <text:p>-2.41666666666667</text:p>
              </table:table-cell>
              <table:table-cell office:value-type="float" office:value="5.48582194609362">
                <text:p>5.485821946093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89">
                <text:p>1989</text:p>
              </table:table-cell>
              <table:table-cell office:value-type="float" office:value="-1.325">
                <text:p>-1.325</text:p>
              </table:table-cell>
              <table:table-cell office:value-type="float" office:value="4.49770143315652">
                <text:p>4.497701433156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0">
                <text:p>1990</text:p>
              </table:table-cell>
              <table:table-cell office:value-type="float" office:value="0.125">
                <text:p>0.125</text:p>
              </table:table-cell>
              <table:table-cell office:value-type="float" office:value="4.13612137152671">
                <text:p>4.136121371526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1">
                <text:p>1991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3.41782315977804">
                <text:p>3.417823159778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2">
                <text:p>1992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3.94031224727947">
                <text:p>3.940312247279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3">
                <text:p>1993</text:p>
              </table:table-cell>
              <table:table-cell office:value-type="float" office:value="-0.341666666666667">
                <text:p>-0.341666666666667</text:p>
              </table:table-cell>
              <table:table-cell office:value-type="float" office:value="3.82253089251643">
                <text:p>3.822530892516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4">
                <text:p>1994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3.40062382868826">
                <text:p>3.400623828688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5">
                <text:p>1995</text:p>
              </table:table-cell>
              <table:table-cell office:value-type="float" office:value="-0.575">
                <text:p>-0.575</text:p>
              </table:table-cell>
              <table:table-cell office:value-type="float" office:value="3.28830572566703">
                <text:p>3.288305725667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6">
                <text:p>1996</text:p>
              </table:table-cell>
              <table:table-cell office:value-type="float" office:value="-0.683333333333333">
                <text:p>-0.683333333333333</text:p>
              </table:table-cell>
              <table:table-cell office:value-type="float" office:value="3.94204223337307">
                <text:p>3.942042233373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7">
                <text:p>1997</text:p>
              </table:table-cell>
              <table:table-cell office:value-type="float" office:value="-1.05833333333333">
                <text:p>-1.05833333333333</text:p>
              </table:table-cell>
              <table:table-cell office:value-type="float" office:value="4.1635776428306">
                <text:p>4.16357764283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98">
                <text:p>1998</text:p>
              </table:table-cell>
              <table:table-cell office:value-type="float" office:value="-0.383333333333333">
                <text:p>-0.383333333333333</text:p>
              </table:table-cell>
              <table:table-cell office:value-type="float" office:value="4.45886926826916">
                <text:p>4.458869268269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99">
                <text:p>1999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3.70781320833167">
                <text:p>3.707813208331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">
                <text:p>2000</text:p>
              </table:table-cell>
              <table:table-cell office:value-type="float" office:value="-0.108333333333333">
                <text:p>-0.108333333333333</text:p>
              </table:table-cell>
              <table:table-cell office:value-type="float" office:value="4.36836943437154">
                <text:p>4.368369434371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1">
                <text:p>2001</text:p>
              </table:table-cell>
              <table:table-cell office:value-type="float" office:value="-0.366666666666667">
                <text:p>-0.366666666666667</text:p>
              </table:table-cell>
              <table:table-cell office:value-type="float" office:value="4.46630482478288">
                <text:p>4.466304824782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2">
                <text:p>2002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4.31579200217765">
                <text:p>4.315792002177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3">
                <text:p>2003</text:p>
              </table:table-cell>
              <table:table-cell office:value-type="float" office:value="0.325">
                <text:p>0.325</text:p>
              </table:table-cell>
              <table:table-cell office:value-type="float" office:value="4.32710799915644">
                <text:p>4.327107999156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4">
                <text:p>2004</text:p>
              </table:table-cell>
              <table:table-cell office:value-type="float" office:value="0.825">
                <text:p>0.825</text:p>
              </table:table-cell>
              <table:table-cell office:value-type="float" office:value="4.17397238305975">
                <text:p>4.173972383059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5">
                <text:p>2005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3.3257489473209">
                <text:p>3.32574894732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6">
                <text:p>2006</text:p>
              </table:table-cell>
              <table:table-cell office:value-type="float" office:value="0.941666666666666">
                <text:p>0.941666666666666</text:p>
              </table:table-cell>
              <table:table-cell office:value-type="float" office:value="3.29557784513328">
                <text:p>3.295577845133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7">
                <text:p>2007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3.56866624775683">
                <text:p>3.568666247756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8">
                <text:p>2008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4.03188052973555">
                <text:p>4.031880529735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9">
                <text:p>2009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3.87118335991213">
                <text:p>3.871183359912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10">
                <text:p>2010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3.99040515904505">
                <text:p>3.990405159045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11">
                <text:p>2011</text:p>
              </table:table-cell>
              <table:table-cell office:value-type="float" office:value="0.966666666666666">
                <text:p>0.966666666666666</text:p>
              </table:table-cell>
              <table:table-cell office:value-type="float" office:value="3.87822202311911">
                <text:p>3.878222023119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12">
                <text:p>2012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3.14377692168725">
                <text:p>3.143776921687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13">
                <text:p>2013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4.25450741371235">
                <text:p>4.254507413712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14">
                <text:p>2014</text:p>
              </table:table-cell>
              <table:table-cell office:value-type="float" office:value="1.88333333333333">
                <text:p>1.88333333333333</text:p>
              </table:table-cell>
              <table:table-cell office:value-type="float" office:value="3.74647308892785">
                <text:p>3.746473088927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15">
                <text:p>2015</text:p>
              </table:table-cell>
              <table:table-cell office:value-type="float" office:value="0.908333333333333">
                <text:p>0.908333333333333</text:p>
              </table:table-cell>
              <table:table-cell office:value-type="float" office:value="3.8622787276033">
                <text:p>3.86227872760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16">
                <text:p>2016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3.79984050701972">
                <text:p>3.799840507019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17">
                <text:p>2017</text:p>
              </table:table-cell>
              <table:table-cell office:value-type="float" office:value="1.80909090909091">
                <text:p>1.80909090909091</text:p>
              </table:table-cell>
              <table:table-cell office:value-type="float" office:value="4.56277427569117">
                <text:p>4.562774275691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18">
                <text:p>2018</text:p>
              </table:table-cell>
              <table:table-cell office:value-type="float" office:value="-0.233333333333333">
                <text:p>-0.233333333333333</text:p>
              </table:table-cell>
              <table:table-cell office:value-type="float" office:value="1.46401275039985">
                <text:p>1.4640127503998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